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94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6.371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177cm"/>
    </style:style>
    <style:style style:name="co7" style:family="table-column">
      <style:table-column-properties fo:break-before="auto" style:column-width="2.215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4cm" fo:break-before="auto" style:use-optimal-row-height="true"/>
    </style:style>
    <style:style style:name="ro3" style:family="table-row">
      <style:table-row-properties style:row-height="1.19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1cm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fo:border="0.011cm solid #1a1a1a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66cc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66cc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66cc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cc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993" table:default-cell-style-name="Default"/>
        <table:table-row table:style-name="ro1">
          <table:table-cell table:style-name="ce1" office:value-type="string">
            <text:p>Sr. no.</text:p>
          </table:table-cell>
          <table:table-cell table:style-name="ce1" office:value-type="string">
            <text:p>Reg. no.</text:p>
          </table:table-cell>
          <table:table-cell table:style-name="ce1" office:value-type="string">
            <text:p>Name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5">
            <text:p>1.5</text:p>
          </table:table-cell>
          <table:table-cell table:style-name="ce4" office:value-type="string">
            <text:p>1.tot</text:p>
          </table:table-cell>
          <table:table-cell table:style-name="ce7" office:value-type="float" office:value="2.1">
            <text:p>2.1</text:p>
          </table:table-cell>
          <table:table-cell table:style-name="ce7" office:value-type="float" office:value="2.2">
            <text:p>2.2</text:p>
          </table:table-cell>
          <table:table-cell table:style-name="ce7" office:value-type="float" office:value="2.3">
            <text:p>2.3</text:p>
          </table:table-cell>
          <table:table-cell table:style-name="ce7" office:value-type="float" office:value="2.4">
            <text:p>2.4</text:p>
          </table:table-cell>
          <table:table-cell table:style-name="ce7" office:value-type="float" office:value="2.5">
            <text:p>2.5</text:p>
          </table:table-cell>
          <table:table-cell table:style-name="ce7" office:value-type="string">
            <text:p>2.tot</text:p>
          </table:table-cell>
          <table:table-cell table:style-name="ce10" office:value-type="float" office:value="3.1">
            <text:p>3.1</text:p>
          </table:table-cell>
          <table:table-cell table:style-name="ce10" office:value-type="float" office:value="3.2">
            <text:p>3.2</text:p>
          </table:table-cell>
          <table:table-cell table:style-name="ce10" office:value-type="float" office:value="3.3">
            <text:p>3.3</text:p>
          </table:table-cell>
          <table:table-cell table:style-name="ce10" office:value-type="float" office:value="3.4">
            <text:p>3.4</text:p>
          </table:table-cell>
          <table:table-cell table:style-name="ce10" office:value-type="float" office:value="3.5">
            <text:p>3.5</text:p>
          </table:table-cell>
          <table:table-cell table:style-name="ce10" office:value-type="string">
            <text:p>3.tot</text:p>
          </table:table-cell>
          <table:table-cell table:style-name="ce13" office:value-type="float" office:value="4.1">
            <text:p>4.1</text:p>
          </table:table-cell>
          <table:table-cell table:style-name="ce13" office:value-type="float" office:value="4.2">
            <text:p>4.2</text:p>
          </table:table-cell>
          <table:table-cell table:style-name="ce13" office:value-type="float" office:value="4.3">
            <text:p>4.3</text:p>
          </table:table-cell>
          <table:table-cell table:style-name="ce13" office:value-type="float" office:value="4.4">
            <text:p>4.4</text:p>
          </table:table-cell>
          <table:table-cell table:style-name="ce13" office:value-type="float" office:value="4.5">
            <text:p>4.5</text:p>
          </table:table-cell>
          <table:table-cell table:style-name="ce13" office:value-type="float" office:value="4.6">
            <text:p>4.6</text:p>
          </table:table-cell>
          <table:table-cell table:style-name="ce13" office:value-type="float" office:value="4.7">
            <text:p>4.7</text:p>
          </table:table-cell>
          <table:table-cell table:style-name="ce13" office:value-type="string">
            <text:p>4.tot</text:p>
          </table:table-cell>
          <table:table-cell table:style-name="ce1" office:value-type="string">
            <text:p>Total</text:p>
          </table:table-cell>
          <table:table-cell table:style-name="ce10" office:value-type="string">
            <text:p>Selected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table:formula="of:=CONCATENATE(&quot;R&quot;; [.A2])" office:value-type="string" office:string-value="R1">
            <text:p>R1</text:p>
          </table:table-cell>
          <table:table-cell table:style-name="ce3" table:formula="of:=CONCATENATE(&quot;Name&quot;; [.A2]; [.B2])" office:value-type="string" office:string-value="Name1R1">
            <text:p>Name1R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formula="of:=SUM([.D2:.H2])" office:value-type="float" office:value="14">
            <text:p>14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2:.N2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table:formula="of:=SUM([.P2:.T2])" office:value-type="float" office:value="10">
            <text:p>10</text:p>
          </table:table-cell>
          <table:table-cell table:style-name="ce13" office:value-type="string">
            <text:p>NA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table:formula="of:=SUM([.V2:.AB2])" office:value-type="float" office:value="6">
            <text:p>6</text:p>
          </table:table-cell>
          <table:table-cell table:style-name="ce4" table:formula="of:=[.I2]+[.O2]+[.U2]+[.AC2]" office:value-type="float" office:value="30">
            <text:p>30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2]+1" office:value-type="float" office:value="2">
            <text:p>2</text:p>
          </table:table-cell>
          <table:table-cell table:style-name="ce3" table:formula="of:=CONCATENATE(&quot;R&quot;; [.A3])" office:value-type="string" office:string-value="R2">
            <text:p>R2</text:p>
          </table:table-cell>
          <table:table-cell table:style-name="ce3" table:formula="of:=CONCATENATE(&quot;Name&quot;; [.A3]; [.B3])" office:value-type="string" office:string-value="Name2R2">
            <text:p>Name2R2</text:p>
          </table:table-cell>
          <table:table-cell table:number-columns-repeated="2" table:style-name="ce4" office:value-type="string">
            <text:p>NA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3:.H3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table:formula="of:=SUM([.J3:.N3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SUM([.P3:.T3])" office:value-type="float" office:value="6">
            <text:p>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 table:formula="of:=SUM([.V3:.AB3])" office:value-type="float" office:value="4.5">
            <text:p>4.5</text:p>
          </table:table-cell>
          <table:table-cell table:style-name="ce4" table:formula="of:=[.I3]+[.O3]+[.U3]+[.AC3]" office:value-type="float" office:value="11.5">
            <text:p>11.5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3]+1" office:value-type="float" office:value="3">
            <text:p>3</text:p>
          </table:table-cell>
          <table:table-cell table:style-name="ce3" table:formula="of:=CONCATENATE(&quot;R&quot;; [.A4])" office:value-type="string" office:string-value="R3">
            <text:p>R3</text:p>
          </table:table-cell>
          <table:table-cell table:style-name="ce3" table:formula="of:=CONCATENATE(&quot;Name&quot;; [.A4]; [.B4])" office:value-type="string" office:string-value="Name3R3">
            <text:p>Name3R3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4:.H4])" office:value-type="float" office:value="0">
            <text:p>0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4:.N4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0" table:formula="of:=SUM([.P4:.T4])" office:value-type="float" office:value="11.5">
            <text:p>11.5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4">
            <text:p>4</text:p>
          </table:table-cell>
          <table:table-cell table:number-columns-repeated="3" table:style-name="ce13" office:value-type="string">
            <text:p>NA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style-name="ce13" table:formula="of:=SUM([.V4:.AB4])" office:value-type="float" office:value="10">
            <text:p>10</text:p>
          </table:table-cell>
          <table:table-cell table:style-name="ce4" table:formula="of:=[.I4]+[.O4]+[.U4]+[.AC4]" office:value-type="float" office:value="21.5">
            <text:p>21.5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4]+1" office:value-type="float" office:value="4">
            <text:p>4</text:p>
          </table:table-cell>
          <table:table-cell table:style-name="ce3" table:formula="of:=CONCATENATE(&quot;R&quot;; [.A5])" office:value-type="string" office:string-value="R4">
            <text:p>R4</text:p>
          </table:table-cell>
          <table:table-cell table:style-name="ce3" table:formula="of:=CONCATENATE(&quot;Name&quot;; [.A5]; [.B5])" office:value-type="string" office:string-value="Name4R4">
            <text:p>Name4R4</text:p>
          </table:table-cell>
          <table:table-cell table:style-name="ce4" office:value-type="string">
            <text:p>NA</text:p>
          </table:table-cell>
          <table:table-cell table:style-name="ce4" office:value-type="float" office:value="5">
            <text:p>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formula="of:=SUM([.D5:.H5])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number-columns-repeated="3"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table:formula="of:=SUM([.J5:.N5])" office:value-type="float" office:value="5">
            <text:p>5</text:p>
          </table:table-cell>
          <table:table-cell table:style-name="ce10" office:value-type="string">
            <text:p>NA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table:formula="of:=SUM([.P5:.T5])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table:formula="of:=SUM([.V5:.AB5])" office:value-type="float" office:value="0">
            <text:p>0</text:p>
          </table:table-cell>
          <table:table-cell table:style-name="ce4" table:formula="of:=[.I5]+[.O5]+[.U5]+[.AC5]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5]+1" office:value-type="float" office:value="5">
            <text:p>5</text:p>
          </table:table-cell>
          <table:table-cell table:style-name="ce3" table:formula="of:=CONCATENATE(&quot;R&quot;; [.A6])" office:value-type="string" office:string-value="R5">
            <text:p>R5</text:p>
          </table:table-cell>
          <table:table-cell table:style-name="ce3" table:formula="of:=CONCATENATE(&quot;Name&quot;; [.A6]; [.B6])" office:value-type="string" office:string-value="Name5R5">
            <text:p>Name5R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formula="of:=SUM([.D6:.H6])" office:value-type="float" office:value="1">
            <text:p>1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6:.N6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table:formula="of:=SUM([.P6:.T6])" office:value-type="float" office:value="6">
            <text:p>6</text:p>
          </table:table-cell>
          <table:table-cell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table:formula="of:=SUM([.V6:.AB6])" office:value-type="float" office:value="2">
            <text:p>2</text:p>
          </table:table-cell>
          <table:table-cell table:style-name="ce4" table:formula="of:=[.I6]+[.O6]+[.U6]+[.AC6]" office:value-type="float" office:value="9">
            <text:p>9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6]+1" office:value-type="float" office:value="6">
            <text:p>6</text:p>
          </table:table-cell>
          <table:table-cell table:style-name="ce3" table:formula="of:=CONCATENATE(&quot;R&quot;; [.A7])" office:value-type="string" office:string-value="R6">
            <text:p>R6</text:p>
          </table:table-cell>
          <table:table-cell table:style-name="ce3" table:formula="of:=CONCATENATE(&quot;Name&quot;; [.A7]; [.B7])" office:value-type="string" office:string-value="Name6R6">
            <text:p>Name6R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7:.H7])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table:formula="of:=SUM([.J7:.N7])"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2"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table:formula="of:=SUM([.P7:.T7])" office:value-type="float" office:value="0">
            <text:p>0</text:p>
          </table:table-cell>
          <table:table-cell table:number-columns-repeated="5" table:style-name="ce13" office:value-type="string">
            <text:p>NA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0">
            <text:p>0</text:p>
          </table:table-cell>
          <table:table-cell table:style-name="ce13" table:formula="of:=SUM([.V7:.AB7])" office:value-type="float" office:value="0.5">
            <text:p>0.5</text:p>
          </table:table-cell>
          <table:table-cell table:style-name="ce4" table:formula="of:=[.I7]+[.O7]+[.U7]+[.AC7]" office:value-type="float" office:value="8.5">
            <text:p>8.5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7]+1" office:value-type="float" office:value="7">
            <text:p>7</text:p>
          </table:table-cell>
          <table:table-cell table:style-name="ce3" table:formula="of:=CONCATENATE(&quot;R&quot;; [.A8])" office:value-type="string" office:string-value="R7">
            <text:p>R7</text:p>
          </table:table-cell>
          <table:table-cell table:style-name="ce3" table:formula="of:=CONCATENATE(&quot;Name&quot;; [.A8]; [.B8])" office:value-type="string" office:string-value="Name7R7">
            <text:p>Name7R7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formula="of:=SUM([.D8:.H8])" office:value-type="float" office:value="15">
            <text:p>15</text:p>
          </table:table-cell>
          <table:table-cell table:style-name="ce7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table:formula="of:=SUM([.J8:.N8])" office:value-type="float" office:value="1">
            <text:p>1</text:p>
          </table:table-cell>
          <table:table-cell table:number-columns-repeated="4" table:style-name="ce10" office:value-type="string">
            <text:p>NA</text:p>
          </table:table-cell>
          <table:table-cell table:style-name="ce10" office:value-type="float" office:value="2.5">
            <text:p>2.5</text:p>
          </table:table-cell>
          <table:table-cell table:style-name="ce10" table:formula="of:=SUM([.P8:.T8])" office:value-type="float" office:value="2.5">
            <text:p>2.5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8:.AB8])" office:value-type="float" office:value="0">
            <text:p>0</text:p>
          </table:table-cell>
          <table:table-cell table:style-name="ce4" table:formula="of:=[.I8]+[.O8]+[.U8]+[.AC8]" office:value-type="float" office:value="18.5">
            <text:p>18.5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8]+1" office:value-type="float" office:value="8">
            <text:p>8</text:p>
          </table:table-cell>
          <table:table-cell table:style-name="ce3" table:formula="of:=CONCATENATE(&quot;R&quot;; [.A9])" office:value-type="string" office:string-value="R8">
            <text:p>R8</text:p>
          </table:table-cell>
          <table:table-cell table:style-name="ce3" table:formula="of:=CONCATENATE(&quot;Name&quot;; [.A9]; [.B9])" office:value-type="string" office:string-value="Name8R8">
            <text:p>Name8R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formula="of:=SUM([.D9:.H9])" office:value-type="float" office:value="1">
            <text:p>1</text:p>
          </table:table-cell>
          <table:table-cell table:number-columns-repeated="4"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table:formula="of:=SUM([.J9:.N9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.5">
            <text:p>4.5</text:p>
          </table:table-cell>
          <table:table-cell table:style-name="ce10" office:value-type="float" office:value="0">
            <text:p>0</text:p>
          </table:table-cell>
          <table:table-cell table:style-name="ce10" table:formula="of:=SUM([.P9:.T9])" office:value-type="float" office:value="6.5">
            <text:p>6.5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.5">
            <text:p>2.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SUM([.V9:.AB9])" office:value-type="float" office:value="2.5">
            <text:p>2.5</text:p>
          </table:table-cell>
          <table:table-cell table:style-name="ce4" table:formula="of:=[.I9]+[.O9]+[.U9]+[.AC9]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9]+1" office:value-type="float" office:value="9">
            <text:p>9</text:p>
          </table:table-cell>
          <table:table-cell table:style-name="ce3" table:formula="of:=CONCATENATE(&quot;R&quot;; [.A10])" office:value-type="string" office:string-value="R9">
            <text:p>R9</text:p>
          </table:table-cell>
          <table:table-cell table:style-name="ce3" table:formula="of:=CONCATENATE(&quot;Name&quot;; [.A10]; [.B10])" office:value-type="string" office:string-value="Name9R9">
            <text:p>Name9R9</text:p>
          </table:table-cell>
          <table:table-cell table:number-columns-repeated="2" table:style-name="ce4" office:value-type="float" office:value="5">
            <text:p>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formula="of:=SUM([.D10:.H10])" office:value-type="float" office:value="10">
            <text:p>10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0:.N10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table:formula="of:=SUM([.P10:.T10])" office:value-type="float" office:value="8">
            <text:p>8</text:p>
          </table:table-cell>
          <table:table-cell table:number-columns-repeated="3" table:style-name="ce13" office:value-type="string">
            <text:p>NA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 table:formula="of:=SUM([.V10:.AB10])" office:value-type="float" office:value="4.5">
            <text:p>4.5</text:p>
          </table:table-cell>
          <table:table-cell table:style-name="ce4" table:formula="of:=[.I10]+[.O10]+[.U10]+[.AC10]" office:value-type="float" office:value="22.5">
            <text:p>22.5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10]+1" office:value-type="float" office:value="10">
            <text:p>10</text:p>
          </table:table-cell>
          <table:table-cell table:style-name="ce3" table:formula="of:=CONCATENATE(&quot;R&quot;; [.A11])" office:value-type="string" office:string-value="R10">
            <text:p>R10</text:p>
          </table:table-cell>
          <table:table-cell table:style-name="ce3" table:formula="of:=CONCATENATE(&quot;Name&quot;; [.A11]; [.B11])" office:value-type="string" office:string-value="Name10R10">
            <text:p>Name10R1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formula="of:=SUM([.D11:.H11])" office:value-type="float" office:value="11">
            <text:p>1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table:formula="of:=SUM([.J11:.N11])" office:value-type="float" office:value="2">
            <text:p>2</text:p>
          </table:table-cell>
          <table:table-cell table:number-columns-repeated="5" table:style-name="ce10" office:value-type="string">
            <text:p>NA</text:p>
          </table:table-cell>
          <table:table-cell table:style-name="ce10" table:formula="of:=SUM([.P11:.T11])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2">
            <text:p>2</text:p>
          </table:table-cell>
          <table:table-cell table:style-name="ce13" table:formula="of:=SUM([.V11:.AB11])" office:value-type="float" office:value="2">
            <text:p>2</text:p>
          </table:table-cell>
          <table:table-cell table:style-name="ce4" table:formula="of:=[.I11]+[.O11]+[.U11]+[.AC11]" office:value-type="float" office:value="15">
            <text:p>15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11]+1" office:value-type="float" office:value="11">
            <text:p>11</text:p>
          </table:table-cell>
          <table:table-cell table:style-name="ce3" table:formula="of:=CONCATENATE(&quot;R&quot;; [.A12])" office:value-type="string" office:string-value="R11">
            <text:p>R11</text:p>
          </table:table-cell>
          <table:table-cell table:style-name="ce3" table:formula="of:=CONCATENATE(&quot;Name&quot;; [.A12]; [.B12])" office:value-type="string" office:string-value="Name11R11">
            <text:p>Name11R1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12:.H12])" office:value-type="float" office:value="2">
            <text:p>2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string">
            <text:p>NA</text:p>
          </table:table-cell>
          <table:table-cell table:style-name="ce7" table:formula="of:=SUM([.J12:.N12])" office:value-type="float" office:value="2">
            <text:p>2</text:p>
          </table:table-cell>
          <table:table-cell table:number-columns-repeated="5" table:style-name="ce10" office:value-type="string">
            <text:p>NA</text:p>
          </table:table-cell>
          <table:table-cell table:style-name="ce10" table:formula="of:=SUM([.P12:.T12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1">
            <text:p>1</text:p>
          </table:table-cell>
          <table:table-cell table:style-name="ce13" table:formula="of:=SUM([.V12:.AB12])" office:value-type="float" office:value="1">
            <text:p>1</text:p>
          </table:table-cell>
          <table:table-cell table:style-name="ce4" table:formula="of:=[.I12]+[.O12]+[.U12]+[.AC12]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12]+1" office:value-type="float" office:value="12">
            <text:p>12</text:p>
          </table:table-cell>
          <table:table-cell table:style-name="ce3" table:formula="of:=CONCATENATE(&quot;R&quot;; [.A13])" office:value-type="string" office:string-value="R12">
            <text:p>R12</text:p>
          </table:table-cell>
          <table:table-cell table:style-name="ce3" table:formula="of:=CONCATENATE(&quot;Name&quot;; [.A13]; [.B13])" office:value-type="string" office:string-value="Name12R12">
            <text:p>Name12R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formula="of:=SUM([.D13:.H13])" office:value-type="float" office:value="2">
            <text:p>2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3:.N13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3:.T13])" office:value-type="float" office:value="13.5">
            <text:p>13.5</text:p>
          </table:table-cell>
          <table:table-cell table:style-name="ce13" office:value-type="string">
            <text:p>NA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3">
            <text:p>3</text:p>
          </table:table-cell>
          <table:table-cell table:style-name="ce13" table:formula="of:=SUM([.V13:.AB13])" office:value-type="float" office:value="12.5">
            <text:p>12.5</text:p>
          </table:table-cell>
          <table:table-cell table:style-name="ce4" table:formula="of:=[.I13]+[.O13]+[.U13]+[.AC13]" office:value-type="float" office:value="28">
            <text:p>28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13]+1" office:value-type="float" office:value="13">
            <text:p>13</text:p>
          </table:table-cell>
          <table:table-cell table:style-name="ce3" table:formula="of:=CONCATENATE(&quot;R&quot;; [.A14])" office:value-type="string" office:string-value="R13">
            <text:p>R13</text:p>
          </table:table-cell>
          <table:table-cell table:style-name="ce3" table:formula="of:=CONCATENATE(&quot;Name&quot;; [.A14]; [.B14])" office:value-type="string" office:string-value="Name13R13">
            <text:p>Name13R13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14:.H14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 table:style-name="ce7" office:value-type="string">
            <text:p>NA</text:p>
          </table:table-cell>
          <table:table-cell table:style-name="ce7" table:formula="of:=SUM([.J14:.N14])" office:value-type="float" office:value="0">
            <text:p>0</text:p>
          </table:table-cell>
          <table:table-cell table:number-columns-repeated="5" table:style-name="ce10" office:value-type="string">
            <text:p>NA</text:p>
          </table:table-cell>
          <table:table-cell table:style-name="ce10" table:formula="of:=SUM([.P14:.T14])" office:value-type="float" office:value="0">
            <text:p>0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14:.AB14])" office:value-type="float" office:value="0">
            <text:p>0</text:p>
          </table:table-cell>
          <table:table-cell table:style-name="ce4" table:formula="of:=[.I14]+[.O14]+[.U14]+[.AC14]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14]+1" office:value-type="float" office:value="14">
            <text:p>14</text:p>
          </table:table-cell>
          <table:table-cell table:style-name="ce3" table:formula="of:=CONCATENATE(&quot;R&quot;; [.A15])" office:value-type="string" office:string-value="R14">
            <text:p>R14</text:p>
          </table:table-cell>
          <table:table-cell table:style-name="ce3" table:formula="of:=CONCATENATE(&quot;Name&quot;; [.A15]; [.B15])" office:value-type="string" office:string-value="Name14R14">
            <text:p>Name14R14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15:.H15])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table:formula="of:=SUM([.J15:.N15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table:formula="of:=SUM([.P15:.T15])" office:value-type="float" office:value="3">
            <text:p>3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table:formula="of:=SUM([.V15:.AB15])" office:value-type="float" office:value="4">
            <text:p>4</text:p>
          </table:table-cell>
          <table:table-cell table:style-name="ce4" table:formula="of:=[.I15]+[.O15]+[.U15]+[.AC15]" office:value-type="float" office:value="7">
            <text:p>7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15]+1" office:value-type="float" office:value="15">
            <text:p>15</text:p>
          </table:table-cell>
          <table:table-cell table:style-name="ce3" table:formula="of:=CONCATENATE(&quot;R&quot;; [.A16])" office:value-type="string" office:string-value="R15">
            <text:p>R15</text:p>
          </table:table-cell>
          <table:table-cell table:style-name="ce3" table:formula="of:=CONCATENATE(&quot;Name&quot;; [.A16]; [.B16])" office:value-type="string" office:string-value="Name15R15">
            <text:p>Name15R1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formula="of:=SUM([.D16:.H16])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table:formula="of:=SUM([.J16:.N16])" office:value-type="float" office:value="5">
            <text:p>5</text:p>
          </table:table-cell>
          <table:table-cell table:number-columns-repeated="5" table:style-name="ce10" office:value-type="string">
            <text:p>NA</text:p>
          </table:table-cell>
          <table:table-cell table:style-name="ce10" table:formula="of:=SUM([.P16:.T16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SUM([.V16:.AB16])" office:value-type="float" office:value="0">
            <text:p>0</text:p>
          </table:table-cell>
          <table:table-cell table:style-name="ce4" table:formula="of:=[.I16]+[.O16]+[.U16]+[.AC16]" office:value-type="float" office:value="15">
            <text:p>15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16]+1" office:value-type="float" office:value="16">
            <text:p>16</text:p>
          </table:table-cell>
          <table:table-cell table:style-name="ce3" table:formula="of:=CONCATENATE(&quot;R&quot;; [.A17])" office:value-type="string" office:string-value="R16">
            <text:p>R16</text:p>
          </table:table-cell>
          <table:table-cell table:style-name="ce3" table:formula="of:=CONCATENATE(&quot;Name&quot;; [.A17]; [.B17])" office:value-type="string" office:string-value="Name16R16">
            <text:p>Name16R1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17:.H17])" office:value-type="float" office:value="1">
            <text:p>1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7:.N17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table:formula="of:=SUM([.P17:.T17])" office:value-type="float" office:value="6">
            <text:p>6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table:formula="of:=SUM([.V17:.AB17])" office:value-type="float" office:value="1">
            <text:p>1</text:p>
          </table:table-cell>
          <table:table-cell table:style-name="ce4" table:formula="of:=[.I17]+[.O17]+[.U17]+[.AC17]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17]+1" office:value-type="float" office:value="17">
            <text:p>17</text:p>
          </table:table-cell>
          <table:table-cell table:style-name="ce3" table:formula="of:=CONCATENATE(&quot;R&quot;; [.A18])" office:value-type="string" office:string-value="R17">
            <text:p>R17</text:p>
          </table:table-cell>
          <table:table-cell table:style-name="ce3" table:formula="of:=CONCATENATE(&quot;Name&quot;; [.A18]; [.B18])" office:value-type="string" office:string-value="Name17R17">
            <text:p>Name17R1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formula="of:=SUM([.D18:.H18])" office:value-type="float" office:value="2">
            <text:p>2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8:.N18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table:formula="of:=SUM([.P18:.T18])" office:value-type="float" office:value="9">
            <text:p>9</text:p>
          </table:table-cell>
          <table:table-cell table:number-columns-repeated="2" table:style-name="ce13" office:value-type="string">
            <text:p>NA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0">
            <text:p>0</text:p>
          </table:table-cell>
          <table:table-cell table:style-name="ce13" table:formula="of:=SUM([.V18:.AB18])" office:value-type="float" office:value="1.5">
            <text:p>1.5</text:p>
          </table:table-cell>
          <table:table-cell table:style-name="ce4" table:formula="of:=[.I18]+[.O18]+[.U18]+[.AC18]" office:value-type="float" office:value="12.5">
            <text:p>12.5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18]+1" office:value-type="float" office:value="18">
            <text:p>18</text:p>
          </table:table-cell>
          <table:table-cell table:style-name="ce3" table:formula="of:=CONCATENATE(&quot;R&quot;; [.A19])" office:value-type="string" office:string-value="R18">
            <text:p>R18</text:p>
          </table:table-cell>
          <table:table-cell table:style-name="ce3" table:formula="of:=CONCATENATE(&quot;Name&quot;; [.A19]; [.B19])" office:value-type="string" office:string-value="Name18R18">
            <text:p>Name18R18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formula="of:=SUM([.D19:.H19])" office:value-type="float" office:value="5">
            <text:p>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9:.N19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SUM([.P19:.T19])" office:value-type="float" office:value="6">
            <text:p>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table:formula="of:=SUM([.V19:.AB19])" office:value-type="float" office:value="1">
            <text:p>1</text:p>
          </table:table-cell>
          <table:table-cell table:style-name="ce4" table:formula="of:=[.I19]+[.O19]+[.U19]+[.AC19]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19]+1" office:value-type="float" office:value="19">
            <text:p>19</text:p>
          </table:table-cell>
          <table:table-cell table:style-name="ce3" table:formula="of:=CONCATENATE(&quot;R&quot;; [.A20])" office:value-type="string" office:string-value="R19">
            <text:p>R19</text:p>
          </table:table-cell>
          <table:table-cell table:style-name="ce3" table:formula="of:=CONCATENATE(&quot;Name&quot;; [.A20]; [.B20])" office:value-type="string" office:string-value="Name19R19">
            <text:p>Name19R1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formula="of:=SUM([.D20:.H20])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string">
            <text:p>NA</text:p>
          </table:table-cell>
          <table:table-cell table:style-name="ce7" table:formula="of:=SUM([.J20:.N20])" office:value-type="float" office:value="5">
            <text:p>5</text:p>
          </table:table-cell>
          <table:table-cell table:number-columns-repeated="5" table:style-name="ce10" office:value-type="string">
            <text:p>NA</text:p>
          </table:table-cell>
          <table:table-cell table:style-name="ce10" table:formula="of:=SUM([.P20:.T20])" office:value-type="float" office:value="0">
            <text:p>0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20:.AB20])" office:value-type="float" office:value="0">
            <text:p>0</text:p>
          </table:table-cell>
          <table:table-cell table:style-name="ce4" table:formula="of:=[.I20]+[.O20]+[.U20]+[.AC20]" office:value-type="float" office:value="15">
            <text:p>15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20]+1" office:value-type="float" office:value="20">
            <text:p>20</text:p>
          </table:table-cell>
          <table:table-cell table:style-name="ce3" table:formula="of:=CONCATENATE(&quot;R&quot;; [.A21])" office:value-type="string" office:string-value="R20">
            <text:p>R20</text:p>
          </table:table-cell>
          <table:table-cell table:style-name="ce3" table:formula="of:=CONCATENATE(&quot;Name&quot;; [.A21]; [.B21])" office:value-type="string" office:string-value="Name20R20">
            <text:p>Name20R2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table:formula="of:=SUM([.D21:.H21])" office:value-type="float" office:value="17">
            <text:p>17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table:formula="of:=SUM([.J21:.N21])" office:value-type="float" office:value="1">
            <text:p>1</text:p>
          </table:table-cell>
          <table:table-cell table:number-columns-repeated="5" table:style-name="ce10" office:value-type="string">
            <text:p>NA</text:p>
          </table:table-cell>
          <table:table-cell table:style-name="ce10" table:formula="of:=SUM([.P21:.T21])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1">
            <text:p>1</text:p>
          </table:table-cell>
          <table:table-cell table:style-name="ce13" table:formula="of:=SUM([.V21:.AB21])" office:value-type="float" office:value="2.5">
            <text:p>2.5</text:p>
          </table:table-cell>
          <table:table-cell table:style-name="ce4" table:formula="of:=[.I21]+[.O21]+[.U21]+[.AC21]" office:value-type="float" office:value="20.5">
            <text:p>20.5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21]+1" office:value-type="float" office:value="21">
            <text:p>21</text:p>
          </table:table-cell>
          <table:table-cell table:style-name="ce3" table:formula="of:=CONCATENATE(&quot;R&quot;; [.A22])" office:value-type="string" office:string-value="R21">
            <text:p>R21</text:p>
          </table:table-cell>
          <table:table-cell table:style-name="ce3" table:formula="of:=CONCATENATE(&quot;Name&quot;; [.A22]; [.B22])" office:value-type="string" office:string-value="Name21R21">
            <text:p>Name21R2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22:.H22])" office:value-type="float" office:value="8">
            <text:p>8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22:.N22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NA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SUM([.P22:.T22])" office:value-type="float" office:value="3">
            <text:p>3</text:p>
          </table:table-cell>
          <table:table-cell table:number-columns-repeated="3"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table:formula="of:=SUM([.V22:.AB22])" office:value-type="float" office:value="2">
            <text:p>2</text:p>
          </table:table-cell>
          <table:table-cell table:style-name="ce4" table:formula="of:=[.I22]+[.O22]+[.U22]+[.AC22]" office:value-type="float" office:value="13">
            <text:p>13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22]+1" office:value-type="float" office:value="22">
            <text:p>22</text:p>
          </table:table-cell>
          <table:table-cell table:style-name="ce3" table:formula="of:=CONCATENATE(&quot;R&quot;; [.A23])" office:value-type="string" office:string-value="R22">
            <text:p>R22</text:p>
          </table:table-cell>
          <table:table-cell table:style-name="ce3" table:formula="of:=CONCATENATE(&quot;Name&quot;; [.A23]; [.B23])" office:value-type="string" office:string-value="Name22R22">
            <text:p>Name22R2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formula="of:=SUM([.D23:.H23])" office:value-type="float" office:value="2">
            <text:p>2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23:.N23])" office:value-type="float" office:value="0">
            <text:p>0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table:formula="of:=SUM([.P23:.T23])" office:value-type="float" office:value="0">
            <text:p>0</text:p>
          </table:table-cell>
          <table:table-cell table:number-columns-repeated="5" table:style-name="ce13" office:value-type="float" office:value="0">
            <text:p>0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 table:formula="of:=SUM([.V23:.AB23])" office:value-type="float" office:value="3.5">
            <text:p>3.5</text:p>
          </table:table-cell>
          <table:table-cell table:style-name="ce4" table:formula="of:=[.I23]+[.O23]+[.U23]+[.AC23]" office:value-type="float" office:value="5.5">
            <text:p>5.5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23]+1" office:value-type="float" office:value="23">
            <text:p>23</text:p>
          </table:table-cell>
          <table:table-cell table:style-name="ce3" table:formula="of:=CONCATENATE(&quot;R&quot;; [.A24])" office:value-type="string" office:string-value="R23">
            <text:p>R23</text:p>
          </table:table-cell>
          <table:table-cell table:style-name="ce3" table:formula="of:=CONCATENATE(&quot;Name&quot;; [.A24]; [.B24])" office:value-type="string" office:string-value="Name23R23">
            <text:p>Name23R2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formula="of:=SUM([.D24:.H24])" office:value-type="float" office:value="1">
            <text:p>1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24:.N24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formula="of:=SUM([.P24:.T24])" office:value-type="float" office:value="1">
            <text:p>1</text:p>
          </table:table-cell>
          <table:table-cell table:style-name="ce13" office:value-type="string">
            <text:p>NA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 table:formula="of:=SUM([.V24:.AB24])" office:value-type="float" office:value="1.5">
            <text:p>1.5</text:p>
          </table:table-cell>
          <table:table-cell table:style-name="ce4" table:formula="of:=[.I24]+[.O24]+[.U24]+[.AC24]" office:value-type="float" office:value="3.5">
            <text:p>3.5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24]+1" office:value-type="float" office:value="24">
            <text:p>24</text:p>
          </table:table-cell>
          <table:table-cell table:style-name="ce3" table:formula="of:=CONCATENATE(&quot;R&quot;; [.A25])" office:value-type="string" office:string-value="R24">
            <text:p>R24</text:p>
          </table:table-cell>
          <table:table-cell table:style-name="ce3" table:formula="of:=CONCATENATE(&quot;Name&quot;; [.A25]; [.B25])" office:value-type="string" office:string-value="Name24R24">
            <text:p>Name24R2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25:.H25])" office:value-type="float" office:value="1">
            <text:p>1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25:.N25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table:formula="of:=SUM([.P25:.T25])" office:value-type="float" office:value="8">
            <text:p>8</text:p>
          </table:table-cell>
          <table:table-cell table:style-name="ce13" office:value-type="float" office:value="0">
            <text:p>0</text:p>
          </table:table-cell>
          <table:table-cell table:number-columns-repeated="3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table:formula="of:=SUM([.V25:.AB25])" office:value-type="float" office:value="3">
            <text:p>3</text:p>
          </table:table-cell>
          <table:table-cell table:style-name="ce4" table:formula="of:=[.I25]+[.O25]+[.U25]+[.AC25]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25]+1" office:value-type="float" office:value="25">
            <text:p>25</text:p>
          </table:table-cell>
          <table:table-cell table:style-name="ce3" table:formula="of:=CONCATENATE(&quot;R&quot;; [.A26])" office:value-type="string" office:string-value="R25">
            <text:p>R25</text:p>
          </table:table-cell>
          <table:table-cell table:style-name="ce3" table:formula="of:=CONCATENATE(&quot;Name&quot;; [.A26]; [.B26])" office:value-type="string" office:string-value="Name25R25">
            <text:p>Name25R25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A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formula="of:=SUM([.D26:.H26])" office:value-type="float" office:value="8">
            <text:p>8</text:p>
          </table:table-cell>
          <table:table-cell table:style-name="ce7" office:value-type="float" office:value="5">
            <text:p>5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7" table:formula="of:=SUM([.J26:.N26])" office:value-type="float" office:value="10">
            <text:p>10</text:p>
          </table:table-cell>
          <table:table-cell table:number-columns-repeated="5" table:style-name="ce10" office:value-type="string">
            <text:p>NA</text:p>
          </table:table-cell>
          <table:table-cell table:style-name="ce10" table:formula="of:=SUM([.P26:.T26])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table:formula="of:=SUM([.V26:.AB26])" office:value-type="float" office:value="4">
            <text:p>4</text:p>
          </table:table-cell>
          <table:table-cell table:style-name="ce4" table:formula="of:=[.I26]+[.O26]+[.U26]+[.AC26]" office:value-type="float" office:value="22">
            <text:p>22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26]+1" office:value-type="float" office:value="26">
            <text:p>26</text:p>
          </table:table-cell>
          <table:table-cell table:style-name="ce3" table:formula="of:=CONCATENATE(&quot;R&quot;; [.A27])" office:value-type="string" office:string-value="R26">
            <text:p>R26</text:p>
          </table:table-cell>
          <table:table-cell table:style-name="ce3" table:formula="of:=CONCATENATE(&quot;Name&quot;; [.A27]; [.B27])" office:value-type="string" office:string-value="Name26R26">
            <text:p>Name26R2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formula="of:=SUM([.D27:.H27])" office:value-type="float" office:value="1">
            <text:p>1</text:p>
          </table:table-cell>
          <table:table-cell table:number-columns-repeated="4"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table:formula="of:=SUM([.J27:.N27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3.5">
            <text:p>3.5</text:p>
          </table:table-cell>
          <table:table-cell table:style-name="ce10" table:formula="of:=SUM([.P27:.T27])" office:value-type="float" office:value="4.5">
            <text:p>4.5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table:formula="of:=SUM([.V27:.AB27])" office:value-type="float" office:value="1">
            <text:p>1</text:p>
          </table:table-cell>
          <table:table-cell table:style-name="ce4" table:formula="of:=[.I27]+[.O27]+[.U27]+[.AC27]" office:value-type="float" office:value="6.5">
            <text:p>6.5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27]+1" office:value-type="float" office:value="27">
            <text:p>27</text:p>
          </table:table-cell>
          <table:table-cell table:style-name="ce3" table:formula="of:=CONCATENATE(&quot;R&quot;; [.A28])" office:value-type="string" office:string-value="R27">
            <text:p>R27</text:p>
          </table:table-cell>
          <table:table-cell table:style-name="ce3" table:formula="of:=CONCATENATE(&quot;Name&quot;; [.A28]; [.B28])" office:value-type="string" office:string-value="Name27R27">
            <text:p>Name27R2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formula="of:=SUM([.D28:.H28])" office:value-type="float" office:value="8">
            <text:p>8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28:.N28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table:formula="of:=SUM([.P28:.T28])" office:value-type="float" office:value="5">
            <text:p>5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28:.AB28])" office:value-type="float" office:value="0">
            <text:p>0</text:p>
          </table:table-cell>
          <table:table-cell table:style-name="ce4" table:formula="of:=[.I28]+[.O28]+[.U28]+[.AC28]" office:value-type="float" office:value="13">
            <text:p>13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28]+1" office:value-type="float" office:value="28">
            <text:p>28</text:p>
          </table:table-cell>
          <table:table-cell table:style-name="ce3" table:formula="of:=CONCATENATE(&quot;R&quot;; [.A29])" office:value-type="string" office:string-value="R28">
            <text:p>R28</text:p>
          </table:table-cell>
          <table:table-cell table:style-name="ce3" table:formula="of:=CONCATENATE(&quot;Name&quot;; [.A29]; [.B29])" office:value-type="string" office:string-value="Name28R28">
            <text:p>Name28R2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29:.H29])" office:value-type="float" office:value="5">
            <text:p>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29:.N29])" office:value-type="float" office:value="0">
            <text:p>0</text:p>
          </table:table-cell>
          <table:table-cell table:number-columns-repeated="5" table:style-name="ce10" office:value-type="string">
            <text:p>NA</text:p>
          </table:table-cell>
          <table:table-cell table:style-name="ce10" table:formula="of:=SUM([.P29:.T29])" office:value-type="float" office:value="0">
            <text:p>0</text:p>
          </table:table-cell>
          <table:table-cell table:number-columns-repeated="5" table:style-name="ce13" office:value-type="string">
            <text:p>NA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1">
            <text:p>1</text:p>
          </table:table-cell>
          <table:table-cell table:style-name="ce13" table:formula="of:=SUM([.V29:.AB29])" office:value-type="float" office:value="2.5">
            <text:p>2.5</text:p>
          </table:table-cell>
          <table:table-cell table:style-name="ce4" table:formula="of:=[.I29]+[.O29]+[.U29]+[.AC29]" office:value-type="float" office:value="7.5">
            <text:p>7.5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29]+1" office:value-type="float" office:value="29">
            <text:p>29</text:p>
          </table:table-cell>
          <table:table-cell table:style-name="ce3" table:formula="of:=CONCATENATE(&quot;R&quot;; [.A30])" office:value-type="string" office:string-value="R29">
            <text:p>R29</text:p>
          </table:table-cell>
          <table:table-cell table:style-name="ce3" table:formula="of:=CONCATENATE(&quot;Name&quot;; [.A30]; [.B30])" office:value-type="string" office:string-value="Name29R29">
            <text:p>Name29R2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formula="of:=SUM([.D30:.H30])" office:value-type="float" office:value="9">
            <text:p>9</text:p>
          </table:table-cell>
          <table:table-cell table:number-columns-repeated="5" table:style-name="ce7" office:value-type="float" office:value="0">
            <text:p>0</text:p>
          </table:table-cell>
          <table:table-cell table:style-name="ce7" table:formula="of:=SUM([.J30:.N30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table:formula="of:=SUM([.P30:.T30])" office:value-type="float" office:value="3">
            <text:p>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3" table:style-name="ce13" office:value-type="string">
            <text:p>NA</text:p>
          </table:table-cell>
          <table:table-cell table:style-name="ce13" office:value-type="float" office:value="4.5">
            <text:p>4.5</text:p>
          </table:table-cell>
          <table:table-cell table:style-name="ce13" office:value-type="float" office:value="1">
            <text:p>1</text:p>
          </table:table-cell>
          <table:table-cell table:style-name="ce13" table:formula="of:=SUM([.V30:.AB30])" office:value-type="float" office:value="5.5">
            <text:p>5.5</text:p>
          </table:table-cell>
          <table:table-cell table:style-name="ce4" table:formula="of:=[.I30]+[.O30]+[.U30]+[.AC30]" office:value-type="float" office:value="17.5">
            <text:p>17.5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30]+1" office:value-type="float" office:value="30">
            <text:p>30</text:p>
          </table:table-cell>
          <table:table-cell table:style-name="ce3" table:formula="of:=CONCATENATE(&quot;R&quot;; [.A31])" office:value-type="string" office:string-value="R30">
            <text:p>R30</text:p>
          </table:table-cell>
          <table:table-cell table:style-name="ce3" table:formula="of:=CONCATENATE(&quot;Name&quot;; [.A31]; [.B31])" office:value-type="string" office:string-value="Name30R30">
            <text:p>Name30R30</text:p>
          </table:table-cell>
          <table:table-cell table:number-columns-repeated="2" table:style-name="ce4" office:value-type="float" office:value="5">
            <text:p>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formula="of:=SUM([.D31:.H31])" office:value-type="float" office:value="10">
            <text:p>10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31:.N31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SUM([.P31:.T31])" office:value-type="float" office:value="5">
            <text:p>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 table:formula="of:=SUM([.V31:.AB31])" office:value-type="float" office:value="3.5">
            <text:p>3.5</text:p>
          </table:table-cell>
          <table:table-cell table:style-name="ce4" table:formula="of:=[.I31]+[.O31]+[.U31]+[.AC31]" office:value-type="float" office:value="18.5">
            <text:p>18.5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31]+1" office:value-type="float" office:value="31">
            <text:p>31</text:p>
          </table:table-cell>
          <table:table-cell table:style-name="ce3" table:formula="of:=CONCATENATE(&quot;R&quot;; [.A32])" office:value-type="string" office:string-value="R31">
            <text:p>R31</text:p>
          </table:table-cell>
          <table:table-cell table:style-name="ce3" table:formula="of:=CONCATENATE(&quot;Name&quot;; [.A32]; [.B32])" office:value-type="string" office:string-value="Name31R31">
            <text:p>Name31R3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table:formula="of:=SUM([.D32:.H32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table:formula="of:=SUM([.J32:.N32])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A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.5">
            <text:p>2.5</text:p>
          </table:table-cell>
          <table:table-cell table:style-name="ce10" table:formula="of:=SUM([.P32:.T32])" office:value-type="float" office:value="10.5">
            <text:p>10.5</text:p>
          </table:table-cell>
          <table:table-cell table:style-name="ce13" office:value-type="string">
            <text:p>NA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table:formula="of:=SUM([.V32:.AB32])" office:value-type="float" office:value="3.5">
            <text:p>3.5</text:p>
          </table:table-cell>
          <table:table-cell table:style-name="ce4" table:formula="of:=[.I32]+[.O32]+[.U32]+[.AC32]" office:value-type="float" office:value="15">
            <text:p>15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32]+1" office:value-type="float" office:value="32">
            <text:p>32</text:p>
          </table:table-cell>
          <table:table-cell table:style-name="ce3" table:formula="of:=CONCATENATE(&quot;R&quot;; [.A33])" office:value-type="string" office:string-value="R32">
            <text:p>R32</text:p>
          </table:table-cell>
          <table:table-cell table:style-name="ce3" table:formula="of:=CONCATENATE(&quot;Name&quot;; [.A33]; [.B33])" office:value-type="string" office:string-value="Name32R32">
            <text:p>Name32R3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formula="of:=SUM([.D33:.H33])" office:value-type="float" office:value="11">
            <text:p>11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string">
            <text:p>NA</text:p>
          </table:table-cell>
          <table:table-cell table:style-name="ce7" table:formula="of:=SUM([.J33:.N33])" office:value-type="float" office:value="5">
            <text:p>5</text:p>
          </table:table-cell>
          <table:table-cell table:number-columns-repeated="5" table:style-name="ce10" office:value-type="string">
            <text:p>NA</text:p>
          </table:table-cell>
          <table:table-cell table:style-name="ce10" table:formula="of:=SUM([.P33:.T33])" office:value-type="float" office:value="0">
            <text:p>0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33:.AB33])" office:value-type="float" office:value="0">
            <text:p>0</text:p>
          </table:table-cell>
          <table:table-cell table:style-name="ce4" table:formula="of:=[.I33]+[.O33]+[.U33]+[.AC33]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33]+1" office:value-type="float" office:value="33">
            <text:p>33</text:p>
          </table:table-cell>
          <table:table-cell table:style-name="ce3" table:formula="of:=CONCATENATE(&quot;R&quot;; [.A34])" office:value-type="string" office:string-value="R33">
            <text:p>R33</text:p>
          </table:table-cell>
          <table:table-cell table:style-name="ce3" table:formula="of:=CONCATENATE(&quot;Name&quot;; [.A34]; [.B34])" office:value-type="string" office:string-value="Name33R33">
            <text:p>Name33R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34:.H34])" office:value-type="float" office:value="1">
            <text:p>1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34:.N34])"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table:formula="of:=SUM([.P34:.T34])" office:value-type="float" office:value="2">
            <text:p>2</text:p>
          </table:table-cell>
          <table:table-cell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SUM([.V34:.AB34])" office:value-type="float" office:value="2">
            <text:p>2</text:p>
          </table:table-cell>
          <table:table-cell table:style-name="ce4" table:formula="of:=[.I34]+[.O34]+[.U34]+[.AC34]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34]+1" office:value-type="float" office:value="34">
            <text:p>34</text:p>
          </table:table-cell>
          <table:table-cell table:style-name="ce3" table:formula="of:=CONCATENATE(&quot;R&quot;; [.A35])" office:value-type="string" office:string-value="R34">
            <text:p>R34</text:p>
          </table:table-cell>
          <table:table-cell table:style-name="ce3" table:formula="of:=CONCATENATE(&quot;Name&quot;; [.A35]; [.B35])" office:value-type="string" office:string-value="Name34R34">
            <text:p>Name34R3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35:.H35])" office:value-type="float" office:value="2">
            <text:p>2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table:formula="of:=SUM([.J35:.N35])" office:value-type="float" office:value="0">
            <text:p>0</text:p>
          </table:table-cell>
          <table:table-cell table:number-columns-repeated="5" table:style-name="ce10" office:value-type="string">
            <text:p>NA</text:p>
          </table:table-cell>
          <table:table-cell table:style-name="ce10" table:formula="of:=SUM([.P35:.T35])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1">
            <text:p>1</text:p>
          </table:table-cell>
          <table:table-cell table:style-name="ce13" table:formula="of:=SUM([.V35:.AB35])" office:value-type="float" office:value="1">
            <text:p>1</text:p>
          </table:table-cell>
          <table:table-cell table:style-name="ce4" table:formula="of:=[.I35]+[.O35]+[.U35]+[.AC35]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35]+1" office:value-type="float" office:value="35">
            <text:p>35</text:p>
          </table:table-cell>
          <table:table-cell table:style-name="ce3" table:formula="of:=CONCATENATE(&quot;R&quot;; [.A36])" office:value-type="string" office:string-value="R35">
            <text:p>R35</text:p>
          </table:table-cell>
          <table:table-cell table:style-name="ce3" table:formula="of:=CONCATENATE(&quot;Name&quot;; [.A36]; [.B36])" office:value-type="string" office:string-value="Name35R35">
            <text:p>Name35R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36:.H36])" office:value-type="float" office:value="1">
            <text:p>1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36:.N36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number-columns-repeated="3"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table:formula="of:=SUM([.P36:.T36])" office:value-type="float" office:value="6">
            <text:p>6</text:p>
          </table:table-cell>
          <table:table-cell table:number-columns-repeated="2" table:style-name="ce13" office:value-type="string">
            <text:p>NA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table:formula="of:=SUM([.V36:.AB36])" office:value-type="float" office:value="2">
            <text:p>2</text:p>
          </table:table-cell>
          <table:table-cell table:style-name="ce4" table:formula="of:=[.I36]+[.O36]+[.U36]+[.AC36]" office:value-type="float" office:value="9">
            <text:p>9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36]+1" office:value-type="float" office:value="36">
            <text:p>36</text:p>
          </table:table-cell>
          <table:table-cell table:style-name="ce3" table:formula="of:=CONCATENATE(&quot;R&quot;; [.A37])" office:value-type="string" office:string-value="R36">
            <text:p>R36</text:p>
          </table:table-cell>
          <table:table-cell table:style-name="ce3" table:formula="of:=CONCATENATE(&quot;Name&quot;; [.A37]; [.B37])" office:value-type="string" office:string-value="Name36R36">
            <text:p>Name36R3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formula="of:=SUM([.D37:.H37])" office:value-type="float" office:value="5">
            <text:p>5</text:p>
          </table:table-cell>
          <table:table-cell table:number-columns-repeated="5" table:style-name="ce7" office:value-type="float" office:value="0">
            <text:p>0</text:p>
          </table:table-cell>
          <table:table-cell table:style-name="ce7" table:formula="of:=SUM([.J37:.N37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SUM([.P37:.T37])" office:value-type="float" office:value="17">
            <text:p>1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2">
            <text:p>2</text:p>
          </table:table-cell>
          <table:table-cell table:style-name="ce13" table:formula="of:=SUM([.V37:.AB37])" office:value-type="float" office:value="7.5">
            <text:p>7.5</text:p>
          </table:table-cell>
          <table:table-cell table:style-name="ce4" table:formula="of:=[.I37]+[.O37]+[.U37]+[.AC37]" office:value-type="float" office:value="29.5">
            <text:p>29.5</text:p>
          </table:table-cell>
          <table:table-cell table:style-name="ce10" office:value-type="float" office:value="2">
            <text:p>2</text:p>
          </table:table-cell>
          <table:table-cell table:style-name="ce18" table:number-columns-repeated="2"/>
          <table:table-cell table:style-name="ce19"/>
          <table:table-cell table:number-columns-repeated="990"/>
        </table:table-row>
        <table:table-row table:style-name="ro2">
          <table:table-cell table:style-name="ce2" table:formula="of:=[.A37]+1" office:value-type="float" office:value="37">
            <text:p>37</text:p>
          </table:table-cell>
          <table:table-cell table:style-name="ce3" table:formula="of:=CONCATENATE(&quot;R&quot;; [.A38])" office:value-type="string" office:string-value="R37">
            <text:p>R37</text:p>
          </table:table-cell>
          <table:table-cell table:style-name="ce3" table:formula="of:=CONCATENATE(&quot;Name&quot;; [.A38]; [.B38])" office:value-type="string" office:string-value="Name37R37">
            <text:p>Name37R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table:formula="of:=SUM([.D38:.H38])" office:value-type="float" office:value="11">
            <text:p>11</text:p>
          </table:table-cell>
          <table:table-cell table:style-name="ce7" office:value-type="float" office:value="5">
            <text:p>5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table:formula="of:=SUM([.J38:.N38])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table:formula="of:=SUM([.P38:.T38])" office:value-type="float" office:value="2">
            <text:p>2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38:.AB38])" office:value-type="float" office:value="0">
            <text:p>0</text:p>
          </table:table-cell>
          <table:table-cell table:style-name="ce4" table:formula="of:=[.I38]+[.O38]+[.U38]+[.AC38]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38]+1" office:value-type="float" office:value="38">
            <text:p>38</text:p>
          </table:table-cell>
          <table:table-cell table:style-name="ce3" table:formula="of:=CONCATENATE(&quot;R&quot;; [.A39])" office:value-type="string" office:string-value="R38">
            <text:p>R38</text:p>
          </table:table-cell>
          <table:table-cell table:style-name="ce3" table:formula="of:=CONCATENATE(&quot;Name&quot;; [.A39]; [.B39])" office:value-type="string" office:string-value="Name38R38">
            <text:p>Name38R3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39:.H39])" office:value-type="float" office:value="2">
            <text:p>2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39:.N39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string">
            <text:p>NA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table:formula="of:=SUM([.P39:.T39])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table:formula="of:=SUM([.V39:.AB39])" office:value-type="float" office:value="3.5">
            <text:p>3.5</text:p>
          </table:table-cell>
          <table:table-cell table:style-name="ce4" table:formula="of:=[.I39]+[.O39]+[.U39]+[.AC39]" office:value-type="float" office:value="10.5">
            <text:p>10.5</text:p>
          </table:table-cell>
          <table:table-cell table:style-name="ce10" office:value-type="float" office:value="2">
            <text:p>2</text:p>
          </table:table-cell>
          <table:table-cell table:style-name="ce19" table:number-columns-repeated="3"/>
          <table:table-cell table:number-columns-repeated="990"/>
        </table:table-row>
        <table:table-row table:style-name="ro2">
          <table:table-cell table:style-name="ce2" table:formula="of:=[.A39]+1" office:value-type="float" office:value="39">
            <text:p>39</text:p>
          </table:table-cell>
          <table:table-cell table:style-name="ce3" table:formula="of:=CONCATENATE(&quot;R&quot;; [.A40])" office:value-type="string" office:string-value="R39">
            <text:p>R39</text:p>
          </table:table-cell>
          <table:table-cell table:style-name="ce3" table:formula="of:=CONCATENATE(&quot;Name&quot;; [.A40]; [.B40])" office:value-type="string" office:string-value="Name39R39">
            <text:p>Name39R39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40:.H40])" office:value-type="float" office:value="10">
            <text:p>10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40:.N40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.5">
            <text:p>2.5</text:p>
          </table:table-cell>
          <table:table-cell table:style-name="ce10" table:formula="of:=SUM([.P40:.T40])" office:value-type="float" office:value="10.5">
            <text:p>10.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.5">
            <text:p>2.5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table:formula="of:=SUM([.V40:.AB40])" office:value-type="float" office:value="10">
            <text:p>10</text:p>
          </table:table-cell>
          <table:table-cell table:style-name="ce4" table:formula="of:=[.I40]+[.O40]+[.U40]+[.AC40]" office:value-type="float" office:value="30.5">
            <text:p>30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40]+1" office:value-type="float" office:value="40">
            <text:p>40</text:p>
          </table:table-cell>
          <table:table-cell table:style-name="ce3" table:formula="of:=CONCATENATE(&quot;R&quot;; [.A41])" office:value-type="string" office:string-value="R40">
            <text:p>R40</text:p>
          </table:table-cell>
          <table:table-cell table:style-name="ce3" table:formula="of:=CONCATENATE(&quot;Name&quot;; [.A41]; [.B41])" office:value-type="string" office:string-value="Name40R40">
            <text:p>Name40R40</text:p>
          </table:table-cell>
          <table:table-cell table:number-columns-repeated="2" table:style-name="ce4" office:value-type="string">
            <text:p>NA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41:.H41])" office:value-type="float" office:value="0">
            <text:p>0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41:.N41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SUM([.P41:.T41])" office:value-type="float" office:value="7">
            <text:p>7</text:p>
          </table:table-cell>
          <table:table-cell table:number-columns-repeated="4"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table:formula="of:=SUM([.V41:.AB41])" office:value-type="float" office:value="2">
            <text:p>2</text:p>
          </table:table-cell>
          <table:table-cell table:style-name="ce4" table:formula="of:=[.I41]+[.O41]+[.U41]+[.AC41]" office:value-type="float" office:value="9">
            <text:p>9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41]+1" office:value-type="float" office:value="41">
            <text:p>41</text:p>
          </table:table-cell>
          <table:table-cell table:style-name="ce3" table:formula="of:=CONCATENATE(&quot;R&quot;; [.A42])" office:value-type="string" office:string-value="R41">
            <text:p>R41</text:p>
          </table:table-cell>
          <table:table-cell table:style-name="ce3" table:formula="of:=CONCATENATE(&quot;Name&quot;; [.A42]; [.B42])" office:value-type="string" office:string-value="Name41R41">
            <text:p>Name41R41</text:p>
          </table:table-cell>
          <table:table-cell table:number-columns-repeated="2" table:style-name="ce4" office:value-type="float" office:value="5">
            <text:p>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42:.H42])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number-columns-repeated="4" table:style-name="ce7" office:value-type="string">
            <text:p>NA</text:p>
          </table:table-cell>
          <table:table-cell table:style-name="ce7" table:formula="of:=SUM([.J42:.N42])" office:value-type="float" office:value="5">
            <text:p>5</text:p>
          </table:table-cell>
          <table:table-cell table:number-columns-repeated="3" table:style-name="ce10" office:value-type="string">
            <text:p>NA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NA</text:p>
          </table:table-cell>
          <table:table-cell table:style-name="ce10" table:formula="of:=SUM([.P42:.T42])" office:value-type="float" office:value="3">
            <text:p>3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42:.AB42])" office:value-type="float" office:value="0">
            <text:p>0</text:p>
          </table:table-cell>
          <table:table-cell table:style-name="ce4" table:formula="of:=[.I42]+[.O42]+[.U42]+[.AC42]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42]+1" office:value-type="float" office:value="42">
            <text:p>42</text:p>
          </table:table-cell>
          <table:table-cell table:style-name="ce3" table:formula="of:=CONCATENATE(&quot;R&quot;; [.A43])" office:value-type="string" office:string-value="R42">
            <text:p>R42</text:p>
          </table:table-cell>
          <table:table-cell table:style-name="ce3" table:formula="of:=CONCATENATE(&quot;Name&quot;; [.A43]; [.B43])" office:value-type="string" office:string-value="Name42R42">
            <text:p>Name42R4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A</text:p>
          </table:table-cell>
          <table:table-cell table:style-name="ce4" table:formula="of:=SUM([.D43:.H43])" office:value-type="float" office:value="7">
            <text:p>7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43:.N43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table:formula="of:=SUM([.P43:.T43])" office:value-type="float" office:value="7">
            <text:p>7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table:formula="of:=SUM([.V43:.AB43])" office:value-type="float" office:value="5">
            <text:p>5</text:p>
          </table:table-cell>
          <table:table-cell table:style-name="ce4" table:formula="of:=[.I43]+[.O43]+[.U43]+[.AC43]" office:value-type="float" office:value="19">
            <text:p>19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43]+1" office:value-type="float" office:value="43">
            <text:p>43</text:p>
          </table:table-cell>
          <table:table-cell table:style-name="ce3" table:formula="of:=CONCATENATE(&quot;R&quot;; [.A44])" office:value-type="string" office:string-value="R43">
            <text:p>R43</text:p>
          </table:table-cell>
          <table:table-cell table:style-name="ce3" table:formula="of:=CONCATENATE(&quot;Name&quot;; [.A44]; [.B44])" office:value-type="string" office:string-value="Name43R43">
            <text:p>Name43R43</text:p>
          </table:table-cell>
          <table:table-cell table:style-name="ce4" office:value-type="string">
            <text:p>NA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44:.H44])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string">
            <text:p>NA</text:p>
          </table:table-cell>
          <table:table-cell table:style-name="ce7" table:formula="of:=SUM([.J44:.N44])" office:value-type="float" office:value="1">
            <text:p>1</text:p>
          </table:table-cell>
          <table:table-cell table:number-columns-repeated="2" table:style-name="ce10" office:value-type="string">
            <text:p>NA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table:formula="of:=SUM([.P44:.T44])" office:value-type="float" office:value="3">
            <text:p>3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44:.AB44])" office:value-type="float" office:value="0">
            <text:p>0</text:p>
          </table:table-cell>
          <table:table-cell table:style-name="ce4" table:formula="of:=[.I44]+[.O44]+[.U44]+[.AC44]" office:value-type="float" office:value="9">
            <text:p>9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44]+1" office:value-type="float" office:value="44">
            <text:p>44</text:p>
          </table:table-cell>
          <table:table-cell table:style-name="ce3" table:formula="of:=CONCATENATE(&quot;R&quot;; [.A45])" office:value-type="string" office:string-value="R44">
            <text:p>R44</text:p>
          </table:table-cell>
          <table:table-cell table:style-name="ce3" table:formula="of:=CONCATENATE(&quot;Name&quot;; [.A45]; [.B45])" office:value-type="string" office:string-value="Name44R44">
            <text:p>Name44R4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table:formula="of:=SUM([.D45:.H45])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table:formula="of:=SUM([.J45:.N45])" office:value-type="float" office:value="5">
            <text:p>5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table:formula="of:=SUM([.P45:.T45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table:formula="of:=SUM([.V45:.AB45])" office:value-type="float" office:value="1">
            <text:p>1</text:p>
          </table:table-cell>
          <table:table-cell table:style-name="ce4" table:formula="of:=[.I45]+[.O45]+[.U45]+[.AC45]" office:value-type="float" office:value="7">
            <text:p>7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45]+1" office:value-type="float" office:value="45">
            <text:p>45</text:p>
          </table:table-cell>
          <table:table-cell table:style-name="ce3" table:formula="of:=CONCATENATE(&quot;R&quot;; [.A46])" office:value-type="string" office:string-value="R45">
            <text:p>R45</text:p>
          </table:table-cell>
          <table:table-cell table:style-name="ce3" table:formula="of:=CONCATENATE(&quot;Name&quot;; [.A46]; [.B46])" office:value-type="string" office:string-value="Name45R45">
            <text:p>Name45R4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table:formula="of:=SUM([.D46:.H46])" office:value-type="float" office:value="14">
            <text:p>14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46:.N46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NA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.5">
            <text:p>2.5</text:p>
          </table:table-cell>
          <table:table-cell table:style-name="ce10" table:formula="of:=SUM([.P46:.T46])" office:value-type="float" office:value="9.5">
            <text:p>9.5</text:p>
          </table:table-cell>
          <table:table-cell table:number-columns-repeated="6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table:formula="of:=SUM([.V46:.AB46])" office:value-type="float" office:value="0">
            <text:p>0</text:p>
          </table:table-cell>
          <table:table-cell table:style-name="ce4" table:formula="of:=[.I46]+[.O46]+[.U46]+[.AC46]" office:value-type="float" office:value="23.5">
            <text:p>23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46]+1" office:value-type="float" office:value="46">
            <text:p>46</text:p>
          </table:table-cell>
          <table:table-cell table:style-name="ce3" table:formula="of:=CONCATENATE(&quot;R&quot;; [.A47])" office:value-type="string" office:string-value="R46">
            <text:p>R46</text:p>
          </table:table-cell>
          <table:table-cell table:style-name="ce3" table:formula="of:=CONCATENATE(&quot;Name&quot;; [.A47]; [.B47])" office:value-type="string" office:string-value="Name46R46">
            <text:p>Name46R46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A</text:p>
          </table:table-cell>
          <table:table-cell table:style-name="ce4" office:value-type="float" office:value="0">
            <text:p>0</text:p>
          </table:table-cell>
          <table:table-cell table:style-name="ce4" table:formula="of:=SUM([.D47:.H47])" office:value-type="float" office:value="11">
            <text:p>11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47:.N47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SUM([.P47:.T47])" office:value-type="float" office:value="17">
            <text:p>17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table:formula="of:=SUM([.V47:.AB47])" office:value-type="float" office:value="8">
            <text:p>8</text:p>
          </table:table-cell>
          <table:table-cell table:style-name="ce4" table:formula="of:=[.I47]+[.O47]+[.U47]+[.AC47]" office:value-type="float" office:value="36">
            <text:p>36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47]+1" office:value-type="float" office:value="47">
            <text:p>47</text:p>
          </table:table-cell>
          <table:table-cell table:style-name="ce3" table:formula="of:=CONCATENATE(&quot;R&quot;; [.A48])" office:value-type="string" office:string-value="R47">
            <text:p>R47</text:p>
          </table:table-cell>
          <table:table-cell table:style-name="ce3" table:formula="of:=CONCATENATE(&quot;Name&quot;; [.A48]; [.B48])" office:value-type="string" office:string-value="Name47R47">
            <text:p>Name47R4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48:.H48])" office:value-type="float" office:value="6">
            <text:p>6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48:.N48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table:formula="of:=SUM([.P48:.T48])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table:formula="of:=SUM([.V48:.AB48])" office:value-type="float" office:value="5">
            <text:p>5</text:p>
          </table:table-cell>
          <table:table-cell table:style-name="ce4" table:formula="of:=[.I48]+[.O48]+[.U48]+[.AC48]" office:value-type="float" office:value="21">
            <text:p>21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48]+1" office:value-type="float" office:value="48">
            <text:p>48</text:p>
          </table:table-cell>
          <table:table-cell table:style-name="ce3" table:formula="of:=CONCATENATE(&quot;R&quot;; [.A49])" office:value-type="string" office:string-value="R48">
            <text:p>R48</text:p>
          </table:table-cell>
          <table:table-cell table:style-name="ce3" table:formula="of:=CONCATENATE(&quot;Name&quot;; [.A49]; [.B49])" office:value-type="string" office:string-value="Name48R48">
            <text:p>Name48R4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A</text:p>
          </table:table-cell>
          <table:table-cell table:style-name="ce4" table:formula="of:=SUM([.D49:.H49])" office:value-type="float" office:value="8">
            <text:p>8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49:.N49])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table:formula="of:=SUM([.P49:.T49])" office:value-type="float" office:value="20">
            <text:p>20</text:p>
          </table:table-cell>
          <table:table-cell table:style-name="ce13" office:value-type="string">
            <text:p>NA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table:formula="of:=SUM([.V49:.AB49])" office:value-type="float" office:value="10.5">
            <text:p>10.5</text:p>
          </table:table-cell>
          <table:table-cell table:style-name="ce4" table:formula="of:=[.I49]+[.O49]+[.U49]+[.AC49]" office:value-type="float" office:value="38.5">
            <text:p>38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49]+1" office:value-type="float" office:value="49">
            <text:p>49</text:p>
          </table:table-cell>
          <table:table-cell table:style-name="ce3" table:formula="of:=CONCATENATE(&quot;R&quot;; [.A50])" office:value-type="string" office:string-value="R49">
            <text:p>R49</text:p>
          </table:table-cell>
          <table:table-cell table:style-name="ce3" table:formula="of:=CONCATENATE(&quot;Name&quot;; [.A50]; [.B50])" office:value-type="string" office:string-value="Name49R49">
            <text:p>Name49R49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A</text:p>
          </table:table-cell>
          <table:table-cell table:style-name="ce4" table:formula="of:=SUM([.D50:.H50])" office:value-type="float" office:value="14">
            <text:p>14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50:.N50])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SUM([.P50:.T50])" office:value-type="float" office:value="7">
            <text:p>7</text:p>
          </table:table-cell>
          <table:table-cell table:style-name="ce13" office:value-type="string">
            <text:p>NA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3.5">
            <text:p>3.5</text:p>
          </table:table-cell>
          <table:table-cell table:style-name="ce13" office:value-type="float" office:value="1">
            <text:p>1</text:p>
          </table:table-cell>
          <table:table-cell table:style-name="ce13" table:formula="of:=SUM([.V50:.AB50])" office:value-type="float" office:value="9.5">
            <text:p>9.5</text:p>
          </table:table-cell>
          <table:table-cell table:style-name="ce4" table:formula="of:=[.I50]+[.O50]+[.U50]+[.AC50]" office:value-type="float" office:value="30.5">
            <text:p>30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50]+1" office:value-type="float" office:value="50">
            <text:p>50</text:p>
          </table:table-cell>
          <table:table-cell table:style-name="ce3" table:formula="of:=CONCATENATE(&quot;R&quot;; [.A51])" office:value-type="string" office:string-value="R50">
            <text:p>R50</text:p>
          </table:table-cell>
          <table:table-cell table:style-name="ce3" table:formula="of:=CONCATENATE(&quot;Name&quot;; [.A51]; [.B51])" office:value-type="string" office:string-value="Name50R50">
            <text:p>Name50R5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SUM([.D51:.H51])" office:value-type="float" office:value="10">
            <text:p>10</text:p>
          </table:table-cell>
          <table:table-cell table:number-columns-repeated="5" table:style-name="ce7" office:value-type="float" office:value="0">
            <text:p>0</text:p>
          </table:table-cell>
          <table:table-cell table:style-name="ce7" table:formula="of:=SUM([.J51:.N51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.5">
            <text:p>2.5</text:p>
          </table:table-cell>
          <table:table-cell table:style-name="ce10" table:formula="of:=SUM([.P51:.T51])" office:value-type="float" office:value="10.5">
            <text:p>10.5</text:p>
          </table:table-cell>
          <table:table-cell table:style-name="ce13" office:value-type="string">
            <text:p>NA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number-columns-repeated="4" table:style-name="ce13" office:value-type="string">
            <text:p>NA</text:p>
          </table:table-cell>
          <table:table-cell table:style-name="ce13" table:formula="of:=SUM([.V51:.AB51])" office:value-type="float" office:value="2">
            <text:p>2</text:p>
          </table:table-cell>
          <table:table-cell table:style-name="ce4" table:formula="of:=[.I51]+[.O51]+[.U51]+[.AC51]" office:value-type="float" office:value="22.5">
            <text:p>22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51]+1" office:value-type="float" office:value="51">
            <text:p>51</text:p>
          </table:table-cell>
          <table:table-cell table:style-name="ce3" table:formula="of:=CONCATENATE(&quot;R&quot;; [.A52])" office:value-type="string" office:string-value="R51">
            <text:p>R51</text:p>
          </table:table-cell>
          <table:table-cell table:style-name="ce3" table:formula="of:=CONCATENATE(&quot;Name&quot;; [.A52]; [.B52])" office:value-type="string" office:string-value="Name51R51">
            <text:p>Name51R5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52:.H52])" office:value-type="float" office:value="6">
            <text:p>6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52:.N52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table:formula="of:=SUM([.P52:.T52])" office:value-type="float" office:value="5">
            <text:p>5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number-columns-repeated="3" table:style-name="ce13" office:value-type="string">
            <text:p>NA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0">
            <text:p>0</text:p>
          </table:table-cell>
          <table:table-cell table:style-name="ce13" table:formula="of:=SUM([.V52:.AB52])" office:value-type="float" office:value="1.5">
            <text:p>1.5</text:p>
          </table:table-cell>
          <table:table-cell table:style-name="ce4" table:formula="of:=[.I52]+[.O52]+[.U52]+[.AC52]" office:value-type="float" office:value="12.5">
            <text:p>12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52]+1" office:value-type="float" office:value="52">
            <text:p>52</text:p>
          </table:table-cell>
          <table:table-cell table:style-name="ce3" table:formula="of:=CONCATENATE(&quot;R&quot;; [.A53])" office:value-type="string" office:string-value="R52">
            <text:p>R52</text:p>
          </table:table-cell>
          <table:table-cell table:style-name="ce3" table:formula="of:=CONCATENATE(&quot;Name&quot;; [.A53]; [.B53])" office:value-type="string" office:string-value="Name52R52">
            <text:p>Name52R5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SUM([.D53:.H53])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table:formula="of:=SUM([.J53:.N53])" office:value-type="float" office:value="3">
            <text:p>3</text:p>
          </table:table-cell>
          <table:table-cell table:number-columns-repeated="5" table:style-name="ce10" office:value-type="string">
            <text:p>NA</text:p>
          </table:table-cell>
          <table:table-cell table:style-name="ce10" table:formula="of:=SUM([.P53:.T53])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3.5">
            <text:p>3.5</text:p>
          </table:table-cell>
          <table:table-cell table:style-name="ce13" office:value-type="float" office:value="0">
            <text:p>0</text:p>
          </table:table-cell>
          <table:table-cell table:style-name="ce13" table:formula="of:=SUM([.V53:.AB53])" office:value-type="float" office:value="4.5">
            <text:p>4.5</text:p>
          </table:table-cell>
          <table:table-cell table:style-name="ce4" table:formula="of:=[.I53]+[.O53]+[.U53]+[.AC53]" office:value-type="float" office:value="13.5">
            <text:p>13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53]+1" office:value-type="float" office:value="53">
            <text:p>53</text:p>
          </table:table-cell>
          <table:table-cell table:style-name="ce3" table:formula="of:=CONCATENATE(&quot;R&quot;; [.A54])" office:value-type="string" office:string-value="R53">
            <text:p>R53</text:p>
          </table:table-cell>
          <table:table-cell table:style-name="ce3" table:formula="of:=CONCATENATE(&quot;Name&quot;; [.A54]; [.B54])" office:value-type="string" office:string-value="Name53R53">
            <text:p>Name53R53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formula="of:=SUM([.D54:.H54])" office:value-type="float" office:value="15">
            <text:p>15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table:formula="of:=SUM([.J54:.N54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A</text:p>
          </table:table-cell>
          <table:table-cell table:style-name="ce10" office:value-type="float" office:value="5">
            <text:p>5</text:p>
          </table:table-cell>
          <table:table-cell table:style-name="ce10" table:formula="of:=SUM([.P54:.T54])" office:value-type="float" office:value="11">
            <text:p>11</text:p>
          </table:table-cell>
          <table:table-cell table:number-columns-repeated="5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table:formula="of:=SUM([.V54:.AB54])" office:value-type="float" office:value="0">
            <text:p>0</text:p>
          </table:table-cell>
          <table:table-cell table:style-name="ce4" table:formula="of:=[.I54]+[.O54]+[.U54]+[.AC54]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54]+1" office:value-type="float" office:value="54">
            <text:p>54</text:p>
          </table:table-cell>
          <table:table-cell table:style-name="ce3" table:formula="of:=CONCATENATE(&quot;R&quot;; [.A55])" office:value-type="string" office:string-value="R54">
            <text:p>R54</text:p>
          </table:table-cell>
          <table:table-cell table:style-name="ce3" table:formula="of:=CONCATENATE(&quot;Name&quot;; [.A55]; [.B55])" office:value-type="string" office:string-value="Name54R54">
            <text:p>Name54R54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SUM([.D55:.H55])" office:value-type="float" office:value="2">
            <text:p>2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55:.N55])" office:value-type="float" office:value="0">
            <text:p>0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formula="of:=SUM([.P55:.T55])" office:value-type="float" office:value="2.5">
            <text:p>2.5</text:p>
          </table:table-cell>
          <table:table-cell table:number-columns-repeated="5" table:style-name="ce13" office:value-type="float" office:value="0">
            <text:p>0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0">
            <text:p>0</text:p>
          </table:table-cell>
          <table:table-cell table:style-name="ce13" table:formula="of:=SUM([.V55:.AB55])" office:value-type="float" office:value="1.5">
            <text:p>1.5</text:p>
          </table:table-cell>
          <table:table-cell table:style-name="ce4" table:formula="of:=[.I55]+[.O55]+[.U55]+[.AC55]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55]+1" office:value-type="float" office:value="55">
            <text:p>55</text:p>
          </table:table-cell>
          <table:table-cell table:style-name="ce3" table:formula="of:=CONCATENATE(&quot;R&quot;; [.A56])" office:value-type="string" office:string-value="R55">
            <text:p>R55</text:p>
          </table:table-cell>
          <table:table-cell table:style-name="ce3" table:formula="of:=CONCATENATE(&quot;Name&quot;; [.A56]; [.B56])" office:value-type="string" office:string-value="Name55R55">
            <text:p>Name55R55</text:p>
          </table:table-cell>
          <table:table-cell table:number-columns-repeated="2" table:style-name="ce4" office:value-type="string">
            <text:p>NA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56:.H56])" office:value-type="float" office:value="1">
            <text:p>1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56:.N56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.5">
            <text:p>2.5</text:p>
          </table:table-cell>
          <table:table-cell table:style-name="ce10" table:formula="of:=SUM([.P56:.T56])" office:value-type="float" office:value="15.5">
            <text:p>15.5</text:p>
          </table:table-cell>
          <table:table-cell table:style-name="ce13" office:value-type="float" office:value="2.5">
            <text:p>2.5</text:p>
          </table:table-cell>
          <table:table-cell table:style-name="ce13" office:value-type="string">
            <text:p>NA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13" table:formula="of:=SUM([.V56:.AB56])" office:value-type="float" office:value="5.5">
            <text:p>5.5</text:p>
          </table:table-cell>
          <table:table-cell table:style-name="ce4" table:formula="of:=[.I56]+[.O56]+[.U56]+[.AC56]" office:value-type="float" office:value="22">
            <text:p>22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56]+1" office:value-type="float" office:value="56">
            <text:p>56</text:p>
          </table:table-cell>
          <table:table-cell table:style-name="ce3" table:formula="of:=CONCATENATE(&quot;R&quot;; [.A57])" office:value-type="string" office:string-value="R56">
            <text:p>R56</text:p>
          </table:table-cell>
          <table:table-cell table:style-name="ce3" table:formula="of:=CONCATENATE(&quot;Name&quot;; [.A57]; [.B57])" office:value-type="string" office:string-value="Name56R56">
            <text:p>Name56R56</text:p>
          </table:table-cell>
          <table:table-cell table:number-columns-repeated="2" table:style-name="ce4" office:value-type="string">
            <text:p>NA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57:.H57])" office:value-type="float" office:value="2">
            <text:p>2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57:.N57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A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table:formula="of:=SUM([.P57:.T57])" office:value-type="float" office:value="11">
            <text:p>11</text:p>
          </table:table-cell>
          <table:table-cell table:style-name="ce13" office:value-type="string">
            <text:p>NA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NA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NA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table:formula="of:=SUM([.V57:.AB57])" office:value-type="float" office:value="10">
            <text:p>10</text:p>
          </table:table-cell>
          <table:table-cell table:style-name="ce4" table:formula="of:=[.I57]+[.O57]+[.U57]+[.AC57]" office:value-type="float" office:value="23">
            <text:p>23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57]+1" office:value-type="float" office:value="57">
            <text:p>57</text:p>
          </table:table-cell>
          <table:table-cell table:style-name="ce3" table:formula="of:=CONCATENATE(&quot;R&quot;; [.A58])" office:value-type="string" office:string-value="R57">
            <text:p>R57</text:p>
          </table:table-cell>
          <table:table-cell table:style-name="ce3" table:formula="of:=CONCATENATE(&quot;Name&quot;; [.A58]; [.B58])" office:value-type="string" office:string-value="Name57R57">
            <text:p>Name57R5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table:formula="of:=SUM([.D58:.H58])" office:value-type="float" office:value="15">
            <text:p>1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58:.N58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table:formula="of:=SUM([.P58:.T58])" office:value-type="float" office:value="9">
            <text:p>9</text:p>
          </table:table-cell>
          <table:table-cell table:style-name="ce13" office:value-type="string">
            <text:p>NA</text:p>
          </table:table-cell>
          <table:table-cell table:style-name="ce13" office:value-type="float" office:value="2.5">
            <text:p>2.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table:formula="of:=SUM([.V58:.AB58])" office:value-type="float" office:value="2.5">
            <text:p>2.5</text:p>
          </table:table-cell>
          <table:table-cell table:style-name="ce4" table:formula="of:=[.I58]+[.O58]+[.U58]+[.AC58]" office:value-type="float" office:value="26.5">
            <text:p>26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58]+1" office:value-type="float" office:value="58">
            <text:p>58</text:p>
          </table:table-cell>
          <table:table-cell table:style-name="ce3" table:formula="of:=CONCATENATE(&quot;R&quot;; [.A59])" office:value-type="string" office:string-value="R58">
            <text:p>R58</text:p>
          </table:table-cell>
          <table:table-cell table:style-name="ce3" table:formula="of:=CONCATENATE(&quot;Name&quot;; [.A59]; [.B59])" office:value-type="string" office:string-value="Name58R58">
            <text:p>Name58R58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A</text:p>
          </table:table-cell>
          <table:table-cell table:style-name="ce4" table:formula="of:=SUM([.D59:.H59])" office:value-type="float" office:value="15">
            <text:p>1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59:.N59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formula="of:=SUM([.P59:.T59])" office:value-type="float" office:value="10.5">
            <text:p>10.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table:formula="of:=SUM([.V59:.AB59])" office:value-type="float" office:value="8">
            <text:p>8</text:p>
          </table:table-cell>
          <table:table-cell table:style-name="ce4" table:formula="of:=[.I59]+[.O59]+[.U59]+[.AC59]" office:value-type="float" office:value="33.5">
            <text:p>33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59]+1" office:value-type="float" office:value="59">
            <text:p>59</text:p>
          </table:table-cell>
          <table:table-cell table:style-name="ce3" table:formula="of:=CONCATENATE(&quot;R&quot;; [.A60])" office:value-type="string" office:string-value="R59">
            <text:p>R59</text:p>
          </table:table-cell>
          <table:table-cell table:style-name="ce3" table:formula="of:=CONCATENATE(&quot;Name&quot;; [.A60]; [.B60])" office:value-type="string" office:string-value="Name59R59">
            <text:p>Name59R5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60:.H60])" office:value-type="float" office:value="7">
            <text:p>7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60:.N60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.5">
            <text:p>2.5</text:p>
          </table:table-cell>
          <table:table-cell table:style-name="ce10" table:formula="of:=SUM([.P60:.T60])" office:value-type="float" office:value="7.5">
            <text:p>7.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1">
            <text:p>1</text:p>
          </table:table-cell>
          <table:table-cell table:style-name="ce13" table:formula="of:=SUM([.V60:.AB60])" office:value-type="float" office:value="4.5">
            <text:p>4.5</text:p>
          </table:table-cell>
          <table:table-cell table:style-name="ce4" table:formula="of:=[.I60]+[.O60]+[.U60]+[.AC60]" office:value-type="float" office:value="19">
            <text:p>19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60]+1" office:value-type="float" office:value="60">
            <text:p>60</text:p>
          </table:table-cell>
          <table:table-cell table:style-name="ce3" table:formula="of:=CONCATENATE(&quot;R&quot;; [.A61])" office:value-type="string" office:string-value="R60">
            <text:p>R60</text:p>
          </table:table-cell>
          <table:table-cell table:style-name="ce3" table:formula="of:=CONCATENATE(&quot;Name&quot;; [.A61]; [.B61])" office:value-type="string" office:string-value="Name60R60">
            <text:p>Name60R6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formula="of:=SUM([.D61:.H61])" office:value-type="float" office:value="12">
            <text:p>12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61:.N61])"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2"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table:formula="of:=SUM([.P61:.T61])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table:formula="of:=SUM([.V61:.AB61])" office:value-type="float" office:value="6">
            <text:p>6</text:p>
          </table:table-cell>
          <table:table-cell table:style-name="ce4" table:formula="of:=[.I61]+[.O61]+[.U61]+[.AC61]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61]+1" office:value-type="float" office:value="61">
            <text:p>61</text:p>
          </table:table-cell>
          <table:table-cell table:style-name="ce3" table:formula="of:=CONCATENATE(&quot;R&quot;; [.A62])" office:value-type="string" office:string-value="R61">
            <text:p>R61</text:p>
          </table:table-cell>
          <table:table-cell table:style-name="ce3" table:formula="of:=CONCATENATE(&quot;Name&quot;; [.A62]; [.B62])" office:value-type="string" office:string-value="Name61R61">
            <text:p>Name61R61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62:.H62])" office:value-type="float" office:value="12">
            <text:p>12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62:.N62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table:formula="of:=SUM([.P62:.T62])" office:value-type="float" office:value="10">
            <text:p>10</text:p>
          </table:table-cell>
          <table:table-cell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13" table:formula="of:=SUM([.V62:.AB62])" office:value-type="float" office:value="3">
            <text:p>3</text:p>
          </table:table-cell>
          <table:table-cell table:style-name="ce4" table:formula="of:=[.I62]+[.O62]+[.U62]+[.AC62]" office:value-type="float" office:value="25">
            <text:p>2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62]+1" office:value-type="float" office:value="62">
            <text:p>62</text:p>
          </table:table-cell>
          <table:table-cell table:style-name="ce3" table:formula="of:=CONCATENATE(&quot;R&quot;; [.A63])" office:value-type="string" office:string-value="R62">
            <text:p>R62</text:p>
          </table:table-cell>
          <table:table-cell table:style-name="ce3" table:formula="of:=CONCATENATE(&quot;Name&quot;; [.A63]; [.B63])" office:value-type="string" office:string-value="Name62R62">
            <text:p>Name62R6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SUM([.D63:.H63])" office:value-type="float" office:value="8">
            <text:p>8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table:formula="of:=SUM([.J63:.N63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table:formula="of:=SUM([.P63:.T63])" office:value-type="float" office:value="12">
            <text:p>12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63:.AB63])" office:value-type="float" office:value="0">
            <text:p>0</text:p>
          </table:table-cell>
          <table:table-cell table:style-name="ce4" table:formula="of:=[.I63]+[.O63]+[.U63]+[.AC63]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63]+1" office:value-type="float" office:value="63">
            <text:p>63</text:p>
          </table:table-cell>
          <table:table-cell table:style-name="ce3" table:formula="of:=CONCATENATE(&quot;R&quot;; [.A64])" office:value-type="string" office:string-value="R63">
            <text:p>R63</text:p>
          </table:table-cell>
          <table:table-cell table:style-name="ce3" table:formula="of:=CONCATENATE(&quot;Name&quot;; [.A64]; [.B64])" office:value-type="string" office:string-value="Name63R63">
            <text:p>Name63R6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64:.H64])" office:value-type="float" office:value="3">
            <text:p>3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table:formula="of:=SUM([.J64:.N64])" office:value-type="float" office:value="0">
            <text:p>0</text:p>
          </table:table-cell>
          <table:table-cell table:number-columns-repeated="5" table:style-name="ce10" office:value-type="string">
            <text:p>NA</text:p>
          </table:table-cell>
          <table:table-cell table:style-name="ce10" table:formula="of:=SUM([.P64:.T64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NA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3">
            <text:p>3</text:p>
          </table:table-cell>
          <table:table-cell table:style-name="ce13" table:formula="of:=SUM([.V64:.AB64])" office:value-type="float" office:value="6.5">
            <text:p>6.5</text:p>
          </table:table-cell>
          <table:table-cell table:style-name="ce4" table:formula="of:=[.I64]+[.O64]+[.U64]+[.AC64]" office:value-type="float" office:value="9.5">
            <text:p>9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64]+1" office:value-type="float" office:value="64">
            <text:p>64</text:p>
          </table:table-cell>
          <table:table-cell table:style-name="ce3" table:formula="of:=CONCATENATE(&quot;R&quot;; [.A65])" office:value-type="string" office:string-value="R64">
            <text:p>R64</text:p>
          </table:table-cell>
          <table:table-cell table:style-name="ce3" table:formula="of:=CONCATENATE(&quot;Name&quot;; [.A65]; [.B65])" office:value-type="string" office:string-value="Name64R64">
            <text:p>Name64R6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SUM([.D65:.H65])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table:formula="of:=SUM([.J65:.N65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SUM([.P65:.T65])" office:value-type="float" office:value="3">
            <text:p>3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65:.AB65])" office:value-type="float" office:value="0">
            <text:p>0</text:p>
          </table:table-cell>
          <table:table-cell table:style-name="ce4" table:formula="of:=[.I65]+[.O65]+[.U65]+[.AC65]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65]+1" office:value-type="float" office:value="65">
            <text:p>65</text:p>
          </table:table-cell>
          <table:table-cell table:style-name="ce3" table:formula="of:=CONCATENATE(&quot;R&quot;; [.A66])" office:value-type="string" office:string-value="R65">
            <text:p>R65</text:p>
          </table:table-cell>
          <table:table-cell table:style-name="ce3" table:formula="of:=CONCATENATE(&quot;Name&quot;; [.A66]; [.B66])" office:value-type="string" office:string-value="Name65R65">
            <text:p>Name65R65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formula="of:=SUM([.D66:.H66])" office:value-type="float" office:value="17">
            <text:p>17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66:.N66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table:formula="of:=SUM([.P66:.T66])" office:value-type="float" office:value="12">
            <text:p>1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table:formula="of:=SUM([.V66:.AB66])" office:value-type="float" office:value="5">
            <text:p>5</text:p>
          </table:table-cell>
          <table:table-cell table:style-name="ce4" table:formula="of:=[.I66]+[.O66]+[.U66]+[.AC66]" office:value-type="float" office:value="34">
            <text:p>34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66]+1" office:value-type="float" office:value="66">
            <text:p>66</text:p>
          </table:table-cell>
          <table:table-cell table:style-name="ce3" table:formula="of:=CONCATENATE(&quot;R&quot;; [.A67])" office:value-type="string" office:string-value="R66">
            <text:p>R66</text:p>
          </table:table-cell>
          <table:table-cell table:style-name="ce3" table:formula="of:=CONCATENATE(&quot;Name&quot;; [.A67]; [.B67])" office:value-type="string" office:string-value="Name66R66">
            <text:p>Name66R66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67:.H67])" office:value-type="float" office:value="12">
            <text:p>12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67:.N67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A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0" table:formula="of:=SUM([.P67:.T67])" office:value-type="float" office:value="8.5">
            <text:p>8.5</text:p>
          </table:table-cell>
          <table:table-cell table:number-columns-repeated="3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table:formula="of:=SUM([.V67:.AB67])" office:value-type="float" office:value="4">
            <text:p>4</text:p>
          </table:table-cell>
          <table:table-cell table:style-name="ce4" table:formula="of:=[.I67]+[.O67]+[.U67]+[.AC67]" office:value-type="float" office:value="24.5">
            <text:p>24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67]+1" office:value-type="float" office:value="67">
            <text:p>67</text:p>
          </table:table-cell>
          <table:table-cell table:style-name="ce3" table:formula="of:=CONCATENATE(&quot;R&quot;; [.A68])" office:value-type="string" office:string-value="R67">
            <text:p>R67</text:p>
          </table:table-cell>
          <table:table-cell table:style-name="ce3" table:formula="of:=CONCATENATE(&quot;Name&quot;; [.A68]; [.B68])" office:value-type="string" office:string-value="Name67R67">
            <text:p>Name67R67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68:.H68])" office:value-type="float" office:value="7">
            <text:p>7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68:.N68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table:formula="of:=SUM([.P68:.T68])" office:value-type="float" office:value="13">
            <text:p>13</text:p>
          </table:table-cell>
          <table:table-cell table:style-name="ce13" office:value-type="float" office:value="5">
            <text:p>5</text:p>
          </table:table-cell>
          <table:table-cell table:number-columns-repeated="5" table:style-name="ce13" office:value-type="string">
            <text:p>NA</text:p>
          </table:table-cell>
          <table:table-cell table:style-name="ce13" office:value-type="float" office:value="1">
            <text:p>1</text:p>
          </table:table-cell>
          <table:table-cell table:style-name="ce13" table:formula="of:=SUM([.V68:.AB68])" office:value-type="float" office:value="6">
            <text:p>6</text:p>
          </table:table-cell>
          <table:table-cell table:style-name="ce4" table:formula="of:=[.I68]+[.O68]+[.U68]+[.AC68]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68]+1" office:value-type="float" office:value="68">
            <text:p>68</text:p>
          </table:table-cell>
          <table:table-cell table:style-name="ce3" table:formula="of:=CONCATENATE(&quot;R&quot;; [.A69])" office:value-type="string" office:string-value="R68">
            <text:p>R68</text:p>
          </table:table-cell>
          <table:table-cell table:style-name="ce3" table:formula="of:=CONCATENATE(&quot;Name&quot;; [.A69]; [.B69])" office:value-type="string" office:string-value="Name68R68">
            <text:p>Name68R6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69:.H69])" office:value-type="float" office:value="7">
            <text:p>7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69:.N69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table:formula="of:=SUM([.P69:.T69])"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table:formula="of:=SUM([.V69:.AB69])" office:value-type="float" office:value="5">
            <text:p>5</text:p>
          </table:table-cell>
          <table:table-cell table:style-name="ce4" table:formula="of:=[.I69]+[.O69]+[.U69]+[.AC69]" office:value-type="float" office:value="21">
            <text:p>21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69]+1" office:value-type="float" office:value="69">
            <text:p>69</text:p>
          </table:table-cell>
          <table:table-cell table:style-name="ce3" table:formula="of:=CONCATENATE(&quot;R&quot;; [.A70])" office:value-type="string" office:string-value="R69">
            <text:p>R69</text:p>
          </table:table-cell>
          <table:table-cell table:style-name="ce3" table:formula="of:=CONCATENATE(&quot;Name&quot;; [.A70]; [.B70])" office:value-type="string" office:string-value="Name69R69">
            <text:p>Name69R69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formula="of:=SUM([.D70:.H70])" office:value-type="float" office:value="17">
            <text:p>17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70:.N70])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SUM([.P70:.T70])" office:value-type="float" office:value="22">
            <text:p>2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.5">
            <text:p>2.5</text:p>
          </table:table-cell>
          <table:table-cell table:style-name="ce13" office:value-type="string">
            <text:p>NA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NA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table:formula="of:=SUM([.V70:.AB70])" office:value-type="float" office:value="12.5">
            <text:p>12.5</text:p>
          </table:table-cell>
          <table:table-cell table:style-name="ce4" table:formula="of:=[.I70]+[.O70]+[.U70]+[.AC70]" office:value-type="float" office:value="51.5">
            <text:p>51.5</text:p>
          </table:table-cell>
          <table:table-cell table:style-name="ce16" office:value-type="float" office:value="1">
            <text:p>1</text:p>
          </table:table-cell>
          <table:table-cell table:number-columns-repeated="993"/>
        </table:table-row>
        <table:table-row table:style-name="ro2">
          <table:table-cell table:style-name="ce2" table:formula="of:=[.A70]+1" office:value-type="float" office:value="70">
            <text:p>70</text:p>
          </table:table-cell>
          <table:table-cell table:style-name="ce3" table:formula="of:=CONCATENATE(&quot;R&quot;; [.A71])" office:value-type="string" office:string-value="R70">
            <text:p>R70</text:p>
          </table:table-cell>
          <table:table-cell table:style-name="ce3" table:formula="of:=CONCATENATE(&quot;Name&quot;; [.A71]; [.B71])" office:value-type="string" office:string-value="Name70R70">
            <text:p>Name70R70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formula="of:=SUM([.D71:.H71])" office:value-type="float" office:value="15">
            <text:p>1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71:.N71])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table:formula="of:=SUM([.P71:.T71])" office:value-type="float" office:value="9">
            <text:p>9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1">
            <text:p>1</text:p>
          </table:table-cell>
          <table:table-cell table:style-name="ce13" table:formula="of:=SUM([.V71:.AB71])" office:value-type="float" office:value="2.5">
            <text:p>2.5</text:p>
          </table:table-cell>
          <table:table-cell table:style-name="ce4" table:formula="of:=[.I71]+[.O71]+[.U71]+[.AC71]" office:value-type="float" office:value="26.5">
            <text:p>26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71]+1" office:value-type="float" office:value="71">
            <text:p>71</text:p>
          </table:table-cell>
          <table:table-cell table:style-name="ce3" table:formula="of:=CONCATENATE(&quot;R&quot;; [.A72])" office:value-type="string" office:string-value="R71">
            <text:p>R71</text:p>
          </table:table-cell>
          <table:table-cell table:style-name="ce3" table:formula="of:=CONCATENATE(&quot;Name&quot;; [.A72]; [.B72])" office:value-type="string" office:string-value="Name71R71">
            <text:p>Name71R71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table:formula="of:=SUM([.D72:.H72])" office:value-type="float" office:value="17">
            <text:p>17</text:p>
          </table:table-cell>
          <table:table-cell table:style-name="ce7" office:value-type="float" office:value="5">
            <text:p>5</text:p>
          </table:table-cell>
          <table:table-cell table:number-columns-repeated="3"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table:formula="of:=SUM([.J72:.N72])" office:value-type="float" office:value="5">
            <text:p>5</text:p>
          </table:table-cell>
          <table:table-cell table:number-columns-repeated="4"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table:formula="of:=SUM([.P72:.T72])" office:value-type="float" office:value="0">
            <text:p>0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72:.AB72])" office:value-type="float" office:value="0">
            <text:p>0</text:p>
          </table:table-cell>
          <table:table-cell table:style-name="ce4" table:formula="of:=[.I72]+[.O72]+[.U72]+[.AC72]" office:value-type="float" office:value="22">
            <text:p>22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72]+1" office:value-type="float" office:value="72">
            <text:p>72</text:p>
          </table:table-cell>
          <table:table-cell table:style-name="ce3" table:formula="of:=CONCATENATE(&quot;R&quot;; [.A73])" office:value-type="string" office:string-value="R72">
            <text:p>R72</text:p>
          </table:table-cell>
          <table:table-cell table:style-name="ce3" table:formula="of:=CONCATENATE(&quot;Name&quot;; [.A73]; [.B73])" office:value-type="string" office:string-value="Name72R72">
            <text:p>Name72R72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table:formula="of:=SUM([.D73:.H73])" office:value-type="float" office:value="19">
            <text:p>19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73:.N73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4">
            <text:p>4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SUM([.P73:.T73])" office:value-type="float" office:value="18">
            <text:p>18</text:p>
          </table:table-cell>
          <table:table-cell table:number-columns-repeated="2"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table:formula="of:=SUM([.V73:.AB73])" office:value-type="float" office:value="5.5">
            <text:p>5.5</text:p>
          </table:table-cell>
          <table:table-cell table:style-name="ce4" table:formula="of:=[.I73]+[.O73]+[.U73]+[.AC73]" office:value-type="float" office:value="42.5">
            <text:p>42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73]+1" office:value-type="float" office:value="73">
            <text:p>73</text:p>
          </table:table-cell>
          <table:table-cell table:style-name="ce3" table:formula="of:=CONCATENATE(&quot;R&quot;; [.A74])" office:value-type="string" office:string-value="R73">
            <text:p>R73</text:p>
          </table:table-cell>
          <table:table-cell table:style-name="ce3" table:formula="of:=CONCATENATE(&quot;Name&quot;; [.A74]; [.B74])" office:value-type="string" office:string-value="Name73R73">
            <text:p>Name73R7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A</text:p>
          </table:table-cell>
          <table:table-cell table:style-name="ce4" table:formula="of:=SUM([.D74:.H74])" office:value-type="float" office:value="11">
            <text:p>11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74:.N74])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SUM([.P74:.T74])" office:value-type="float" office:value="16">
            <text:p>1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.5">
            <text:p>2.5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1">
            <text:p>1</text:p>
          </table:table-cell>
          <table:table-cell table:style-name="ce13" table:formula="of:=SUM([.V74:.AB74])" office:value-type="float" office:value="3.5">
            <text:p>3.5</text:p>
          </table:table-cell>
          <table:table-cell table:style-name="ce4" table:formula="of:=[.I74]+[.O74]+[.U74]+[.AC74]" office:value-type="float" office:value="30.5">
            <text:p>30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74]+1" office:value-type="float" office:value="74">
            <text:p>74</text:p>
          </table:table-cell>
          <table:table-cell table:style-name="ce3" table:formula="of:=CONCATENATE(&quot;R&quot;; [.A75])" office:value-type="string" office:string-value="R74">
            <text:p>R74</text:p>
          </table:table-cell>
          <table:table-cell table:style-name="ce3" table:formula="of:=CONCATENATE(&quot;Name&quot;; [.A75]; [.B75])" office:value-type="string" office:string-value="Name74R74">
            <text:p>Name74R7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75:.H75])" office:value-type="float" office:value="3">
            <text:p>3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75:.N75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string">
            <text:p>NA</text:p>
          </table:table-cell>
          <table:table-cell table:style-name="ce10" office:value-type="float" office:value="5">
            <text:p>5</text:p>
          </table:table-cell>
          <table:table-cell table:style-name="ce10" table:formula="of:=SUM([.P75:.T75])" office:value-type="float" office:value="7">
            <text:p>7</text:p>
          </table:table-cell>
          <table:table-cell table:style-name="ce13" office:value-type="string">
            <text:p>NA</text:p>
          </table:table-cell>
          <table:table-cell table:number-columns-repeated="5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table:formula="of:=SUM([.V75:.AB75])" office:value-type="float" office:value="1">
            <text:p>1</text:p>
          </table:table-cell>
          <table:table-cell table:style-name="ce4" table:formula="of:=[.I75]+[.O75]+[.U75]+[.AC75]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75]+1" office:value-type="float" office:value="75">
            <text:p>75</text:p>
          </table:table-cell>
          <table:table-cell table:style-name="ce3" table:formula="of:=CONCATENATE(&quot;R&quot;; [.A76])" office:value-type="string" office:string-value="R75">
            <text:p>R75</text:p>
          </table:table-cell>
          <table:table-cell table:style-name="ce3" table:formula="of:=CONCATENATE(&quot;Name&quot;; [.A76]; [.B76])" office:value-type="string" office:string-value="Name75R75">
            <text:p>Name75R75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76:.H76])" office:value-type="float" office:value="12">
            <text:p>12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76:.N76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table:formula="of:=SUM([.P76:.T76])" office:value-type="float" office:value="2">
            <text:p>2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style-name="ce13" table:formula="of:=SUM([.V76:.AB76])" office:value-type="float" office:value="4">
            <text:p>4</text:p>
          </table:table-cell>
          <table:table-cell table:style-name="ce4" table:formula="of:=[.I76]+[.O76]+[.U76]+[.AC76]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76]+1" office:value-type="float" office:value="76">
            <text:p>76</text:p>
          </table:table-cell>
          <table:table-cell table:style-name="ce3" table:formula="of:=CONCATENATE(&quot;R&quot;; [.A77])" office:value-type="string" office:string-value="R76">
            <text:p>R76</text:p>
          </table:table-cell>
          <table:table-cell table:style-name="ce3" table:formula="of:=CONCATENATE(&quot;Name&quot;; [.A77]; [.B77])" office:value-type="string" office:string-value="Name76R76">
            <text:p>Name76R7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77:.H77])" office:value-type="float" office:value="10">
            <text:p>10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77:.N77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SUM([.P77:.T77])" office:value-type="float" office:value="14">
            <text:p>1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table:formula="of:=SUM([.V77:.AB77])" office:value-type="float" office:value="5">
            <text:p>5</text:p>
          </table:table-cell>
          <table:table-cell table:style-name="ce4" table:formula="of:=[.I77]+[.O77]+[.U77]+[.AC77]" office:value-type="float" office:value="29">
            <text:p>29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77]+1" office:value-type="float" office:value="77">
            <text:p>77</text:p>
          </table:table-cell>
          <table:table-cell table:style-name="ce3" table:formula="of:=CONCATENATE(&quot;R&quot;; [.A78])" office:value-type="string" office:string-value="R77">
            <text:p>R77</text:p>
          </table:table-cell>
          <table:table-cell table:style-name="ce3" table:formula="of:=CONCATENATE(&quot;Name&quot;; [.A78]; [.B78])" office:value-type="string" office:string-value="Name77R77">
            <text:p>Name77R77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formula="of:=SUM([.D78:.H78])" office:value-type="float" office:value="15">
            <text:p>15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table:formula="of:=SUM([.J78:.N78])" office:value-type="float" office:value="0">
            <text:p>0</text:p>
          </table:table-cell>
          <table:table-cell table:number-columns-repeated="3" table:style-name="ce10" office:value-type="string">
            <text:p>NA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SUM([.P78:.T78])" office:value-type="float" office:value="0">
            <text:p>0</text:p>
          </table:table-cell>
          <table:table-cell table:number-columns-repeated="6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table:formula="of:=SUM([.V78:.AB78])" office:value-type="float" office:value="0">
            <text:p>0</text:p>
          </table:table-cell>
          <table:table-cell table:style-name="ce4" table:formula="of:=[.I78]+[.O78]+[.U78]+[.AC78]" office:value-type="float" office:value="15">
            <text:p>1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78]+1" office:value-type="float" office:value="78">
            <text:p>78</text:p>
          </table:table-cell>
          <table:table-cell table:style-name="ce3" table:formula="of:=CONCATENATE(&quot;R&quot;; [.A79])" office:value-type="string" office:string-value="R78">
            <text:p>R78</text:p>
          </table:table-cell>
          <table:table-cell table:style-name="ce3" table:formula="of:=CONCATENATE(&quot;Name&quot;; [.A79]; [.B79])" office:value-type="string" office:string-value="Name78R78">
            <text:p>Name78R78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79:.H79])" office:value-type="float" office:value="12">
            <text:p>12</text:p>
          </table:table-cell>
          <table:table-cell table:number-columns-repeated="2" table:style-name="ce7" office:value-type="string">
            <text:p>NA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table:formula="of:=SUM([.J79:.N79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NA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table:formula="of:=SUM([.P79:.T79])" office:value-type="float" office:value="6">
            <text:p>6</text:p>
          </table:table-cell>
          <table:table-cell table:number-columns-repeated="5" table:style-name="ce13" office:value-type="string">
            <text:p>NA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 table:style-name="ce13" table:formula="of:=SUM([.V79:.AB79])" office:value-type="float" office:value="5">
            <text:p>5</text:p>
          </table:table-cell>
          <table:table-cell table:style-name="ce4" table:formula="of:=[.I79]+[.O79]+[.U79]+[.AC79]" office:value-type="float" office:value="23">
            <text:p>23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79]+1" office:value-type="float" office:value="79">
            <text:p>79</text:p>
          </table:table-cell>
          <table:table-cell table:style-name="ce3" table:formula="of:=CONCATENATE(&quot;R&quot;; [.A80])" office:value-type="string" office:string-value="R79">
            <text:p>R79</text:p>
          </table:table-cell>
          <table:table-cell table:style-name="ce3" table:formula="of:=CONCATENATE(&quot;Name&quot;; [.A80]; [.B80])" office:value-type="string" office:string-value="Name79R79">
            <text:p>Name79R79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formula="of:=SUM([.D80:.H80])" office:value-type="float" office:value="17">
            <text:p>17</text:p>
          </table:table-cell>
          <table:table-cell table:number-columns-repeated="5" table:style-name="ce7" office:value-type="float" office:value="0">
            <text:p>0</text:p>
          </table:table-cell>
          <table:table-cell table:style-name="ce7" table:formula="of:=SUM([.J80:.N80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string">
            <text:p>NA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table:formula="of:=SUM([.P80:.T80])" office:value-type="float" office:value="2">
            <text:p>2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80:.AB80])" office:value-type="float" office:value="0">
            <text:p>0</text:p>
          </table:table-cell>
          <table:table-cell table:style-name="ce4" table:formula="of:=[.I80]+[.O80]+[.U80]+[.AC80]" office:value-type="float" office:value="19">
            <text:p>19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80]+1" office:value-type="float" office:value="80">
            <text:p>80</text:p>
          </table:table-cell>
          <table:table-cell table:style-name="ce3" table:formula="of:=CONCATENATE(&quot;R&quot;; [.A81])" office:value-type="string" office:string-value="R80">
            <text:p>R80</text:p>
          </table:table-cell>
          <table:table-cell table:style-name="ce3" table:formula="of:=CONCATENATE(&quot;Name&quot;; [.A81]; [.B81])" office:value-type="string" office:string-value="Name80R80">
            <text:p>Name80R80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81:.H81])" office:value-type="float" office:value="12">
            <text:p>12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81:.N81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formula="of:=SUM([.P81:.T81])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1">
            <text:p>1</text:p>
          </table:table-cell>
          <table:table-cell table:style-name="ce13" table:formula="of:=SUM([.V81:.AB81])" office:value-type="float" office:value="5">
            <text:p>5</text:p>
          </table:table-cell>
          <table:table-cell table:style-name="ce4" table:formula="of:=[.I81]+[.O81]+[.U81]+[.AC81]" office:value-type="float" office:value="21">
            <text:p>21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81]+1" office:value-type="float" office:value="81">
            <text:p>81</text:p>
          </table:table-cell>
          <table:table-cell table:style-name="ce3" table:formula="of:=CONCATENATE(&quot;R&quot;; [.A82])" office:value-type="string" office:string-value="R81">
            <text:p>R81</text:p>
          </table:table-cell>
          <table:table-cell table:style-name="ce3" table:formula="of:=CONCATENATE(&quot;Name&quot;; [.A82]; [.B82])" office:value-type="string" office:string-value="Name81R81">
            <text:p>Name81R81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82:.H82])" office:value-type="float" office:value="12">
            <text:p>12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82:.N82])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number-columns-repeated="3" table:style-name="ce10" office:value-type="float" office:value="5">
            <text:p>5</text:p>
          </table:table-cell>
          <table:table-cell table:style-name="ce10" table:formula="of:=SUM([.P82:.T82])" office:value-type="float" office:value="21">
            <text:p>21</text:p>
          </table:table-cell>
          <table:table-cell table:style-name="ce13" office:value-type="string">
            <text:p>NA</text:p>
          </table:table-cell>
          <table:table-cell table:style-name="ce13" office:value-type="float" office:value="2.5">
            <text:p>2.5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A</text:p>
          </table:table-cell>
          <table:table-cell table:style-name="ce13" table:formula="of:=SUM([.V82:.AB82])" office:value-type="float" office:value="5.5">
            <text:p>5.5</text:p>
          </table:table-cell>
          <table:table-cell table:style-name="ce4" table:formula="of:=[.I82]+[.O82]+[.U82]+[.AC82]" office:value-type="float" office:value="38.5">
            <text:p>38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82]+1" office:value-type="float" office:value="82">
            <text:p>82</text:p>
          </table:table-cell>
          <table:table-cell table:style-name="ce3" table:formula="of:=CONCATENATE(&quot;R&quot;; [.A83])" office:value-type="string" office:string-value="R82">
            <text:p>R82</text:p>
          </table:table-cell>
          <table:table-cell table:style-name="ce3" table:formula="of:=CONCATENATE(&quot;Name&quot;; [.A83]; [.B83])" office:value-type="string" office:string-value="Name82R82">
            <text:p>Name82R8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83:.H83])" office:value-type="float" office:value="7">
            <text:p>7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table:formula="of:=SUM([.J83:.N83])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number-columns-repeated="4" table:style-name="ce10" office:value-type="string">
            <text:p>NA</text:p>
          </table:table-cell>
          <table:table-cell table:style-name="ce10" table:formula="of:=SUM([.P83:.T83])" office:value-type="float" office:value="2">
            <text:p>2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83:.AB83])" office:value-type="float" office:value="0">
            <text:p>0</text:p>
          </table:table-cell>
          <table:table-cell table:style-name="ce4" table:formula="of:=[.I83]+[.O83]+[.U83]+[.AC83]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83]+1" office:value-type="float" office:value="83">
            <text:p>83</text:p>
          </table:table-cell>
          <table:table-cell table:style-name="ce3" table:formula="of:=CONCATENATE(&quot;R&quot;; [.A84])" office:value-type="string" office:string-value="R83">
            <text:p>R83</text:p>
          </table:table-cell>
          <table:table-cell table:style-name="ce3" table:formula="of:=CONCATENATE(&quot;Name&quot;; [.A84]; [.B84])" office:value-type="string" office:string-value="Name83R83">
            <text:p>Name83R8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SUM([.D84:.H84])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number-columns-repeated="3"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table:formula="of:=SUM([.J84:.N84])" office:value-type="float" office:value="0">
            <text:p>0</text:p>
          </table:table-cell>
          <table:table-cell table:number-columns-repeated="5" table:style-name="ce10" office:value-type="string">
            <text:p>NA</text:p>
          </table:table-cell>
          <table:table-cell table:style-name="ce10" table:formula="of:=SUM([.P84:.T84])" office:value-type="float" office:value="0">
            <text:p>0</text:p>
          </table:table-cell>
          <table:table-cell table:number-columns-repeated="6" table:style-name="ce13" office:value-type="string">
            <text:p>NA</text:p>
          </table:table-cell>
          <table:table-cell table:style-name="ce13" office:value-type="float" office:value="1">
            <text:p>1</text:p>
          </table:table-cell>
          <table:table-cell table:style-name="ce13" table:formula="of:=SUM([.V84:.AB84])" office:value-type="float" office:value="1">
            <text:p>1</text:p>
          </table:table-cell>
          <table:table-cell table:style-name="ce4" table:formula="of:=[.I84]+[.O84]+[.U84]+[.AC84]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84]+1" office:value-type="float" office:value="84">
            <text:p>84</text:p>
          </table:table-cell>
          <table:table-cell table:style-name="ce3" table:formula="of:=CONCATENATE(&quot;R&quot;; [.A85])" office:value-type="string" office:string-value="R84">
            <text:p>R84</text:p>
          </table:table-cell>
          <table:table-cell table:style-name="ce3" table:formula="of:=CONCATENATE(&quot;Name&quot;; [.A85]; [.B85])" office:value-type="string" office:string-value="Name84R84">
            <text:p>Name84R84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SUM([.D85:.H85])" office:value-type="float" office:value="9">
            <text:p>9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85:.N85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table:formula="of:=SUM([.P85:.T85])" office:value-type="float" office:value="9">
            <text:p>9</text:p>
          </table:table-cell>
          <table:table-cell table:number-columns-repeated="3" table:style-name="ce13" office:value-type="string">
            <text:p>NA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table:formula="of:=SUM([.V85:.AB85])" office:value-type="float" office:value="2">
            <text:p>2</text:p>
          </table:table-cell>
          <table:table-cell table:style-name="ce4" table:formula="of:=[.I85]+[.O85]+[.U85]+[.AC85]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85]+1" office:value-type="float" office:value="85">
            <text:p>85</text:p>
          </table:table-cell>
          <table:table-cell table:style-name="ce3" table:formula="of:=CONCATENATE(&quot;R&quot;; [.A86])" office:value-type="string" office:string-value="R85">
            <text:p>R85</text:p>
          </table:table-cell>
          <table:table-cell table:style-name="ce3" table:formula="of:=CONCATENATE(&quot;Name&quot;; [.A86]; [.B86])" office:value-type="string" office:string-value="Name85R85">
            <text:p>Name85R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SUM([.D86:.H86])" office:value-type="float" office:value="3">
            <text:p>3</text:p>
          </table:table-cell>
          <table:table-cell table:number-columns-repeated="2"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table:formula="of:=SUM([.J86:.N86])" office:value-type="float" office:value="0">
            <text:p>0</text:p>
          </table:table-cell>
          <table:table-cell table:number-columns-repeated="4"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table:formula="of:=SUM([.P86:.T86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SUM([.V86:.AB86])" office:value-type="float" office:value="0">
            <text:p>0</text:p>
          </table:table-cell>
          <table:table-cell table:style-name="ce4" table:formula="of:=[.I86]+[.O86]+[.U86]+[.AC86]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86]+1" office:value-type="float" office:value="86">
            <text:p>86</text:p>
          </table:table-cell>
          <table:table-cell table:style-name="ce3" table:formula="of:=CONCATENATE(&quot;R&quot;; [.A87])" office:value-type="string" office:string-value="R86">
            <text:p>R86</text:p>
          </table:table-cell>
          <table:table-cell table:style-name="ce3" table:formula="of:=CONCATENATE(&quot;Name&quot;; [.A87]; [.B87])" office:value-type="string" office:string-value="Name86R86">
            <text:p>Name86R8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SUM([.D87:.H87])" office:value-type="float" office:value="2">
            <text:p>2</text:p>
          </table:table-cell>
          <table:table-cell table:number-columns-repeated="5" table:style-name="ce7" office:value-type="float" office:value="0">
            <text:p>0</text:p>
          </table:table-cell>
          <table:table-cell table:style-name="ce7" table:formula="of:=SUM([.J87:.N87])"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SUM([.P87:.T87])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0">
            <text:p>0</text:p>
          </table:table-cell>
          <table:table-cell table:style-name="ce13" table:formula="of:=SUM([.V87:.AB87])" office:value-type="float" office:value="1.5">
            <text:p>1.5</text:p>
          </table:table-cell>
          <table:table-cell table:style-name="ce4" table:formula="of:=[.I87]+[.O87]+[.U87]+[.AC87]" office:value-type="float" office:value="3.5">
            <text:p>3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87]+1" office:value-type="float" office:value="87">
            <text:p>87</text:p>
          </table:table-cell>
          <table:table-cell table:style-name="ce3" table:formula="of:=CONCATENATE(&quot;R&quot;; [.A88])" office:value-type="string" office:string-value="R87">
            <text:p>R87</text:p>
          </table:table-cell>
          <table:table-cell table:style-name="ce3" table:formula="of:=CONCATENATE(&quot;Name&quot;; [.A88]; [.B88])" office:value-type="string" office:string-value="Name87R87">
            <text:p>Name87R8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SUM([.D88:.H88])" office:value-type="float" office:value="7">
            <text:p>7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table:formula="of:=SUM([.J88:.N88])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table:formula="of:=SUM([.P88:.T88])" office:value-type="float" office:value="11">
            <text:p>11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88:.AB88])" office:value-type="float" office:value="0">
            <text:p>0</text:p>
          </table:table-cell>
          <table:table-cell table:style-name="ce4" table:formula="of:=[.I88]+[.O88]+[.U88]+[.AC88]" office:value-type="float" office:value="28">
            <text:p>28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88]+1" office:value-type="float" office:value="88">
            <text:p>88</text:p>
          </table:table-cell>
          <table:table-cell table:style-name="ce3" table:formula="of:=CONCATENATE(&quot;R&quot;; [.A89])" office:value-type="string" office:string-value="R88">
            <text:p>R88</text:p>
          </table:table-cell>
          <table:table-cell table:style-name="ce3" table:formula="of:=CONCATENATE(&quot;Name&quot;; [.A89]; [.B89])" office:value-type="string" office:string-value="Name88R88">
            <text:p>Name88R8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89:.H89])" office:value-type="float" office:value="11">
            <text:p>11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89:.N89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number-columns-repeated="2"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table:formula="of:=SUM([.P89:.T89])" office:value-type="float" office:value="5">
            <text:p>5</text:p>
          </table:table-cell>
          <table:table-cell table:style-name="ce13" office:value-type="string">
            <text:p>NA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table:formula="of:=SUM([.V89:.AB89])" office:value-type="float" office:value="2">
            <text:p>2</text:p>
          </table:table-cell>
          <table:table-cell table:style-name="ce4" table:formula="of:=[.I89]+[.O89]+[.U89]+[.AC89]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89]+1" office:value-type="float" office:value="89">
            <text:p>89</text:p>
          </table:table-cell>
          <table:table-cell table:style-name="ce3" table:formula="of:=CONCATENATE(&quot;R&quot;; [.A90])" office:value-type="string" office:string-value="R89">
            <text:p>R89</text:p>
          </table:table-cell>
          <table:table-cell table:style-name="ce3" table:formula="of:=CONCATENATE(&quot;Name&quot;; [.A90]; [.B90])" office:value-type="string" office:string-value="Name89R89">
            <text:p>Name89R8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SUM([.D90:.H90])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number-columns-repeated="4" table:style-name="ce7" office:value-type="string">
            <text:p>NA</text:p>
          </table:table-cell>
          <table:table-cell table:style-name="ce7" table:formula="of:=SUM([.J90:.N90])" office:value-type="float" office:value="4">
            <text:p>4</text:p>
          </table:table-cell>
          <table:table-cell table:number-columns-repeated="4"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table:formula="of:=SUM([.P90:.T90])" office:value-type="float" office:value="0">
            <text:p>0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90:.AB90])" office:value-type="float" office:value="0">
            <text:p>0</text:p>
          </table:table-cell>
          <table:table-cell table:style-name="ce4" table:formula="of:=[.I90]+[.O90]+[.U90]+[.AC90]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90]+1" office:value-type="float" office:value="90">
            <text:p>90</text:p>
          </table:table-cell>
          <table:table-cell table:style-name="ce3" table:formula="of:=CONCATENATE(&quot;R&quot;; [.A91])" office:value-type="string" office:string-value="R90">
            <text:p>R90</text:p>
          </table:table-cell>
          <table:table-cell table:style-name="ce3" table:formula="of:=CONCATENATE(&quot;Name&quot;; [.A91]; [.B91])" office:value-type="string" office:string-value="Name90R90">
            <text:p>Name90R90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formula="of:=SUM([.D91:.H91])" office:value-type="float" office:value="19">
            <text:p>19</text:p>
          </table:table-cell>
          <table:table-cell table:number-columns-repeated="2"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string">
            <text:p>NA</text:p>
          </table:table-cell>
          <table:table-cell table:style-name="ce7" table:formula="of:=SUM([.J91:.N91])" office:value-type="float" office:value="0">
            <text:p>0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A</text:p>
          </table:table-cell>
          <table:table-cell table:style-name="ce10" office:value-type="float" office:value="5">
            <text:p>5</text:p>
          </table:table-cell>
          <table:table-cell table:style-name="ce10" table:formula="of:=SUM([.P91:.T91])" office:value-type="float" office:value="14">
            <text:p>14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91:.AB91])" office:value-type="float" office:value="0">
            <text:p>0</text:p>
          </table:table-cell>
          <table:table-cell table:style-name="ce4" table:formula="of:=[.I91]+[.O91]+[.U91]+[.AC91]" office:value-type="float" office:value="33">
            <text:p>33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91]+1" office:value-type="float" office:value="91">
            <text:p>91</text:p>
          </table:table-cell>
          <table:table-cell table:style-name="ce3" table:formula="of:=CONCATENATE(&quot;R&quot;; [.A92])" office:value-type="string" office:string-value="R91">
            <text:p>R91</text:p>
          </table:table-cell>
          <table:table-cell table:style-name="ce3" table:formula="of:=CONCATENATE(&quot;Name&quot;; [.A92]; [.B92])" office:value-type="string" office:string-value="Name91R91">
            <text:p>Name91R91</text:p>
          </table:table-cell>
          <table:table-cell table:number-columns-repeated="3" table:style-name="ce4" office:value-type="float" office:value="5">
            <text:p>5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92:.H92])" office:value-type="float" office:value="15">
            <text:p>1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string">
            <text:p>NA</text:p>
          </table:table-cell>
          <table:table-cell table:style-name="ce7" table:formula="of:=SUM([.J92:.N92])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table:formula="of:=SUM([.P92:.T92])" office:value-type="float" office:value="18">
            <text:p>18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92:.AB92])" office:value-type="float" office:value="0">
            <text:p>0</text:p>
          </table:table-cell>
          <table:table-cell table:style-name="ce4" table:formula="of:=[.I92]+[.O92]+[.U92]+[.AC92]" office:value-type="float" office:value="38">
            <text:p>38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92]+1" office:value-type="float" office:value="92">
            <text:p>92</text:p>
          </table:table-cell>
          <table:table-cell table:style-name="ce3" table:formula="of:=CONCATENATE(&quot;R&quot;; [.A93])" office:value-type="string" office:string-value="R92">
            <text:p>R92</text:p>
          </table:table-cell>
          <table:table-cell table:style-name="ce3" table:formula="of:=CONCATENATE(&quot;Name&quot;; [.A93]; [.B93])" office:value-type="string" office:string-value="Name92R92">
            <text:p>Name92R92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table:formula="of:=SUM([.D93:.H93])" office:value-type="float" office:value="15">
            <text:p>15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formula="of:=SUM([.J93:.N93])" office:value-type="float" office:value="6">
            <text:p>6</text:p>
          </table:table-cell>
          <table:table-cell table:number-columns-repeated="5" table:style-name="ce10" office:value-type="string">
            <text:p>NA</text:p>
          </table:table-cell>
          <table:table-cell table:style-name="ce10" table:formula="of:=SUM([.P93:.T93])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4" table:style-name="ce13" office:value-type="string">
            <text:p>NA</text:p>
          </table:table-cell>
          <table:table-cell table:style-name="ce13" table:formula="of:=SUM([.V93:.AB93])" office:value-type="float" office:value="0">
            <text:p>0</text:p>
          </table:table-cell>
          <table:table-cell table:style-name="ce4" table:formula="of:=[.I93]+[.O93]+[.U93]+[.AC93]" office:value-type="float" office:value="21">
            <text:p>21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93]+1" office:value-type="float" office:value="93">
            <text:p>93</text:p>
          </table:table-cell>
          <table:table-cell table:style-name="ce3" table:formula="of:=CONCATENATE(&quot;R&quot;; [.A94])" office:value-type="string" office:string-value="R93">
            <text:p>R93</text:p>
          </table:table-cell>
          <table:table-cell table:style-name="ce3" table:formula="of:=CONCATENATE(&quot;Name&quot;; [.A94]; [.B94])" office:value-type="string" office:string-value="Name93R93">
            <text:p>Name93R9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94:.H94])" office:value-type="float" office:value="5">
            <text:p>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94:.N94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NA</text:p>
          </table:table-cell>
          <table:table-cell table:style-name="ce10" table:formula="of:=SUM([.P94:.T94])" office:value-type="float" office:value="11">
            <text:p>1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4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table:formula="of:=SUM([.V94:.AB94])" office:value-type="float" office:value="0">
            <text:p>0</text:p>
          </table:table-cell>
          <table:table-cell table:style-name="ce4" table:formula="of:=[.I94]+[.O94]+[.U94]+[.AC94]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94]+1" office:value-type="float" office:value="94">
            <text:p>94</text:p>
          </table:table-cell>
          <table:table-cell table:style-name="ce3" table:formula="of:=CONCATENATE(&quot;R&quot;; [.A95])" office:value-type="string" office:string-value="R94">
            <text:p>R94</text:p>
          </table:table-cell>
          <table:table-cell table:style-name="ce3" table:formula="of:=CONCATENATE(&quot;Name&quot;; [.A95]; [.B95])" office:value-type="string" office:string-value="Name94R94">
            <text:p>Name94R94</text:p>
          </table:table-cell>
          <table:table-cell table:number-columns-repeated="4"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formula="of:=SUM([.D95:.H95])" office:value-type="float" office:value="21">
            <text:p>21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95:.N95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SUM([.P95:.T95])" office:value-type="float" office:value="13">
            <text:p>1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 table:formula="of:=SUM([.V95:.AB95])" office:value-type="float" office:value="5.5">
            <text:p>5.5</text:p>
          </table:table-cell>
          <table:table-cell table:style-name="ce4" table:formula="of:=[.I95]+[.O95]+[.U95]+[.AC95]" office:value-type="float" office:value="39.5">
            <text:p>39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95]+1" office:value-type="float" office:value="95">
            <text:p>95</text:p>
          </table:table-cell>
          <table:table-cell table:style-name="ce3" table:formula="of:=CONCATENATE(&quot;R&quot;; [.A96])" office:value-type="string" office:string-value="R95">
            <text:p>R95</text:p>
          </table:table-cell>
          <table:table-cell table:style-name="ce3" table:formula="of:=CONCATENATE(&quot;Name&quot;; [.A96]; [.B96])" office:value-type="string" office:string-value="Name95R95">
            <text:p>Name95R9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96:.H96])" office:value-type="float" office:value="5">
            <text:p>5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table:formula="of:=SUM([.J96:.N96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table:formula="of:=SUM([.P96:.T96])" office:value-type="float" office:value="6">
            <text:p>6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96:.AB96])" office:value-type="float" office:value="0">
            <text:p>0</text:p>
          </table:table-cell>
          <table:table-cell table:style-name="ce4" table:formula="of:=[.I96]+[.O96]+[.U96]+[.AC96]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96]+1" office:value-type="float" office:value="96">
            <text:p>96</text:p>
          </table:table-cell>
          <table:table-cell table:style-name="ce3" table:formula="of:=CONCATENATE(&quot;R&quot;; [.A97])" office:value-type="string" office:string-value="R96">
            <text:p>R96</text:p>
          </table:table-cell>
          <table:table-cell table:style-name="ce3" table:formula="of:=CONCATENATE(&quot;Name&quot;; [.A97]; [.B97])" office:value-type="string" office:string-value="Name96R96">
            <text:p>Name96R96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97:.H97])" office:value-type="float" office:value="15">
            <text:p>1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97:.N97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table:formula="of:=SUM([.P97:.T97])" office:value-type="float" office:value="12">
            <text:p>12</text:p>
          </table:table-cell>
          <table:table-cell table:style-name="ce13" office:value-type="string">
            <text:p>NA</text:p>
          </table:table-cell>
          <table:table-cell table:style-name="ce13" office:value-type="float" office:value="2.5">
            <text:p>2.5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table:formula="of:=SUM([.V97:.AB97])" office:value-type="float" office:value="5.5">
            <text:p>5.5</text:p>
          </table:table-cell>
          <table:table-cell table:style-name="ce4" table:formula="of:=[.I97]+[.O97]+[.U97]+[.AC97]" office:value-type="float" office:value="32.5">
            <text:p>32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97]+1" office:value-type="float" office:value="97">
            <text:p>97</text:p>
          </table:table-cell>
          <table:table-cell table:style-name="ce3" table:formula="of:=CONCATENATE(&quot;R&quot;; [.A98])" office:value-type="string" office:string-value="R97">
            <text:p>R97</text:p>
          </table:table-cell>
          <table:table-cell table:style-name="ce3" table:formula="of:=CONCATENATE(&quot;Name&quot;; [.A98]; [.B98])" office:value-type="string" office:string-value="Name97R97">
            <text:p>Name97R97</text:p>
          </table:table-cell>
          <table:table-cell table:number-columns-repeated="3" table:style-name="ce4" office:value-type="float" office:value="5">
            <text:p>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SUM([.D98:.H98])" office:value-type="float" office:value="15">
            <text:p>15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string">
            <text:p>NA</text:p>
          </table:table-cell>
          <table:table-cell table:style-name="ce7" table:formula="of:=SUM([.J98:.N98])" office:value-type="float" office:value="5">
            <text:p>5</text:p>
          </table:table-cell>
          <table:table-cell table:number-columns-repeated="2" table:style-name="ce10" office:value-type="string">
            <text:p>NA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.5">
            <text:p>2.5</text:p>
          </table:table-cell>
          <table:table-cell table:style-name="ce10" table:formula="of:=SUM([.P98:.T98])" office:value-type="float" office:value="9.5">
            <text:p>9.5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98:.AB98])" office:value-type="float" office:value="0">
            <text:p>0</text:p>
          </table:table-cell>
          <table:table-cell table:style-name="ce4" table:formula="of:=[.I98]+[.O98]+[.U98]+[.AC98]" office:value-type="float" office:value="29.5">
            <text:p>29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98]+1" office:value-type="float" office:value="98">
            <text:p>98</text:p>
          </table:table-cell>
          <table:table-cell table:style-name="ce3" table:formula="of:=CONCATENATE(&quot;R&quot;; [.A99])" office:value-type="string" office:string-value="R98">
            <text:p>R98</text:p>
          </table:table-cell>
          <table:table-cell table:style-name="ce3" table:formula="of:=CONCATENATE(&quot;Name&quot;; [.A99]; [.B99])" office:value-type="string" office:string-value="Name98R98">
            <text:p>Name98R98</text:p>
          </table:table-cell>
          <table:table-cell table:number-columns-repeated="3" table:style-name="ce4" office:value-type="float" office:value="5">
            <text:p>5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99:.H99])" office:value-type="float" office:value="15">
            <text:p>15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number-columns-repeated="3" table:style-name="ce7" office:value-type="string">
            <text:p>NA</text:p>
          </table:table-cell>
          <table:table-cell table:style-name="ce7" table:formula="of:=SUM([.J99:.N99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table:formula="of:=SUM([.P99:.T99])" office:value-type="float" office:value="13">
            <text:p>1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table:formula="of:=SUM([.V99:.AB99])" office:value-type="float" office:value="6.5">
            <text:p>6.5</text:p>
          </table:table-cell>
          <table:table-cell table:style-name="ce4" table:formula="of:=[.I99]+[.O99]+[.U99]+[.AC99]" office:value-type="float" office:value="34.5">
            <text:p>34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99]+1" office:value-type="float" office:value="99">
            <text:p>99</text:p>
          </table:table-cell>
          <table:table-cell table:style-name="ce3" table:formula="of:=CONCATENATE(&quot;R&quot;; [.A100])" office:value-type="string" office:string-value="R99">
            <text:p>R99</text:p>
          </table:table-cell>
          <table:table-cell table:style-name="ce3" table:formula="of:=CONCATENATE(&quot;Name&quot;; [.A100]; [.B100])" office:value-type="string" office:string-value="Name99R99">
            <text:p>Name99R99</text:p>
          </table:table-cell>
          <table:table-cell table:number-columns-repeated="3" table:style-name="ce4" office:value-type="float" office:value="5">
            <text:p>5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100:.H100])" office:value-type="float" office:value="15">
            <text:p>1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00:.N100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table:formula="of:=SUM([.P100:.T100])" office:value-type="float" office:value="0">
            <text:p>0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100:.AB100])" office:value-type="float" office:value="0">
            <text:p>0</text:p>
          </table:table-cell>
          <table:table-cell table:style-name="ce4" table:formula="of:=[.I100]+[.O100]+[.U100]+[.AC100]" office:value-type="float" office:value="15">
            <text:p>1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00]+1" office:value-type="float" office:value="100">
            <text:p>100</text:p>
          </table:table-cell>
          <table:table-cell table:style-name="ce3" table:formula="of:=CONCATENATE(&quot;R&quot;; [.A101])" office:value-type="string" office:string-value="R100">
            <text:p>R100</text:p>
          </table:table-cell>
          <table:table-cell table:style-name="ce3" table:formula="of:=CONCATENATE(&quot;Name&quot;; [.A101]; [.B101])" office:value-type="string" office:string-value="Name100R100">
            <text:p>Name100R100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table:formula="of:=SUM([.D101:.H101])" office:value-type="float" office:value="18">
            <text:p>18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table:formula="of:=SUM([.J101:.N101])" office:value-type="float" office:value="8">
            <text:p>8</text:p>
          </table:table-cell>
          <table:table-cell table:number-columns-repeated="5" table:style-name="ce10" office:value-type="string">
            <text:p>NA</text:p>
          </table:table-cell>
          <table:table-cell table:style-name="ce10" table:formula="of:=SUM([.P101:.T101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4">
            <text:p>4</text:p>
          </table:table-cell>
          <table:table-cell table:number-columns-repeated="4" table:style-name="ce13" office:value-type="string">
            <text:p>NA</text:p>
          </table:table-cell>
          <table:table-cell table:style-name="ce13" office:value-type="float" office:value="2">
            <text:p>2</text:p>
          </table:table-cell>
          <table:table-cell table:style-name="ce13" table:formula="of:=SUM([.V101:.AB101])" office:value-type="float" office:value="6">
            <text:p>6</text:p>
          </table:table-cell>
          <table:table-cell table:style-name="ce4" table:formula="of:=[.I101]+[.O101]+[.U101]+[.AC101]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number-columns-repeated="993"/>
        </table:table-row>
        <table:table-row table:style-name="ro2">
          <table:table-cell table:style-name="ce2" table:formula="of:=[.A101]+1" office:value-type="float" office:value="101">
            <text:p>101</text:p>
          </table:table-cell>
          <table:table-cell table:style-name="ce3" table:formula="of:=CONCATENATE(&quot;R&quot;; [.A102])" office:value-type="string" office:string-value="R101">
            <text:p>R101</text:p>
          </table:table-cell>
          <table:table-cell table:style-name="ce3" table:formula="of:=CONCATENATE(&quot;Name&quot;; [.A102]; [.B102])" office:value-type="string" office:string-value="Name101R101">
            <text:p>Name101R101</text:p>
          </table:table-cell>
          <table:table-cell table:number-columns-repeated="4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formula="of:=SUM([.D102:.H102])" office:value-type="float" office:value="20">
            <text:p>20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02:.N102])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NA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table:formula="of:=SUM([.P102:.T102])" office:value-type="float" office:value="12">
            <text:p>1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table:formula="of:=SUM([.V102:.AB102])" office:value-type="float" office:value="11">
            <text:p>11</text:p>
          </table:table-cell>
          <table:table-cell table:style-name="ce4" table:formula="of:=[.I102]+[.O102]+[.U102]+[.AC102]" office:value-type="float" office:value="43">
            <text:p>43</text:p>
          </table:table-cell>
          <table:table-cell table:style-name="ce16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02]+1" office:value-type="float" office:value="102">
            <text:p>102</text:p>
          </table:table-cell>
          <table:table-cell table:style-name="ce3" table:formula="of:=CONCATENATE(&quot;R&quot;; [.A103])" office:value-type="string" office:string-value="R102">
            <text:p>R102</text:p>
          </table:table-cell>
          <table:table-cell table:style-name="ce3" table:formula="of:=CONCATENATE(&quot;Name&quot;; [.A103]; [.B103])" office:value-type="string" office:string-value="Name102R102">
            <text:p>Name102R102</text:p>
          </table:table-cell>
          <table:table-cell table:number-columns-repeated="3" table:style-name="ce4" office:value-type="float" office:value="5">
            <text:p>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SUM([.D103:.H103])" office:value-type="float" office:value="15">
            <text:p>15</text:p>
          </table:table-cell>
          <table:table-cell table:number-columns-repeated="5" table:style-name="ce7" office:value-type="float" office:value="0">
            <text:p>0</text:p>
          </table:table-cell>
          <table:table-cell table:style-name="ce7" table:formula="of:=SUM([.J103:.N103])" office:value-type="float" office:value="0">
            <text:p>0</text:p>
          </table:table-cell>
          <table:table-cell table:number-columns-repeated="5" table:style-name="ce10" office:value-type="string">
            <text:p>NA</text:p>
          </table:table-cell>
          <table:table-cell table:style-name="ce10" table:formula="of:=SUM([.P103:.T103])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0">
            <text:p>0</text:p>
          </table:table-cell>
          <table:table-cell table:style-name="ce13" table:formula="of:=SUM([.V103:.AB103])" office:value-type="float" office:value="1.5">
            <text:p>1.5</text:p>
          </table:table-cell>
          <table:table-cell table:style-name="ce4" table:formula="of:=[.I103]+[.O103]+[.U103]+[.AC103]" office:value-type="float" office:value="16.5">
            <text:p>16.5</text:p>
          </table:table-cell>
          <table:table-cell table:style-name="ce10" office:value-type="float" office:value="1">
            <text:p>1</text:p>
          </table:table-cell>
          <table:table-cell table:number-columns-repeated="993"/>
        </table:table-row>
        <table:table-row table:style-name="ro2">
          <table:table-cell table:style-name="ce2" table:formula="of:=[.A103]+1" office:value-type="float" office:value="103">
            <text:p>103</text:p>
          </table:table-cell>
          <table:table-cell table:style-name="ce3" table:formula="of:=CONCATENATE(&quot;R&quot;; [.A104])" office:value-type="string" office:string-value="R103">
            <text:p>R103</text:p>
          </table:table-cell>
          <table:table-cell table:style-name="ce3" table:formula="of:=CONCATENATE(&quot;Name&quot;; [.A104]; [.B104])" office:value-type="string" office:string-value="Name103R103">
            <text:p>Name103R103</text:p>
          </table:table-cell>
          <table:table-cell table:number-columns-repeated="4"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table:formula="of:=SUM([.D104:.H104])" office:value-type="float" office:value="20">
            <text:p>20</text:p>
          </table:table-cell>
          <table:table-cell table:style-name="ce7" office:value-type="float" office:value="5">
            <text:p>5</text:p>
          </table:table-cell>
          <table:table-cell table:number-columns-repeated="2" table:style-name="ce7" office:value-type="string">
            <text:p>NA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NA</text:p>
          </table:table-cell>
          <table:table-cell table:style-name="ce7" table:formula="of:=SUM([.J104:.N104])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string">
            <text:p>NA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SUM([.P104:.T104])" office:value-type="float" office:value="12">
            <text:p>12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104:.AB104])" office:value-type="float" office:value="0">
            <text:p>0</text:p>
          </table:table-cell>
          <table:table-cell table:style-name="ce4" table:formula="of:=[.I104]+[.O104]+[.U104]+[.AC104]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number-columns-repeated="993"/>
        </table:table-row>
        <table:table-row table:style-name="ro2">
          <table:table-cell table:style-name="ce2" table:formula="of:=[.A104]+1" office:value-type="float" office:value="104">
            <text:p>104</text:p>
          </table:table-cell>
          <table:table-cell table:style-name="ce3" table:formula="of:=CONCATENATE(&quot;R&quot;; [.A105])" office:value-type="string" office:string-value="R104">
            <text:p>R104</text:p>
          </table:table-cell>
          <table:table-cell table:style-name="ce3" table:formula="of:=CONCATENATE(&quot;Name&quot;; [.A105]; [.B105])" office:value-type="string" office:string-value="Name104R104">
            <text:p>Name104R104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table:formula="of:=SUM([.D105:.H105])" office:value-type="float" office:value="15">
            <text:p>15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table:formula="of:=SUM([.J105:.N105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05:.T105])" office:value-type="float" office:value="2.5">
            <text:p>2.5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105:.AB105])" office:value-type="float" office:value="0">
            <text:p>0</text:p>
          </table:table-cell>
          <table:table-cell table:style-name="ce4" table:formula="of:=[.I105]+[.O105]+[.U105]+[.AC105]" office:value-type="float" office:value="17.5">
            <text:p>17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05]+1" office:value-type="float" office:value="105">
            <text:p>105</text:p>
          </table:table-cell>
          <table:table-cell table:style-name="ce3" table:formula="of:=CONCATENATE(&quot;R&quot;; [.A106])" office:value-type="string" office:string-value="R105">
            <text:p>R105</text:p>
          </table:table-cell>
          <table:table-cell table:style-name="ce3" table:formula="of:=CONCATENATE(&quot;Name&quot;; [.A106]; [.B106])" office:value-type="string" office:string-value="Name105R105">
            <text:p>Name105R105</text:p>
          </table:table-cell>
          <table:table-cell table:number-columns-repeated="3" table:style-name="ce4" office:value-type="float" office:value="5">
            <text:p>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SUM([.D106:.H106])" office:value-type="float" office:value="15">
            <text:p>1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06:.N106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table:formula="of:=SUM([.P106:.T106])" office:value-type="float" office:value="11">
            <text:p>1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table:formula="of:=SUM([.V106:.AB106])" office:value-type="float" office:value="2">
            <text:p>2</text:p>
          </table:table-cell>
          <table:table-cell table:style-name="ce4" table:formula="of:=[.I106]+[.O106]+[.U106]+[.AC106]" office:value-type="float" office:value="28">
            <text:p>28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06]+1" office:value-type="float" office:value="106">
            <text:p>106</text:p>
          </table:table-cell>
          <table:table-cell table:style-name="ce3" table:formula="of:=CONCATENATE(&quot;R&quot;; [.A107])" office:value-type="string" office:string-value="R106">
            <text:p>R106</text:p>
          </table:table-cell>
          <table:table-cell table:style-name="ce3" table:formula="of:=CONCATENATE(&quot;Name&quot;; [.A107]; [.B107])" office:value-type="string" office:string-value="Name106R106">
            <text:p>Name106R106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table:formula="of:=SUM([.D107:.H107])" office:value-type="float" office:value="23">
            <text:p>23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07:.N107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10" office:value-type="float" office:value="5">
            <text:p>5</text:p>
          </table:table-cell>
          <table:table-cell table:style-name="ce10" table:formula="of:=SUM([.P107:.T107])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table:formula="of:=SUM([.V107:.AB107])" office:value-type="float" office:value="6">
            <text:p>6</text:p>
          </table:table-cell>
          <table:table-cell table:style-name="ce4" table:formula="of:=[.I107]+[.O107]+[.U107]+[.AC107]" office:value-type="float" office:value="49">
            <text:p>49</text:p>
          </table:table-cell>
          <table:table-cell table:style-name="ce16" office:value-type="float" office:value="1">
            <text:p>1</text:p>
          </table:table-cell>
          <table:table-cell table:number-columns-repeated="993"/>
        </table:table-row>
        <table:table-row table:style-name="ro2">
          <table:table-cell table:style-name="ce2" table:formula="of:=[.A107]+1" office:value-type="float" office:value="107">
            <text:p>107</text:p>
          </table:table-cell>
          <table:table-cell table:style-name="ce3" table:formula="of:=CONCATENATE(&quot;R&quot;; [.A108])" office:value-type="string" office:string-value="R107">
            <text:p>R107</text:p>
          </table:table-cell>
          <table:table-cell table:style-name="ce3" table:formula="of:=CONCATENATE(&quot;Name&quot;; [.A108]; [.B108])" office:value-type="string" office:string-value="Name107R107">
            <text:p>Name107R107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office:value-type="float" office:value="0">
            <text:p>0</text:p>
          </table:table-cell>
          <table:table-cell table:style-name="ce4" table:formula="of:=SUM([.D108:.H108])" office:value-type="float" office:value="10">
            <text:p>10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08:.N108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SUM([.P108:.T108])" office:value-type="float" office:value="1">
            <text:p>1</text:p>
          </table:table-cell>
          <table:table-cell table:style-name="ce13" office:value-type="string">
            <text:p>NA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table:formula="of:=SUM([.V108:.AB108])" office:value-type="float" office:value="3">
            <text:p>3</text:p>
          </table:table-cell>
          <table:table-cell table:style-name="ce4" table:formula="of:=[.I108]+[.O108]+[.U108]+[.AC108]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08]+1" office:value-type="float" office:value="108">
            <text:p>108</text:p>
          </table:table-cell>
          <table:table-cell table:style-name="ce3" table:formula="of:=CONCATENATE(&quot;R&quot;; [.A109])" office:value-type="string" office:string-value="R108">
            <text:p>R108</text:p>
          </table:table-cell>
          <table:table-cell table:style-name="ce3" table:formula="of:=CONCATENATE(&quot;Name&quot;; [.A109]; [.B109])" office:value-type="string" office:string-value="Name108R108">
            <text:p>Name108R108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109:.H109])" office:value-type="float" office:value="15">
            <text:p>1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09:.N109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09:.T109])" office:value-type="float" office:value="13.5">
            <text:p>13.5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NA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table:formula="of:=SUM([.V109:.AB109])" office:value-type="float" office:value="11.5">
            <text:p>11.5</text:p>
          </table:table-cell>
          <table:table-cell table:style-name="ce4" table:formula="of:=[.I109]+[.O109]+[.U109]+[.AC109]" office:value-type="float" office:value="40">
            <text:p>40</text:p>
          </table:table-cell>
          <table:table-cell table:style-name="ce10" office:value-type="float" office:value="1">
            <text:p>1</text:p>
          </table:table-cell>
          <table:table-cell table:number-columns-repeated="993"/>
        </table:table-row>
        <table:table-row table:style-name="ro2">
          <table:table-cell table:style-name="ce2" table:formula="of:=[.A109]+1" office:value-type="float" office:value="109">
            <text:p>109</text:p>
          </table:table-cell>
          <table:table-cell table:style-name="ce3" table:formula="of:=CONCATENATE(&quot;R&quot;; [.A110])" office:value-type="string" office:string-value="R109">
            <text:p>R109</text:p>
          </table:table-cell>
          <table:table-cell table:style-name="ce3" table:formula="of:=CONCATENATE(&quot;Name&quot;; [.A110]; [.B110])" office:value-type="string" office:string-value="Name109R109">
            <text:p>Name109R109</text:p>
          </table:table-cell>
          <table:table-cell table:number-columns-repeated="3" table:style-name="ce4" office:value-type="float" office:value="5">
            <text:p>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SUM([.D110:.H110])" office:value-type="float" office:value="15">
            <text:p>1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10:.N110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SUM([.P110:.T110])" office:value-type="float" office:value="15">
            <text:p>15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13" table:formula="of:=SUM([.V110:.AB110])" office:value-type="float" office:value="3">
            <text:p>3</text:p>
          </table:table-cell>
          <table:table-cell table:style-name="ce4" table:formula="of:=[.I110]+[.O110]+[.U110]+[.AC110]" office:value-type="float" office:value="33">
            <text:p>33</text:p>
          </table:table-cell>
          <table:table-cell table:style-name="ce10" office:value-type="float" office:value="1">
            <text:p>1</text:p>
          </table:table-cell>
          <table:table-cell table:number-columns-repeated="993"/>
        </table:table-row>
        <table:table-row table:style-name="ro2">
          <table:table-cell table:style-name="ce2" table:formula="of:=[.A110]+1" office:value-type="float" office:value="110">
            <text:p>110</text:p>
          </table:table-cell>
          <table:table-cell table:style-name="ce3" table:formula="of:=CONCATENATE(&quot;R&quot;; [.A111])" office:value-type="string" office:string-value="R110">
            <text:p>R110</text:p>
          </table:table-cell>
          <table:table-cell table:style-name="ce3" table:formula="of:=CONCATENATE(&quot;Name&quot;; [.A111]; [.B111])" office:value-type="string" office:string-value="Name110R110">
            <text:p>Name110R11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table:formula="of:=SUM([.D111:.H111])" office:value-type="float" office:value="18">
            <text:p>18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11:.N111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table:formula="of:=SUM([.P111:.T111])" office:value-type="float" office:value="18">
            <text:p>18</text:p>
          </table:table-cell>
          <table:table-cell table:style-name="ce13" office:value-type="float" office:value="0">
            <text:p>0</text:p>
          </table:table-cell>
          <table:table-cell table:number-columns-repeated="4" table:style-name="ce13" office:value-type="string">
            <text:p>NA</text:p>
          </table:table-cell>
          <table:table-cell table:number-columns-repeated="2" table:style-name="ce13" office:value-type="float" office:value="4">
            <text:p>4</text:p>
          </table:table-cell>
          <table:table-cell table:style-name="ce13" table:formula="of:=SUM([.V111:.AB111])" office:value-type="float" office:value="8">
            <text:p>8</text:p>
          </table:table-cell>
          <table:table-cell table:style-name="ce4" table:formula="of:=[.I111]+[.O111]+[.U111]+[.AC111]" office:value-type="float" office:value="44">
            <text:p>44</text:p>
          </table:table-cell>
          <table:table-cell table:style-name="ce16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11]+1" office:value-type="float" office:value="111">
            <text:p>111</text:p>
          </table:table-cell>
          <table:table-cell table:style-name="ce3" table:formula="of:=CONCATENATE(&quot;R&quot;; [.A112])" office:value-type="string" office:string-value="R111">
            <text:p>R111</text:p>
          </table:table-cell>
          <table:table-cell table:style-name="ce3" table:formula="of:=CONCATENATE(&quot;Name&quot;; [.A112]; [.B112])" office:value-type="string" office:string-value="Name111R111">
            <text:p>Name111R11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formula="of:=SUM([.D112:.H112])" office:value-type="float" office:value="16">
            <text:p>16</text:p>
          </table:table-cell>
          <table:table-cell table:style-name="ce7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table:formula="of:=SUM([.J112:.N112])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12:.T112])" office:value-type="float" office:value="3.5">
            <text:p>3.5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112:.AB112])" office:value-type="float" office:value="0">
            <text:p>0</text:p>
          </table:table-cell>
          <table:table-cell table:style-name="ce4" table:formula="of:=[.I112]+[.O112]+[.U112]+[.AC112]" office:value-type="float" office:value="20.5">
            <text:p>20.5</text:p>
          </table:table-cell>
          <table:table-cell table:style-name="ce10" office:value-type="float" office:value="1">
            <text:p>1</text:p>
          </table:table-cell>
          <table:table-cell table:number-columns-repeated="993"/>
        </table:table-row>
        <table:table-row table:style-name="ro2">
          <table:table-cell table:style-name="ce2" table:formula="of:=[.A112]+1" office:value-type="float" office:value="112">
            <text:p>112</text:p>
          </table:table-cell>
          <table:table-cell table:style-name="ce3" table:formula="of:=CONCATENATE(&quot;R&quot;; [.A113])" office:value-type="string" office:string-value="R112">
            <text:p>R112</text:p>
          </table:table-cell>
          <table:table-cell table:style-name="ce3" table:formula="of:=CONCATENATE(&quot;Name&quot;; [.A113]; [.B113])" office:value-type="string" office:string-value="Name112R112">
            <text:p>Name112R112</text:p>
          </table:table-cell>
          <table:table-cell table:number-columns-repeated="3" table:style-name="ce4" office:value-type="float" office:value="5">
            <text:p>5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113:.H113])" office:value-type="float" office:value="15">
            <text:p>1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13:.N113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A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SUM([.P113:.T113])" office:value-type="float" office:value="14">
            <text:p>14</text:p>
          </table:table-cell>
          <table:table-cell table:number-columns-repeated="5" table:style-name="ce13" office:value-type="string">
            <text:p>NA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1">
            <text:p>1</text:p>
          </table:table-cell>
          <table:table-cell table:style-name="ce13" table:formula="of:=SUM([.V113:.AB113])" office:value-type="float" office:value="2.5">
            <text:p>2.5</text:p>
          </table:table-cell>
          <table:table-cell table:style-name="ce4" table:formula="of:=[.I113]+[.O113]+[.U113]+[.AC113]" office:value-type="float" office:value="31.5">
            <text:p>31.5</text:p>
          </table:table-cell>
          <table:table-cell table:style-name="ce10" office:value-type="float" office:value="1">
            <text:p>1</text:p>
          </table:table-cell>
          <table:table-cell table:number-columns-repeated="993"/>
        </table:table-row>
        <table:table-row table:style-name="ro2">
          <table:table-cell table:style-name="ce2" table:formula="of:=[.A113]+1" office:value-type="float" office:value="113">
            <text:p>113</text:p>
          </table:table-cell>
          <table:table-cell table:style-name="ce3" table:formula="of:=CONCATENATE(&quot;R&quot;; [.A114])" office:value-type="string" office:string-value="R113">
            <text:p>R113</text:p>
          </table:table-cell>
          <table:table-cell table:style-name="ce3" table:formula="of:=CONCATENATE(&quot;Name&quot;; [.A114]; [.B114])" office:value-type="string" office:string-value="Name113R113">
            <text:p>Name113R113</text:p>
          </table:table-cell>
          <table:table-cell table:number-columns-repeated="3" table:style-name="ce4" office:value-type="float" office:value="5">
            <text:p>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SUM([.D114:.H114])" office:value-type="float" office:value="15">
            <text:p>1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14:.N114])" office:value-type="float" office:value="0">
            <text:p>0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table:formula="of:=SUM([.P114:.T114])" office:value-type="float" office:value="19">
            <text:p>19</text:p>
          </table:table-cell>
          <table:table-cell table:style-name="ce13" office:value-type="string">
            <text:p>NA</text:p>
          </table:table-cell>
          <table:table-cell table:style-name="ce13" office:value-type="float" office:value="2.5">
            <text:p>2.5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table:formula="of:=SUM([.V114:.AB114])" office:value-type="float" office:value="7">
            <text:p>7</text:p>
          </table:table-cell>
          <table:table-cell table:style-name="ce4" table:formula="of:=[.I114]+[.O114]+[.U114]+[.AC114]" office:value-type="float" office:value="41">
            <text:p>41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14]+1" office:value-type="float" office:value="114">
            <text:p>114</text:p>
          </table:table-cell>
          <table:table-cell table:style-name="ce3" table:formula="of:=CONCATENATE(&quot;R&quot;; [.A115])" office:value-type="string" office:string-value="R114">
            <text:p>R114</text:p>
          </table:table-cell>
          <table:table-cell table:style-name="ce3" table:formula="of:=CONCATENATE(&quot;Name&quot;; [.A115]; [.B115])" office:value-type="string" office:string-value="Name114R114">
            <text:p>Name114R114</text:p>
          </table:table-cell>
          <table:table-cell table:number-columns-repeated="4"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table:formula="of:=SUM([.D115:.H115])" office:value-type="float" office:value="20">
            <text:p>20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15:.N115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table:formula="of:=SUM([.P115:.T115])" office:value-type="float" office:value="4">
            <text:p>4</text:p>
          </table:table-cell>
          <table:table-cell table:style-name="ce13" office:value-type="float" office:value="3.5">
            <text:p>3.5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table:formula="of:=SUM([.V115:.AB115])" office:value-type="float" office:value="4.5">
            <text:p>4.5</text:p>
          </table:table-cell>
          <table:table-cell table:style-name="ce4" table:formula="of:=[.I115]+[.O115]+[.U115]+[.AC115]" office:value-type="float" office:value="28.5">
            <text:p>28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15]+1" office:value-type="float" office:value="115">
            <text:p>115</text:p>
          </table:table-cell>
          <table:table-cell table:style-name="ce3" table:formula="of:=CONCATENATE(&quot;R&quot;; [.A116])" office:value-type="string" office:string-value="R115">
            <text:p>R115</text:p>
          </table:table-cell>
          <table:table-cell table:style-name="ce3" table:formula="of:=CONCATENATE(&quot;Name&quot;; [.A116]; [.B116])" office:value-type="string" office:string-value="Name115R115">
            <text:p>Name115R115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formula="of:=SUM([.D116:.H116])" office:value-type="float" office:value="18">
            <text:p>18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16:.N116])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.5">
            <text:p>4.5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16:.T116])" office:value-type="float" office:value="15">
            <text:p>15</text:p>
          </table:table-cell>
          <table:table-cell table:style-name="ce13" office:value-type="string">
            <text:p>NA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table:formula="of:=SUM([.V116:.AB116])" office:value-type="float" office:value="6.5">
            <text:p>6.5</text:p>
          </table:table-cell>
          <table:table-cell table:style-name="ce4" table:formula="of:=[.I116]+[.O116]+[.U116]+[.AC116]" office:value-type="float" office:value="39.5">
            <text:p>39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16]+1" office:value-type="float" office:value="116">
            <text:p>116</text:p>
          </table:table-cell>
          <table:table-cell table:style-name="ce3" table:formula="of:=CONCATENATE(&quot;R&quot;; [.A117])" office:value-type="string" office:string-value="R116">
            <text:p>R116</text:p>
          </table:table-cell>
          <table:table-cell table:style-name="ce3" table:formula="of:=CONCATENATE(&quot;Name&quot;; [.A117]; [.B117])" office:value-type="string" office:string-value="Name116R116">
            <text:p>Name116R116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117:.H117])" office:value-type="float" office:value="10">
            <text:p>10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17:.N117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table:formula="of:=SUM([.P117:.T117])" office:value-type="float" office:value="10">
            <text:p>10</text:p>
          </table:table-cell>
          <table:table-cell table:number-columns-repeated="3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1">
            <text:p>1</text:p>
          </table:table-cell>
          <table:table-cell table:style-name="ce13" table:formula="of:=SUM([.V117:.AB117])" office:value-type="float" office:value="1">
            <text:p>1</text:p>
          </table:table-cell>
          <table:table-cell table:style-name="ce4" table:formula="of:=[.I117]+[.O117]+[.U117]+[.AC117]" office:value-type="float" office:value="21">
            <text:p>21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17]+1" office:value-type="float" office:value="117">
            <text:p>117</text:p>
          </table:table-cell>
          <table:table-cell table:style-name="ce3" table:formula="of:=CONCATENATE(&quot;R&quot;; [.A118])" office:value-type="string" office:string-value="R117">
            <text:p>R117</text:p>
          </table:table-cell>
          <table:table-cell table:style-name="ce3" table:formula="of:=CONCATENATE(&quot;Name&quot;; [.A118]; [.B118])" office:value-type="string" office:string-value="Name117R117">
            <text:p>Name117R117</text:p>
          </table:table-cell>
          <table:table-cell table:number-columns-repeated="4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formula="of:=SUM([.D118:.H118])" office:value-type="float" office:value="20">
            <text:p>20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18:.N118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table:formula="of:=SUM([.P118:.T118])" office:value-type="float" office:value="9">
            <text:p>9</text:p>
          </table:table-cell>
          <table:table-cell table:style-name="ce13" office:value-type="string">
            <text:p>NA</text:p>
          </table:table-cell>
          <table:table-cell table:style-name="ce13" office:value-type="float" office:value="2.5">
            <text:p>2.5</text:p>
          </table:table-cell>
          <table:table-cell table:number-columns-repeated="4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table:formula="of:=SUM([.V118:.AB118])" office:value-type="float" office:value="2.5">
            <text:p>2.5</text:p>
          </table:table-cell>
          <table:table-cell table:style-name="ce4" table:formula="of:=[.I118]+[.O118]+[.U118]+[.AC118]" office:value-type="float" office:value="31.5">
            <text:p>31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18]+1" office:value-type="float" office:value="118">
            <text:p>118</text:p>
          </table:table-cell>
          <table:table-cell table:style-name="ce3" table:formula="of:=CONCATENATE(&quot;R&quot;; [.A119])" office:value-type="string" office:string-value="R118">
            <text:p>R118</text:p>
          </table:table-cell>
          <table:table-cell table:style-name="ce3" table:formula="of:=CONCATENATE(&quot;Name&quot;; [.A119]; [.B119])" office:value-type="string" office:string-value="Name118R118">
            <text:p>Name118R11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office:value-type="float" office:value="0">
            <text:p>0</text:p>
          </table:table-cell>
          <table:table-cell table:style-name="ce4" table:formula="of:=SUM([.D119:.H119])" office:value-type="float" office:value="9">
            <text:p>9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19:.N119])" office:value-type="float" office:value="0">
            <text:p>0</text:p>
          </table:table-cell>
          <table:table-cell table:number-columns-repeated="5" table:style-name="ce10" office:value-type="string">
            <text:p>NA</text:p>
          </table:table-cell>
          <table:table-cell table:style-name="ce10" table:formula="of:=SUM([.P119:.T119])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table:formula="of:=SUM([.V119:.AB119])" office:value-type="float" office:value="1">
            <text:p>1</text:p>
          </table:table-cell>
          <table:table-cell table:style-name="ce4" table:formula="of:=[.I119]+[.O119]+[.U119]+[.AC119]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19]+1" office:value-type="float" office:value="119">
            <text:p>119</text:p>
          </table:table-cell>
          <table:table-cell table:style-name="ce3" table:formula="of:=CONCATENATE(&quot;R&quot;; [.A120])" office:value-type="string" office:string-value="R119">
            <text:p>R119</text:p>
          </table:table-cell>
          <table:table-cell table:style-name="ce3" table:formula="of:=CONCATENATE(&quot;Name&quot;; [.A120]; [.B120])" office:value-type="string" office:string-value="Name119R119">
            <text:p>Name119R119</text:p>
          </table:table-cell>
          <table:table-cell table:number-columns-repeated="4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formula="of:=SUM([.D120:.H120])" office:value-type="float" office:value="20">
            <text:p>20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string">
            <text:p>NA</text:p>
          </table:table-cell>
          <table:table-cell table:style-name="ce7" table:formula="of:=SUM([.J120:.N120])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A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20:.T120])" office:value-type="float" office:value="11.5">
            <text:p>11.5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120:.AB120])" office:value-type="float" office:value="0">
            <text:p>0</text:p>
          </table:table-cell>
          <table:table-cell table:style-name="ce4" table:formula="of:=[.I120]+[.O120]+[.U120]+[.AC120]" office:value-type="float" office:value="36.5">
            <text:p>36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20]+1" office:value-type="float" office:value="120">
            <text:p>120</text:p>
          </table:table-cell>
          <table:table-cell table:style-name="ce3" table:formula="of:=CONCATENATE(&quot;R&quot;; [.A121])" office:value-type="string" office:string-value="R120">
            <text:p>R120</text:p>
          </table:table-cell>
          <table:table-cell table:style-name="ce3" table:formula="of:=CONCATENATE(&quot;Name&quot;; [.A121]; [.B121])" office:value-type="string" office:string-value="Name120R120">
            <text:p>Name120R120</text:p>
          </table:table-cell>
          <table:table-cell table:number-columns-repeated="4"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table:formula="of:=SUM([.D121:.H121])" office:value-type="float" office:value="20">
            <text:p>20</text:p>
          </table:table-cell>
          <table:table-cell table:style-name="ce7" office:value-type="float" office:value="3">
            <text:p>3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table:formula="of:=SUM([.J121:.N121])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number-columns-repeated="2" table:style-name="ce10" office:value-type="string">
            <text:p>NA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21:.T121])" office:value-type="float" office:value="9.5">
            <text:p>9.5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121:.AB121])" office:value-type="float" office:value="0">
            <text:p>0</text:p>
          </table:table-cell>
          <table:table-cell table:style-name="ce4" table:formula="of:=[.I121]+[.O121]+[.U121]+[.AC121]" office:value-type="float" office:value="32.5">
            <text:p>32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21]+1" office:value-type="float" office:value="121">
            <text:p>121</text:p>
          </table:table-cell>
          <table:table-cell table:style-name="ce3" table:formula="of:=CONCATENATE(&quot;R&quot;; [.A122])" office:value-type="string" office:string-value="R121">
            <text:p>R121</text:p>
          </table:table-cell>
          <table:table-cell table:style-name="ce3" table:formula="of:=CONCATENATE(&quot;Name&quot;; [.A122]; [.B122])" office:value-type="string" office:string-value="Name121R121">
            <text:p>Name121R121</text:p>
          </table:table-cell>
          <table:table-cell table:number-columns-repeated="3" table:style-name="ce4" office:value-type="float" office:value="5">
            <text:p>5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122:.H122])" office:value-type="float" office:value="15">
            <text:p>1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22:.N122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NA</text:p>
          </table:table-cell>
          <table:table-cell table:style-name="ce10" office:value-type="float" office:value="5">
            <text:p>5</text:p>
          </table:table-cell>
          <table:table-cell table:style-name="ce10" table:formula="of:=SUM([.P122:.T122])" office:value-type="float" office:value="13">
            <text:p>1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5">
            <text:p>5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table:formula="of:=SUM([.V122:.AB122])" office:value-type="float" office:value="6">
            <text:p>6</text:p>
          </table:table-cell>
          <table:table-cell table:style-name="ce4" table:formula="of:=[.I122]+[.O122]+[.U122]+[.AC122]" office:value-type="float" office:value="34">
            <text:p>34</text:p>
          </table:table-cell>
          <table:table-cell table:style-name="ce16" office:value-type="float" office:value="1">
            <text:p>1</text:p>
          </table:table-cell>
          <table:table-cell table:number-columns-repeated="993"/>
        </table:table-row>
        <table:table-row table:style-name="ro2">
          <table:table-cell table:style-name="ce2" table:formula="of:=[.A122]+1" office:value-type="float" office:value="122">
            <text:p>122</text:p>
          </table:table-cell>
          <table:table-cell table:style-name="ce3" table:formula="of:=CONCATENATE(&quot;R&quot;; [.A123])" office:value-type="string" office:string-value="R122">
            <text:p>R122</text:p>
          </table:table-cell>
          <table:table-cell table:style-name="ce3" table:formula="of:=CONCATENATE(&quot;Name&quot;; [.A123]; [.B123])" office:value-type="string" office:string-value="Name122R122">
            <text:p>Name122R122</text:p>
          </table:table-cell>
          <table:table-cell table:style-name="ce4" office:value-type="float" office:value="4">
            <text:p>4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formula="of:=SUM([.D123:.H123])" office:value-type="float" office:value="19">
            <text:p>19</text:p>
          </table:table-cell>
          <table:table-cell table:number-columns-repeated="5" table:style-name="ce7" office:value-type="float" office:value="0">
            <text:p>0</text:p>
          </table:table-cell>
          <table:table-cell table:style-name="ce7" table:formula="of:=SUM([.J123:.N123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0" office:value-type="string">
            <text:p>NA</text:p>
          </table:table-cell>
          <table:table-cell table:style-name="ce10" table:formula="of:=SUM([.P123:.T123])" office:value-type="float" office:value="1">
            <text:p>1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123:.AB123])" office:value-type="float" office:value="0">
            <text:p>0</text:p>
          </table:table-cell>
          <table:table-cell table:style-name="ce4" table:formula="of:=[.I123]+[.O123]+[.U123]+[.AC123]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23]+1" office:value-type="float" office:value="123">
            <text:p>123</text:p>
          </table:table-cell>
          <table:table-cell table:style-name="ce3" table:formula="of:=CONCATENATE(&quot;R&quot;; [.A124])" office:value-type="string" office:string-value="R123">
            <text:p>R123</text:p>
          </table:table-cell>
          <table:table-cell table:style-name="ce3" table:formula="of:=CONCATENATE(&quot;Name&quot;; [.A124]; [.B124])" office:value-type="string" office:string-value="Name123R123">
            <text:p>Name123R123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124:.H124])" office:value-type="float" office:value="10">
            <text:p>10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24:.N124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table:formula="of:=SUM([.P124:.T124])" office:value-type="float" office:value="5">
            <text:p>5</text:p>
          </table:table-cell>
          <table:table-cell table:style-name="ce13" office:value-type="string">
            <text:p>NA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0">
            <text:p>0</text:p>
          </table:table-cell>
          <table:table-cell table:style-name="ce13" table:formula="of:=SUM([.V124:.AB124])" office:value-type="float" office:value="5">
            <text:p>5</text:p>
          </table:table-cell>
          <table:table-cell table:style-name="ce4" table:formula="of:=[.I124]+[.O124]+[.U124]+[.AC124]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24]+1" office:value-type="float" office:value="124">
            <text:p>124</text:p>
          </table:table-cell>
          <table:table-cell table:style-name="ce3" table:formula="of:=CONCATENATE(&quot;R&quot;; [.A125])" office:value-type="string" office:string-value="R124">
            <text:p>R124</text:p>
          </table:table-cell>
          <table:table-cell table:style-name="ce3" table:formula="of:=CONCATENATE(&quot;Name&quot;; [.A125]; [.B125])" office:value-type="string" office:string-value="Name124R124">
            <text:p>Name124R124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A</text:p>
          </table:table-cell>
          <table:table-cell table:style-name="ce4" table:formula="of:=SUM([.D125:.H125])" office:value-type="float" office:value="18">
            <text:p>18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25:.N125])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5">
            <text:p>5</text:p>
          </table:table-cell>
          <table:table-cell table:style-name="ce10" table:formula="of:=SUM([.P125:.T125])" office:value-type="float" office:value="11">
            <text:p>11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125:.AB125])" office:value-type="float" office:value="0">
            <text:p>0</text:p>
          </table:table-cell>
          <table:table-cell table:style-name="ce4" table:formula="of:=[.I125]+[.O125]+[.U125]+[.AC125]" office:value-type="float" office:value="29">
            <text:p>29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25]+1" office:value-type="float" office:value="125">
            <text:p>125</text:p>
          </table:table-cell>
          <table:table-cell table:style-name="ce3" table:formula="of:=CONCATENATE(&quot;R&quot;; [.A126])" office:value-type="string" office:string-value="R125">
            <text:p>R125</text:p>
          </table:table-cell>
          <table:table-cell table:style-name="ce3" table:formula="of:=CONCATENATE(&quot;Name&quot;; [.A126]; [.B126])" office:value-type="string" office:string-value="Name125R125">
            <text:p>Name125R125</text:p>
          </table:table-cell>
          <table:table-cell table:number-columns-repeated="3" table:style-name="ce4" office:value-type="float" office:value="5">
            <text:p>5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126:.H126])" office:value-type="float" office:value="15">
            <text:p>1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26:.N126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SUM([.P126:.T126])" office:value-type="float" office:value="16">
            <text:p>16</text:p>
          </table:table-cell>
          <table:table-cell table:number-columns-repeated="4" table:style-name="ce13" office:value-type="string">
            <text:p>NA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table:formula="of:=SUM([.V126:.AB126])" office:value-type="float" office:value="13">
            <text:p>13</text:p>
          </table:table-cell>
          <table:table-cell table:style-name="ce4" table:formula="of:=[.I126]+[.O126]+[.U126]+[.AC126]" office:value-type="float" office:value="44">
            <text:p>44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26]+1" office:value-type="float" office:value="126">
            <text:p>126</text:p>
          </table:table-cell>
          <table:table-cell table:style-name="ce3" table:formula="of:=CONCATENATE(&quot;R&quot;; [.A127])" office:value-type="string" office:string-value="R126">
            <text:p>R126</text:p>
          </table:table-cell>
          <table:table-cell table:style-name="ce3" table:formula="of:=CONCATENATE(&quot;Name&quot;; [.A127]; [.B127])" office:value-type="string" office:string-value="Name126R126">
            <text:p>Name126R12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SUM([.D127:.H127])" office:value-type="float" office:value="12">
            <text:p>12</text:p>
          </table:table-cell>
          <table:table-cell table:number-columns-repeated="5" table:style-name="ce7" office:value-type="float" office:value="0">
            <text:p>0</text:p>
          </table:table-cell>
          <table:table-cell table:style-name="ce7" table:formula="of:=SUM([.J127:.N127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table:formula="of:=SUM([.P127:.T127])" office:value-type="float" office:value="2">
            <text:p>2</text:p>
          </table:table-cell>
          <table:table-cell table:style-name="ce13" office:value-type="string">
            <text:p>NA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table:formula="of:=SUM([.V127:.AB127])" office:value-type="float" office:value="6">
            <text:p>6</text:p>
          </table:table-cell>
          <table:table-cell table:style-name="ce4" table:formula="of:=[.I127]+[.O127]+[.U127]+[.AC127]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27]+1" office:value-type="float" office:value="127">
            <text:p>127</text:p>
          </table:table-cell>
          <table:table-cell table:style-name="ce3" table:formula="of:=CONCATENATE(&quot;R&quot;; [.A128])" office:value-type="string" office:string-value="R127">
            <text:p>R127</text:p>
          </table:table-cell>
          <table:table-cell table:style-name="ce3" table:formula="of:=CONCATENATE(&quot;Name&quot;; [.A128]; [.B128])" office:value-type="string" office:string-value="Name127R127">
            <text:p>Name127R127</text:p>
          </table:table-cell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formula="of:=SUM([.D128:.H128])" office:value-type="float" office:value="18">
            <text:p>18</text:p>
          </table:table-cell>
          <table:table-cell table:style-name="ce7" office:value-type="float" office:value="5">
            <text:p>5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table:formula="of:=SUM([.J128:.N128])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table:formula="of:=SUM([.P128:.T128])" office:value-type="float" office:value="14">
            <text:p>14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128:.AB128])" office:value-type="float" office:value="0">
            <text:p>0</text:p>
          </table:table-cell>
          <table:table-cell table:style-name="ce4" table:formula="of:=[.I128]+[.O128]+[.U128]+[.AC128]" office:value-type="float" office:value="37">
            <text:p>37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28]+1" office:value-type="float" office:value="128">
            <text:p>128</text:p>
          </table:table-cell>
          <table:table-cell table:style-name="ce3" table:formula="of:=CONCATENATE(&quot;R&quot;; [.A129])" office:value-type="string" office:string-value="R128">
            <text:p>R128</text:p>
          </table:table-cell>
          <table:table-cell table:style-name="ce3" table:formula="of:=CONCATENATE(&quot;Name&quot;; [.A129]; [.B129])" office:value-type="string" office:string-value="Name128R128">
            <text:p>Name128R12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formula="of:=SUM([.D129:.H129])" office:value-type="float" office:value="16">
            <text:p>16</text:p>
          </table:table-cell>
          <table:table-cell table:style-name="ce7" office:value-type="float" office:value="5">
            <text:p>5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table:formula="of:=SUM([.J129:.N129])" office:value-type="float" office:value="5">
            <text:p>5</text:p>
          </table:table-cell>
          <table:table-cell table:number-columns-repeated="3"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29:.T129])" office:value-type="float" office:value="2.5">
            <text:p>2.5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129:.AB129])" office:value-type="float" office:value="0">
            <text:p>0</text:p>
          </table:table-cell>
          <table:table-cell table:style-name="ce4" table:formula="of:=[.I129]+[.O129]+[.U129]+[.AC129]" office:value-type="float" office:value="23.5">
            <text:p>23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29]+1" office:value-type="float" office:value="129">
            <text:p>129</text:p>
          </table:table-cell>
          <table:table-cell table:style-name="ce3" table:formula="of:=CONCATENATE(&quot;R&quot;; [.A130])" office:value-type="string" office:string-value="R129">
            <text:p>R129</text:p>
          </table:table-cell>
          <table:table-cell table:style-name="ce3" table:formula="of:=CONCATENATE(&quot;Name&quot;; [.A130]; [.B130])" office:value-type="string" office:string-value="Name129R129">
            <text:p>Name129R129</text:p>
          </table:table-cell>
          <table:table-cell table:number-columns-repeated="4"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table:formula="of:=SUM([.D130:.H130])" office:value-type="float" office:value="20">
            <text:p>20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30:.N130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A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NA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30:.T130])" office:value-type="float" office:value="6.5">
            <text:p>6.5</text:p>
          </table:table-cell>
          <table:table-cell table:number-columns-repeated="5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table:formula="of:=SUM([.V130:.AB130])" office:value-type="float" office:value="1">
            <text:p>1</text:p>
          </table:table-cell>
          <table:table-cell table:style-name="ce4" table:formula="of:=[.I130]+[.O130]+[.U130]+[.AC130]" office:value-type="float" office:value="27.5">
            <text:p>27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30]+1" office:value-type="float" office:value="130">
            <text:p>130</text:p>
          </table:table-cell>
          <table:table-cell table:style-name="ce3" table:formula="of:=CONCATENATE(&quot;R&quot;; [.A131])" office:value-type="string" office:string-value="R130">
            <text:p>R130</text:p>
          </table:table-cell>
          <table:table-cell table:style-name="ce3" table:formula="of:=CONCATENATE(&quot;Name&quot;; [.A131]; [.B131])" office:value-type="string" office:string-value="Name130R130">
            <text:p>Name130R130</text:p>
          </table:table-cell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formula="of:=SUM([.D131:.H131])" office:value-type="float" office:value="18">
            <text:p>18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table:formula="of:=SUM([.J131:.N131])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4" table:style-name="ce10" office:value-type="float" office:value="5">
            <text:p>5</text:p>
          </table:table-cell>
          <table:table-cell table:style-name="ce10" table:formula="of:=SUM([.P131:.T131])" office:value-type="float" office:value="24">
            <text:p>24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131:.AB131])" office:value-type="float" office:value="0">
            <text:p>0</text:p>
          </table:table-cell>
          <table:table-cell table:style-name="ce4" table:formula="of:=[.I131]+[.O131]+[.U131]+[.AC131]" office:value-type="float" office:value="47">
            <text:p>47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31]+1" office:value-type="float" office:value="131">
            <text:p>131</text:p>
          </table:table-cell>
          <table:table-cell table:style-name="ce3" table:formula="of:=CONCATENATE(&quot;R&quot;; [.A132])" office:value-type="string" office:string-value="R131">
            <text:p>R131</text:p>
          </table:table-cell>
          <table:table-cell table:style-name="ce3" table:formula="of:=CONCATENATE(&quot;Name&quot;; [.A132]; [.B132])" office:value-type="string" office:string-value="Name131R131">
            <text:p>Name131R131</text:p>
          </table:table-cell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formula="of:=SUM([.D132:.H132])" office:value-type="float" office:value="18">
            <text:p>18</text:p>
          </table:table-cell>
          <table:table-cell table:number-columns-repeated="5" table:style-name="ce7" office:value-type="float" office:value="0">
            <text:p>0</text:p>
          </table:table-cell>
          <table:table-cell table:style-name="ce7" table:formula="of:=SUM([.J132:.N132])"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table:formula="of:=SUM([.P132:.T132])" office:value-type="float" office:value="8">
            <text:p>8</text:p>
          </table:table-cell>
          <table:table-cell table:number-columns-repeated="3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table:formula="of:=SUM([.V132:.AB132])" office:value-type="float" office:value="0">
            <text:p>0</text:p>
          </table:table-cell>
          <table:table-cell table:style-name="ce4" table:formula="of:=[.I132]+[.O132]+[.U132]+[.AC132]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32]+1" office:value-type="float" office:value="132">
            <text:p>132</text:p>
          </table:table-cell>
          <table:table-cell table:style-name="ce3" table:formula="of:=CONCATENATE(&quot;R&quot;; [.A133])" office:value-type="string" office:string-value="R132">
            <text:p>R132</text:p>
          </table:table-cell>
          <table:table-cell table:style-name="ce3" table:formula="of:=CONCATENATE(&quot;Name&quot;; [.A133]; [.B133])" office:value-type="string" office:string-value="Name132R132">
            <text:p>Name132R132</text:p>
          </table:table-cell>
          <table:table-cell table:style-name="ce4" office:value-type="string">
            <text:p>NA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133:.H133])" office:value-type="float" office:value="10">
            <text:p>10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33:.N133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33:.T133])" office:value-type="float" office:value="13.5">
            <text:p>13.5</text:p>
          </table:table-cell>
          <table:table-cell table:number-columns-repeated="6" table:style-name="ce13" office:value-type="string">
            <text:p>NA</text:p>
          </table:table-cell>
          <table:table-cell table:style-name="ce13" office:value-type="float" office:value="1">
            <text:p>1</text:p>
          </table:table-cell>
          <table:table-cell table:style-name="ce13" table:formula="of:=SUM([.V133:.AB133])" office:value-type="float" office:value="1">
            <text:p>1</text:p>
          </table:table-cell>
          <table:table-cell table:style-name="ce4" table:formula="of:=[.I133]+[.O133]+[.U133]+[.AC133]" office:value-type="float" office:value="24.5">
            <text:p>24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33]+1" office:value-type="float" office:value="133">
            <text:p>133</text:p>
          </table:table-cell>
          <table:table-cell table:style-name="ce3" table:formula="of:=CONCATENATE(&quot;R&quot;; [.A134])" office:value-type="string" office:string-value="R133">
            <text:p>R133</text:p>
          </table:table-cell>
          <table:table-cell table:style-name="ce3" table:formula="of:=CONCATENATE(&quot;Name&quot;; [.A134]; [.B134])" office:value-type="string" office:string-value="Name133R133">
            <text:p>Name133R1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formula="of:=SUM([.D134:.H134])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number-columns-repeated="4" table:style-name="ce7" office:value-type="string">
            <text:p>NA</text:p>
          </table:table-cell>
          <table:table-cell table:style-name="ce7" table:formula="of:=SUM([.J134:.N134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formula="of:=SUM([.P134:.T134])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.5">
            <text:p>2.5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table:formula="of:=SUM([.V134:.AB134])" office:value-type="float" office:value="4.5">
            <text:p>4.5</text:p>
          </table:table-cell>
          <table:table-cell table:style-name="ce4" table:formula="of:=[.I134]+[.O134]+[.U134]+[.AC134]" office:value-type="float" office:value="17.5">
            <text:p>17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34]+1" office:value-type="float" office:value="134">
            <text:p>134</text:p>
          </table:table-cell>
          <table:table-cell table:style-name="ce3" table:formula="of:=CONCATENATE(&quot;R&quot;; [.A135])" office:value-type="string" office:string-value="R134">
            <text:p>R134</text:p>
          </table:table-cell>
          <table:table-cell table:style-name="ce3" table:formula="of:=CONCATENATE(&quot;Name&quot;; [.A135]; [.B135])" office:value-type="string" office:string-value="Name134R134">
            <text:p>Name134R134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135:.H135])" office:value-type="float" office:value="15">
            <text:p>1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35:.N135])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35:.T135])" office:value-type="float" office:value="14.5">
            <text:p>14.5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table:formula="of:=SUM([.V135:.AB135])" office:value-type="float" office:value="6.5">
            <text:p>6.5</text:p>
          </table:table-cell>
          <table:table-cell table:style-name="ce4" table:formula="of:=[.I135]+[.O135]+[.U135]+[.AC135]" office:value-type="float" office:value="36">
            <text:p>36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35]+1" office:value-type="float" office:value="135">
            <text:p>135</text:p>
          </table:table-cell>
          <table:table-cell table:style-name="ce3" table:formula="of:=CONCATENATE(&quot;R&quot;; [.A136])" office:value-type="string" office:string-value="R135">
            <text:p>R135</text:p>
          </table:table-cell>
          <table:table-cell table:style-name="ce3" table:formula="of:=CONCATENATE(&quot;Name&quot;; [.A136]; [.B136])" office:value-type="string" office:string-value="Name135R135">
            <text:p>Name135R135</text:p>
          </table:table-cell>
          <table:table-cell table:style-name="ce4" office:value-type="string">
            <text:p>NA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A</text:p>
          </table:table-cell>
          <table:table-cell table:style-name="ce4" table:formula="of:=SUM([.D136:.H136])" office:value-type="float" office:value="13">
            <text:p>1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number-columns-repeated="3" table:style-name="ce7" office:value-type="string">
            <text:p>NA</text:p>
          </table:table-cell>
          <table:table-cell table:style-name="ce7" table:formula="of:=SUM([.J136:.N136])" office:value-type="float" office:value="5">
            <text:p>5</text:p>
          </table:table-cell>
          <table:table-cell table:style-name="ce10" office:value-type="string">
            <text:p>NA</text:p>
          </table:table-cell>
          <table:table-cell table:style-name="ce10" office:value-type="float" office:value="5">
            <text:p>5</text:p>
          </table:table-cell>
          <table:table-cell table:number-columns-repeated="2" table:style-name="ce10" office:value-type="string">
            <text:p>NA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36:.T136])" office:value-type="float" office:value="7.5">
            <text:p>7.5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136:.AB136])" office:value-type="float" office:value="0">
            <text:p>0</text:p>
          </table:table-cell>
          <table:table-cell table:style-name="ce4" table:formula="of:=[.I136]+[.O136]+[.U136]+[.AC136]" office:value-type="float" office:value="25.5">
            <text:p>25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36]+1" office:value-type="float" office:value="136">
            <text:p>136</text:p>
          </table:table-cell>
          <table:table-cell table:style-name="ce3" table:formula="of:=CONCATENATE(&quot;R&quot;; [.A137])" office:value-type="string" office:string-value="R136">
            <text:p>R136</text:p>
          </table:table-cell>
          <table:table-cell table:style-name="ce3" table:formula="of:=CONCATENATE(&quot;Name&quot;; [.A137]; [.B137])" office:value-type="string" office:string-value="Name136R136">
            <text:p>Name136R136</text:p>
          </table:table-cell>
          <table:table-cell table:style-name="ce4" office:value-type="string">
            <text:p>NA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137:.H137])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number-columns-repeated="4" table:style-name="ce7" office:value-type="string">
            <text:p>NA</text:p>
          </table:table-cell>
          <table:table-cell table:style-name="ce7" table:formula="of:=SUM([.J137:.N137])" office:value-type="float" office:value="5">
            <text:p>5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table:formula="of:=SUM([.P137:.T137])" office:value-type="float" office:value="18">
            <text:p>18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137:.AB137])" office:value-type="float" office:value="0">
            <text:p>0</text:p>
          </table:table-cell>
          <table:table-cell table:style-name="ce4" table:formula="of:=[.I137]+[.O137]+[.U137]+[.AC137]" office:value-type="float" office:value="33">
            <text:p>33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37]+1" office:value-type="float" office:value="137">
            <text:p>137</text:p>
          </table:table-cell>
          <table:table-cell table:style-name="ce3" table:formula="of:=CONCATENATE(&quot;R&quot;; [.A138])" office:value-type="string" office:string-value="R137">
            <text:p>R137</text:p>
          </table:table-cell>
          <table:table-cell table:style-name="ce3" table:formula="of:=CONCATENATE(&quot;Name&quot;; [.A138]; [.B138])" office:value-type="string" office:string-value="Name137R137">
            <text:p>Name137R137</text:p>
          </table:table-cell>
          <table:table-cell table:number-columns-repeated="4"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table:formula="of:=SUM([.D138:.H138])" office:value-type="float" office:value="20">
            <text:p>20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38:.N138])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38:.T138])" office:value-type="float" office:value="19.5">
            <text:p>19.5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table:formula="of:=SUM([.V138:.AB138])" office:value-type="float" office:value="6">
            <text:p>6</text:p>
          </table:table-cell>
          <table:table-cell table:style-name="ce4" table:formula="of:=[.I138]+[.O138]+[.U138]+[.AC138]" office:value-type="float" office:value="45.5">
            <text:p>45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38]+1" office:value-type="float" office:value="138">
            <text:p>138</text:p>
          </table:table-cell>
          <table:table-cell table:style-name="ce3" table:formula="of:=CONCATENATE(&quot;R&quot;; [.A139])" office:value-type="string" office:string-value="R138">
            <text:p>R138</text:p>
          </table:table-cell>
          <table:table-cell table:style-name="ce3" table:formula="of:=CONCATENATE(&quot;Name&quot;; [.A139]; [.B139])" office:value-type="string" office:string-value="Name138R138">
            <text:p>Name138R138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formula="of:=SUM([.D139:.H139])" office:value-type="float" office:value="18">
            <text:p>18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39:.N139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table:formula="of:=SUM([.P139:.T139])" office:value-type="float" office:value="11">
            <text:p>11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1">
            <text:p>1</text:p>
          </table:table-cell>
          <table:table-cell table:style-name="ce13" table:formula="of:=SUM([.V139:.AB139])" office:value-type="float" office:value="1">
            <text:p>1</text:p>
          </table:table-cell>
          <table:table-cell table:style-name="ce4" table:formula="of:=[.I139]+[.O139]+[.U139]+[.AC139]" office:value-type="float" office:value="30">
            <text:p>30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39]+1" office:value-type="float" office:value="139">
            <text:p>139</text:p>
          </table:table-cell>
          <table:table-cell table:style-name="ce3" table:formula="of:=CONCATENATE(&quot;R&quot;; [.A140])" office:value-type="string" office:string-value="R139">
            <text:p>R139</text:p>
          </table:table-cell>
          <table:table-cell table:style-name="ce3" table:formula="of:=CONCATENATE(&quot;Name&quot;; [.A140]; [.B140])" office:value-type="string" office:string-value="Name139R139">
            <text:p>Name139R139</text:p>
          </table:table-cell>
          <table:table-cell table:number-columns-repeated="2" table:style-name="ce4" office:value-type="string">
            <text:p>NA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A</text:p>
          </table:table-cell>
          <table:table-cell table:style-name="ce4" table:formula="of:=SUM([.D140:.H140])" office:value-type="float" office:value="8">
            <text:p>8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40:.N140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table:formula="of:=SUM([.P140:.T140])" office:value-type="float" office:value="12">
            <text:p>12</text:p>
          </table:table-cell>
          <table:table-cell table:number-columns-repeated="3" table:style-name="ce13" office:value-type="string">
            <text:p>NA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table:formula="of:=SUM([.V140:.AB140])" office:value-type="float" office:value="1">
            <text:p>1</text:p>
          </table:table-cell>
          <table:table-cell table:style-name="ce4" table:formula="of:=[.I140]+[.O140]+[.U140]+[.AC140]" office:value-type="float" office:value="21">
            <text:p>21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40]+1" office:value-type="float" office:value="140">
            <text:p>140</text:p>
          </table:table-cell>
          <table:table-cell table:style-name="ce3" table:formula="of:=CONCATENATE(&quot;R&quot;; [.A141])" office:value-type="string" office:string-value="R140">
            <text:p>R140</text:p>
          </table:table-cell>
          <table:table-cell table:style-name="ce3" table:formula="of:=CONCATENATE(&quot;Name&quot;; [.A141]; [.B141])" office:value-type="string" office:string-value="Name140R140">
            <text:p>Name140R140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table:formula="of:=SUM([.D141:.H141])" office:value-type="float" office:value="15">
            <text:p>15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table:formula="of:=SUM([.J141:.N141])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number-columns-repeated="4" table:style-name="ce10" office:value-type="string">
            <text:p>NA</text:p>
          </table:table-cell>
          <table:table-cell table:style-name="ce10" table:formula="of:=SUM([.P141:.T141])" office:value-type="float" office:value="3">
            <text:p>3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number-columns-repeated="4" table:style-name="ce13" office:value-type="string">
            <text:p>NA</text:p>
          </table:table-cell>
          <table:table-cell table:style-name="ce13" table:formula="of:=SUM([.V141:.AB141])" office:value-type="float" office:value="0">
            <text:p>0</text:p>
          </table:table-cell>
          <table:table-cell table:style-name="ce4" table:formula="of:=[.I141]+[.O141]+[.U141]+[.AC141]" office:value-type="float" office:value="23">
            <text:p>23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41]+1" office:value-type="float" office:value="141">
            <text:p>141</text:p>
          </table:table-cell>
          <table:table-cell table:style-name="ce3" table:formula="of:=CONCATENATE(&quot;R&quot;; [.A142])" office:value-type="string" office:string-value="R141">
            <text:p>R141</text:p>
          </table:table-cell>
          <table:table-cell table:style-name="ce3" table:formula="of:=CONCATENATE(&quot;Name&quot;; [.A142]; [.B142])" office:value-type="string" office:string-value="Name141R141">
            <text:p>Name141R141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142:.H142])" office:value-type="float" office:value="15">
            <text:p>15</text:p>
          </table:table-cell>
          <table:table-cell table:style-name="ce7" office:value-type="float" office:value="1">
            <text:p>1</text:p>
          </table:table-cell>
          <table:table-cell table:number-columns-repeated="4" table:style-name="ce7" office:value-type="string">
            <text:p>NA</text:p>
          </table:table-cell>
          <table:table-cell table:style-name="ce7" table:formula="of:=SUM([.J142:.N142])" office:value-type="float" office:value="1">
            <text:p>1</text:p>
          </table:table-cell>
          <table:table-cell table:style-name="ce10" office:value-type="string">
            <text:p>NA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42:.T142])" office:value-type="float" office:value="5.5">
            <text:p>5.5</text:p>
          </table:table-cell>
          <table:table-cell table:style-name="ce13" office:value-type="float" office:value="0">
            <text:p>0</text:p>
          </table:table-cell>
          <table:table-cell table:number-columns-repeated="6" table:style-name="ce13" office:value-type="string">
            <text:p>NA</text:p>
          </table:table-cell>
          <table:table-cell table:style-name="ce13" table:formula="of:=SUM([.V142:.AB142])" office:value-type="float" office:value="0">
            <text:p>0</text:p>
          </table:table-cell>
          <table:table-cell table:style-name="ce4" table:formula="of:=[.I142]+[.O142]+[.U142]+[.AC142]" office:value-type="float" office:value="21.5">
            <text:p>21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42]+1" office:value-type="float" office:value="142">
            <text:p>142</text:p>
          </table:table-cell>
          <table:table-cell table:style-name="ce3" table:formula="of:=CONCATENATE(&quot;R&quot;; [.A143])" office:value-type="string" office:string-value="R142">
            <text:p>R142</text:p>
          </table:table-cell>
          <table:table-cell table:style-name="ce3" table:formula="of:=CONCATENATE(&quot;Name&quot;; [.A143]; [.B143])" office:value-type="string" office:string-value="Name142R142">
            <text:p>Name142R142</text:p>
          </table:table-cell>
          <table:table-cell table:number-columns-repeated="4"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table:formula="of:=SUM([.D143:.H143])" office:value-type="float" office:value="20">
            <text:p>20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43:.N143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A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table:formula="of:=SUM([.P143:.T143])" office:value-type="float" office:value="13">
            <text:p>1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table:formula="of:=SUM([.V143:.AB143])" office:value-type="float" office:value="6">
            <text:p>6</text:p>
          </table:table-cell>
          <table:table-cell table:style-name="ce4" table:formula="of:=[.I143]+[.O143]+[.U143]+[.AC143]" office:value-type="float" office:value="39">
            <text:p>39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43]+1" office:value-type="float" office:value="143">
            <text:p>143</text:p>
          </table:table-cell>
          <table:table-cell table:style-name="ce3" table:formula="of:=CONCATENATE(&quot;R&quot;; [.A144])" office:value-type="string" office:string-value="R143">
            <text:p>R143</text:p>
          </table:table-cell>
          <table:table-cell table:style-name="ce3" table:formula="of:=CONCATENATE(&quot;Name&quot;; [.A144]; [.B144])" office:value-type="string" office:string-value="Name143R143">
            <text:p>Name143R143</text:p>
          </table:table-cell>
          <table:table-cell table:style-name="ce4" office:value-type="string">
            <text:p>NA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formula="of:=SUM([.D144:.H144])" office:value-type="float" office:value="11">
            <text:p>11</text:p>
          </table:table-cell>
          <table:table-cell table:style-name="ce7" office:value-type="float" office:value="2">
            <text:p>2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table:formula="of:=SUM([.J144:.N144])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2"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table:formula="of:=SUM([.P144:.T144])" office:value-type="float" office:value="2">
            <text:p>2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144:.AB144])" office:value-type="float" office:value="0">
            <text:p>0</text:p>
          </table:table-cell>
          <table:table-cell table:style-name="ce4" table:formula="of:=[.I144]+[.O144]+[.U144]+[.AC144]" office:value-type="float" office:value="15">
            <text:p>1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44]+1" office:value-type="float" office:value="144">
            <text:p>144</text:p>
          </table:table-cell>
          <table:table-cell table:style-name="ce3" table:formula="of:=CONCATENATE(&quot;R&quot;; [.A145])" office:value-type="string" office:string-value="R144">
            <text:p>R144</text:p>
          </table:table-cell>
          <table:table-cell table:style-name="ce3" table:formula="of:=CONCATENATE(&quot;Name&quot;; [.A145]; [.B145])" office:value-type="string" office:string-value="Name144R144">
            <text:p>Name144R144</text:p>
          </table:table-cell>
          <table:table-cell table:style-name="ce4" office:value-type="string">
            <text:p>NA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formula="of:=SUM([.D145:.H145])" office:value-type="float" office:value="15">
            <text:p>1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45:.N145])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45:.T145])" office:value-type="float" office:value="19.5">
            <text:p>19.5</text:p>
          </table:table-cell>
          <table:table-cell table:number-columns-repeated="3" table:style-name="ce13" office:value-type="string">
            <text:p>NA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A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table:formula="of:=SUM([.V145:.AB145])" office:value-type="float" office:value="9">
            <text:p>9</text:p>
          </table:table-cell>
          <table:table-cell table:style-name="ce4" table:formula="of:=[.I145]+[.O145]+[.U145]+[.AC145]" office:value-type="float" office:value="43.5">
            <text:p>43.5</text:p>
          </table:table-cell>
          <table:table-cell table:style-name="ce16" office:value-type="float" office:value="1">
            <text:p>1</text:p>
          </table:table-cell>
          <table:table-cell table:number-columns-repeated="993"/>
        </table:table-row>
        <table:table-row table:style-name="ro2">
          <table:table-cell table:style-name="ce2" table:formula="of:=[.A145]+1" office:value-type="float" office:value="145">
            <text:p>145</text:p>
          </table:table-cell>
          <table:table-cell table:style-name="ce3" table:formula="of:=CONCATENATE(&quot;R&quot;; [.A146])" office:value-type="string" office:string-value="R145">
            <text:p>R145</text:p>
          </table:table-cell>
          <table:table-cell table:style-name="ce3" table:formula="of:=CONCATENATE(&quot;Name&quot;; [.A146]; [.B146])" office:value-type="string" office:string-value="Name145R145">
            <text:p>Name145R145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office:value-type="float" office:value="0">
            <text:p>0</text:p>
          </table:table-cell>
          <table:table-cell table:style-name="ce4" table:formula="of:=SUM([.D146:.H146])" office:value-type="float" office:value="15">
            <text:p>1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3">
            <text:p>3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table:formula="of:=SUM([.J146:.N146])" office:value-type="float" office:value="8">
            <text:p>8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SUM([.P146:.T146])" office:value-type="float" office:value="24">
            <text:p>24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146:.AB146])" office:value-type="float" office:value="0">
            <text:p>0</text:p>
          </table:table-cell>
          <table:table-cell table:style-name="ce4" table:formula="of:=[.I146]+[.O146]+[.U146]+[.AC146]" office:value-type="float" office:value="47">
            <text:p>47</text:p>
          </table:table-cell>
          <table:table-cell table:style-name="ce16" office:value-type="float" office:value="1">
            <text:p>1</text:p>
          </table:table-cell>
          <table:table-cell table:number-columns-repeated="993"/>
        </table:table-row>
        <table:table-row table:style-name="ro2">
          <table:table-cell table:style-name="ce2" table:formula="of:=[.A146]+1" office:value-type="float" office:value="146">
            <text:p>146</text:p>
          </table:table-cell>
          <table:table-cell table:style-name="ce3" table:formula="of:=CONCATENATE(&quot;R&quot;; [.A147])" office:value-type="string" office:string-value="R146">
            <text:p>R146</text:p>
          </table:table-cell>
          <table:table-cell table:style-name="ce3" table:formula="of:=CONCATENATE(&quot;Name&quot;; [.A147]; [.B147])" office:value-type="string" office:string-value="Name146R146">
            <text:p>Name146R146</text:p>
          </table:table-cell>
          <table:table-cell table:style-name="ce4" office:value-type="float" office:value="4">
            <text:p>4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table:formula="of:=SUM([.D147:.H147])" office:value-type="float" office:value="19">
            <text:p>19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47:.N147])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4">
            <text:p>4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SUM([.P147:.T147])" office:value-type="float" office:value="21">
            <text:p>21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0">
            <text:p>0</text:p>
          </table:table-cell>
          <table:table-cell table:style-name="ce13" table:formula="of:=SUM([.V147:.AB147])" office:value-type="float" office:value="2.5">
            <text:p>2.5</text:p>
          </table:table-cell>
          <table:table-cell table:style-name="ce4" table:formula="of:=[.I147]+[.O147]+[.U147]+[.AC147]" office:value-type="float" office:value="42.5">
            <text:p>42.5</text:p>
          </table:table-cell>
          <table:table-cell table:style-name="ce16" office:value-type="float" office:value="1">
            <text:p>1</text:p>
          </table:table-cell>
          <table:table-cell table:number-columns-repeated="993"/>
        </table:table-row>
        <table:table-row table:style-name="ro2">
          <table:table-cell table:style-name="ce2" table:formula="of:=[.A147]+1" office:value-type="float" office:value="147">
            <text:p>147</text:p>
          </table:table-cell>
          <table:table-cell table:style-name="ce3" table:formula="of:=CONCATENATE(&quot;R&quot;; [.A148])" office:value-type="string" office:string-value="R147">
            <text:p>R147</text:p>
          </table:table-cell>
          <table:table-cell table:style-name="ce3" table:formula="of:=CONCATENATE(&quot;Name&quot;; [.A148]; [.B148])" office:value-type="string" office:string-value="Name147R147">
            <text:p>Name147R14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SUM([.D148:.H148])" office:value-type="float" office:value="7">
            <text:p>7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48:.N148])" office:value-type="float" office:value="0">
            <text:p>0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table:formula="of:=SUM([.P148:.T148])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table:formula="of:=SUM([.V148:.AB148])" office:value-type="float" office:value="2">
            <text:p>2</text:p>
          </table:table-cell>
          <table:table-cell table:style-name="ce4" table:formula="of:=[.I148]+[.O148]+[.U148]+[.AC148]" office:value-type="float" office:value="13">
            <text:p>13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48]+1" office:value-type="float" office:value="148">
            <text:p>148</text:p>
          </table:table-cell>
          <table:table-cell table:style-name="ce3" table:formula="of:=CONCATENATE(&quot;R&quot;; [.A149])" office:value-type="string" office:string-value="R148">
            <text:p>R148</text:p>
          </table:table-cell>
          <table:table-cell table:style-name="ce3" table:formula="of:=CONCATENATE(&quot;Name&quot;; [.A149]; [.B149])" office:value-type="string" office:string-value="Name148R148">
            <text:p>Name148R148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149:.H149])" office:value-type="float" office:value="15">
            <text:p>1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49:.N149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NA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49:.T149])" office:value-type="float" office:value="9.5">
            <text:p>9.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4" table:style-name="ce13" office:value-type="string">
            <text:p>NA</text:p>
          </table:table-cell>
          <table:table-cell table:style-name="ce13" office:value-type="float" office:value="1">
            <text:p>1</text:p>
          </table:table-cell>
          <table:table-cell table:style-name="ce13" table:formula="of:=SUM([.V149:.AB149])" office:value-type="float" office:value="2">
            <text:p>2</text:p>
          </table:table-cell>
          <table:table-cell table:style-name="ce4" table:formula="of:=[.I149]+[.O149]+[.U149]+[.AC149]" office:value-type="float" office:value="26.5">
            <text:p>26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49]+1" office:value-type="float" office:value="149">
            <text:p>149</text:p>
          </table:table-cell>
          <table:table-cell table:style-name="ce3" table:formula="of:=CONCATENATE(&quot;R&quot;; [.A150])" office:value-type="string" office:string-value="R149">
            <text:p>R149</text:p>
          </table:table-cell>
          <table:table-cell table:style-name="ce3" table:formula="of:=CONCATENATE(&quot;Name&quot;; [.A150]; [.B150])" office:value-type="string" office:string-value="Name149R149">
            <text:p>Name149R149</text:p>
          </table:table-cell>
          <table:table-cell table:number-columns-repeated="3" table:style-name="ce4" office:value-type="float" office:value="5">
            <text:p>5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150:.H150])" office:value-type="float" office:value="15">
            <text:p>1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50:.N150])" office:value-type="float" office:value="0">
            <text:p>0</text:p>
          </table:table-cell>
          <table:table-cell table:number-columns-repeated="3" table:style-name="ce10" office:value-type="string">
            <text:p>NA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table:formula="of:=SUM([.P150:.T150])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NA</text:p>
          </table:table-cell>
          <table:table-cell table:style-name="ce13" table:formula="of:=SUM([.V150:.AB150])" office:value-type="float" office:value="4">
            <text:p>4</text:p>
          </table:table-cell>
          <table:table-cell table:style-name="ce4" table:formula="of:=[.I150]+[.O150]+[.U150]+[.AC150]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50]+1" office:value-type="float" office:value="150">
            <text:p>150</text:p>
          </table:table-cell>
          <table:table-cell table:style-name="ce3" table:formula="of:=CONCATENATE(&quot;R&quot;; [.A151])" office:value-type="string" office:string-value="R150">
            <text:p>R150</text:p>
          </table:table-cell>
          <table:table-cell table:style-name="ce3" table:formula="of:=CONCATENATE(&quot;Name&quot;; [.A151]; [.B151])" office:value-type="string" office:string-value="Name150R150">
            <text:p>Name150R150</text:p>
          </table:table-cell>
          <table:table-cell table:number-columns-repeated="3" table:style-name="ce4" office:value-type="float" office:value="5">
            <text:p>5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151:.H151])" office:value-type="float" office:value="15">
            <text:p>1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51:.N151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NA</text:p>
          </table:table-cell>
          <table:table-cell table:style-name="ce10" office:value-type="float" office:value="5">
            <text:p>5</text:p>
          </table:table-cell>
          <table:table-cell table:style-name="ce10" table:formula="of:=SUM([.P151:.T151])" office:value-type="float" office:value="10">
            <text:p>10</text:p>
          </table:table-cell>
          <table:table-cell table:number-columns-repeated="5" table:style-name="ce13" office:value-type="string">
            <text:p>NA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table:formula="of:=SUM([.V151:.AB151])" office:value-type="float" office:value="6">
            <text:p>6</text:p>
          </table:table-cell>
          <table:table-cell table:style-name="ce4" table:formula="of:=[.I151]+[.O151]+[.U151]+[.AC151]" office:value-type="float" office:value="31">
            <text:p>31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51]+1" office:value-type="float" office:value="151">
            <text:p>151</text:p>
          </table:table-cell>
          <table:table-cell table:style-name="ce3" table:formula="of:=CONCATENATE(&quot;R&quot;; [.A152])" office:value-type="string" office:string-value="R151">
            <text:p>R151</text:p>
          </table:table-cell>
          <table:table-cell table:style-name="ce3" table:formula="of:=CONCATENATE(&quot;Name&quot;; [.A152]; [.B152])" office:value-type="string" office:string-value="Name151R151">
            <text:p>Name151R151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formula="of:=SUM([.D152:.H152])" office:value-type="float" office:value="15">
            <text:p>1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52:.N152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table:formula="of:=SUM([.P152:.T152])" office:value-type="float" office:value="16">
            <text:p>16</text:p>
          </table:table-cell>
          <table:table-cell table:style-name="ce13" office:value-type="string">
            <text:p>NA</text:p>
          </table:table-cell>
          <table:table-cell table:style-name="ce13" office:value-type="float" office:value="2">
            <text:p>2</text:p>
          </table:table-cell>
          <table:table-cell table:number-columns-repeated="4" table:style-name="ce13" office:value-type="string">
            <text:p>NA</text:p>
          </table:table-cell>
          <table:table-cell table:style-name="ce13" office:value-type="float" office:value="1">
            <text:p>1</text:p>
          </table:table-cell>
          <table:table-cell table:style-name="ce13" table:formula="of:=SUM([.V152:.AB152])" office:value-type="float" office:value="3">
            <text:p>3</text:p>
          </table:table-cell>
          <table:table-cell table:style-name="ce4" table:formula="of:=[.I152]+[.O152]+[.U152]+[.AC152]" office:value-type="float" office:value="34">
            <text:p>34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52]+1" office:value-type="float" office:value="152">
            <text:p>152</text:p>
          </table:table-cell>
          <table:table-cell table:style-name="ce3" table:formula="of:=CONCATENATE(&quot;R&quot;; [.A153])" office:value-type="string" office:string-value="R152">
            <text:p>R152</text:p>
          </table:table-cell>
          <table:table-cell table:style-name="ce3" table:formula="of:=CONCATENATE(&quot;Name&quot;; [.A153]; [.B153])" office:value-type="string" office:string-value="Name152R152">
            <text:p>Name152R152</text:p>
          </table:table-cell>
          <table:table-cell table:number-columns-repeated="4"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table:formula="of:=SUM([.D153:.H153])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table:formula="of:=SUM([.J153:.N153])" office:value-type="float" office:value="3">
            <text:p>3</text:p>
          </table:table-cell>
          <table:table-cell table:style-name="ce10" office:value-type="string">
            <text:p>NA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table:formula="of:=SUM([.P153:.T153])" office:value-type="float" office:value="13">
            <text:p>13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153:.AB153])" office:value-type="float" office:value="0">
            <text:p>0</text:p>
          </table:table-cell>
          <table:table-cell table:style-name="ce4" table:formula="of:=[.I153]+[.O153]+[.U153]+[.AC153]" office:value-type="float" office:value="36">
            <text:p>36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53]+1" office:value-type="float" office:value="153">
            <text:p>153</text:p>
          </table:table-cell>
          <table:table-cell table:style-name="ce3" table:formula="of:=CONCATENATE(&quot;R&quot;; [.A154])" office:value-type="string" office:string-value="R153">
            <text:p>R153</text:p>
          </table:table-cell>
          <table:table-cell table:style-name="ce3" table:formula="of:=CONCATENATE(&quot;Name&quot;; [.A154]; [.B154])" office:value-type="string" office:string-value="Name153R153">
            <text:p>Name153R153</text:p>
          </table:table-cell>
          <table:table-cell table:number-columns-repeated="4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formula="of:=SUM([.D154:.H154])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formula="of:=SUM([.J154:.N154])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.5">
            <text:p>4.5</text:p>
          </table:table-cell>
          <table:table-cell table:number-columns-repeated="2" table:style-name="ce10" office:value-type="string">
            <text:p>NA</text:p>
          </table:table-cell>
          <table:table-cell table:style-name="ce10" office:value-type="float" office:value="5">
            <text:p>5</text:p>
          </table:table-cell>
          <table:table-cell table:style-name="ce10" table:formula="of:=SUM([.P154:.T154])" office:value-type="float" office:value="13.5">
            <text:p>13.5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154:.AB154])" office:value-type="float" office:value="0">
            <text:p>0</text:p>
          </table:table-cell>
          <table:table-cell table:style-name="ce4" table:formula="of:=[.I154]+[.O154]+[.U154]+[.AC154]" office:value-type="float" office:value="35.5">
            <text:p>35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54]+1" office:value-type="float" office:value="154">
            <text:p>154</text:p>
          </table:table-cell>
          <table:table-cell table:style-name="ce3" table:formula="of:=CONCATENATE(&quot;R&quot;; [.A155])" office:value-type="string" office:string-value="R154">
            <text:p>R154</text:p>
          </table:table-cell>
          <table:table-cell table:style-name="ce3" table:formula="of:=CONCATENATE(&quot;Name&quot;; [.A155]; [.B155])" office:value-type="string" office:string-value="Name154R154">
            <text:p>Name154R15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SUM([.D155:.H155])" office:value-type="float" office:value="15">
            <text:p>1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55:.N155])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table:formula="of:=SUM([.P155:.T155])" office:value-type="float" office:value="11">
            <text:p>11</text:p>
          </table:table-cell>
          <table:table-cell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number-columns-repeated="2" table:style-name="ce13" office:value-type="float" office:value="2.5">
            <text:p>2.5</text:p>
          </table:table-cell>
          <table:table-cell table:style-name="ce13" office:value-type="float" office:value="2">
            <text:p>2</text:p>
          </table:table-cell>
          <table:table-cell table:style-name="ce13" table:formula="of:=SUM([.V155:.AB155])" office:value-type="float" office:value="7">
            <text:p>7</text:p>
          </table:table-cell>
          <table:table-cell table:style-name="ce4" table:formula="of:=[.I155]+[.O155]+[.U155]+[.AC155]" office:value-type="float" office:value="33">
            <text:p>33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55]+1" office:value-type="float" office:value="155">
            <text:p>155</text:p>
          </table:table-cell>
          <table:table-cell table:style-name="ce3" table:formula="of:=CONCATENATE(&quot;R&quot;; [.A156])" office:value-type="string" office:string-value="R155">
            <text:p>R155</text:p>
          </table:table-cell>
          <table:table-cell table:style-name="ce3" table:formula="of:=CONCATENATE(&quot;Name&quot;; [.A156]; [.B156])" office:value-type="string" office:string-value="Name155R155">
            <text:p>Name155R155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table:formula="of:=SUM([.D156:.H156])" office:value-type="float" office:value="15">
            <text:p>1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table:formula="of:=SUM([.J156:.N156])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56:.T156])" office:value-type="float" office:value="9.5">
            <text:p>9.5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156:.AB156])" office:value-type="float" office:value="0">
            <text:p>0</text:p>
          </table:table-cell>
          <table:table-cell table:style-name="ce4" table:formula="of:=[.I156]+[.O156]+[.U156]+[.AC156]" office:value-type="float" office:value="25.5">
            <text:p>25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56]+1" office:value-type="float" office:value="156">
            <text:p>156</text:p>
          </table:table-cell>
          <table:table-cell table:style-name="ce3" table:formula="of:=CONCATENATE(&quot;R&quot;; [.A157])" office:value-type="string" office:string-value="R156">
            <text:p>R156</text:p>
          </table:table-cell>
          <table:table-cell table:style-name="ce3" table:formula="of:=CONCATENATE(&quot;Name&quot;; [.A157]; [.B157])" office:value-type="string" office:string-value="Name156R156">
            <text:p>Name156R156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office:value-type="float" office:value="0">
            <text:p>0</text:p>
          </table:table-cell>
          <table:table-cell table:style-name="ce4" table:formula="of:=SUM([.D157:.H157])" office:value-type="float" office:value="15">
            <text:p>15</text:p>
          </table:table-cell>
          <table:table-cell table:style-name="ce7" office:value-type="float" office:value="5">
            <text:p>5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table:formula="of:=SUM([.J157:.N157])" office:value-type="float" office:value="5">
            <text:p>5</text:p>
          </table:table-cell>
          <table:table-cell table:style-name="ce10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table:formula="of:=SUM([.P157:.T157])" office:value-type="float" office:value="1">
            <text:p>1</text:p>
          </table:table-cell>
          <table:table-cell table:number-columns-repeated="5" table:style-name="ce13" office:value-type="string">
            <text:p>NA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A</text:p>
          </table:table-cell>
          <table:table-cell table:style-name="ce13" table:formula="of:=SUM([.V157:.AB157])" office:value-type="float" office:value="3">
            <text:p>3</text:p>
          </table:table-cell>
          <table:table-cell table:style-name="ce4" table:formula="of:=[.I157]+[.O157]+[.U157]+[.AC157]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57]+1" office:value-type="float" office:value="157">
            <text:p>157</text:p>
          </table:table-cell>
          <table:table-cell table:style-name="ce3" table:formula="of:=CONCATENATE(&quot;R&quot;; [.A158])" office:value-type="string" office:string-value="R157">
            <text:p>R157</text:p>
          </table:table-cell>
          <table:table-cell table:style-name="ce3" table:formula="of:=CONCATENATE(&quot;Name&quot;; [.A158]; [.B158])" office:value-type="string" office:string-value="Name157R157">
            <text:p>Name157R157</text:p>
          </table:table-cell>
          <table:table-cell table:number-columns-repeated="4"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table:formula="of:=SUM([.D158:.H158])" office:value-type="float" office:value="22">
            <text:p>22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58:.N158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NA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58:.T158])" office:value-type="float" office:value="10.5">
            <text:p>10.5</text:p>
          </table:table-cell>
          <table:table-cell table:number-columns-repeated="3" table:style-name="ce13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string">
            <text:p>NA</text:p>
          </table:table-cell>
          <table:table-cell table:style-name="ce13" table:formula="of:=SUM([.V158:.AB158])" office:value-type="float" office:value="20">
            <text:p>20</text:p>
          </table:table-cell>
          <table:table-cell table:style-name="ce4" table:formula="of:=[.I158]+[.O158]+[.U158]+[.AC158]" office:value-type="float" office:value="52.5">
            <text:p>52.5</text:p>
          </table:table-cell>
          <table:table-cell table:style-name="ce16" office:value-type="float" office:value="1">
            <text:p>1</text:p>
          </table:table-cell>
          <table:table-cell table:number-columns-repeated="993"/>
        </table:table-row>
        <table:table-row table:style-name="ro2">
          <table:table-cell table:style-name="ce2" table:formula="of:=[.A158]+1" office:value-type="float" office:value="158">
            <text:p>158</text:p>
          </table:table-cell>
          <table:table-cell table:style-name="ce3" table:formula="of:=CONCATENATE(&quot;R&quot;; [.A159])" office:value-type="string" office:string-value="R158">
            <text:p>R158</text:p>
          </table:table-cell>
          <table:table-cell table:style-name="ce3" table:formula="of:=CONCATENATE(&quot;Name&quot;; [.A159]; [.B159])" office:value-type="string" office:string-value="Name158R158">
            <text:p>Name158R15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SUM([.D159:.H159])" office:value-type="float" office:value="6">
            <text:p>6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59:.N159])" office:value-type="float" office:value="0">
            <text:p>0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59:.T159])" office:value-type="float" office:value="2.5">
            <text:p>2.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table:formula="of:=SUM([.V159:.AB159])" office:value-type="float" office:value="2">
            <text:p>2</text:p>
          </table:table-cell>
          <table:table-cell table:style-name="ce4" table:formula="of:=[.I159]+[.O159]+[.U159]+[.AC159]" office:value-type="float" office:value="10.5">
            <text:p>10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59]+1" office:value-type="float" office:value="159">
            <text:p>159</text:p>
          </table:table-cell>
          <table:table-cell table:style-name="ce3" table:formula="of:=CONCATENATE(&quot;R&quot;; [.A160])" office:value-type="string" office:string-value="R159">
            <text:p>R159</text:p>
          </table:table-cell>
          <table:table-cell table:style-name="ce3" table:formula="of:=CONCATENATE(&quot;Name&quot;; [.A160]; [.B160])" office:value-type="string" office:string-value="Name159R159">
            <text:p>Name159R159</text:p>
          </table:table-cell>
          <table:table-cell table:number-columns-repeated="3" table:style-name="ce4" office:value-type="float" office:value="5">
            <text:p>5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160:.H160])" office:value-type="float" office:value="15">
            <text:p>1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60:.N160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5">
            <text:p>5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table:formula="of:=SUM([.P160:.T160])" office:value-type="float" office:value="14">
            <text:p>14</text:p>
          </table:table-cell>
          <table:table-cell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table:formula="of:=SUM([.V160:.AB160])" office:value-type="float" office:value="3.5">
            <text:p>3.5</text:p>
          </table:table-cell>
          <table:table-cell table:style-name="ce4" table:formula="of:=[.I160]+[.O160]+[.U160]+[.AC160]" office:value-type="float" office:value="32.5">
            <text:p>32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60]+1" office:value-type="float" office:value="160">
            <text:p>160</text:p>
          </table:table-cell>
          <table:table-cell table:style-name="ce3" table:formula="of:=CONCATENATE(&quot;R&quot;; [.A161])" office:value-type="string" office:string-value="R160">
            <text:p>R160</text:p>
          </table:table-cell>
          <table:table-cell table:style-name="ce3" table:formula="of:=CONCATENATE(&quot;Name&quot;; [.A161]; [.B161])" office:value-type="string" office:string-value="Name160R160">
            <text:p>Name160R16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161:.H161])" office:value-type="float" office:value="11">
            <text:p>11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61:.N161])" office:value-type="float" office:value="0">
            <text:p>0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0" table:formula="of:=SUM([.P161:.T161])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table:formula="of:=SUM([.V161:.AB161])" office:value-type="float" office:value="7">
            <text:p>7</text:p>
          </table:table-cell>
          <table:table-cell table:style-name="ce4" table:formula="of:=[.I161]+[.O161]+[.U161]+[.AC161]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61]+1" office:value-type="float" office:value="161">
            <text:p>161</text:p>
          </table:table-cell>
          <table:table-cell table:style-name="ce3" table:formula="of:=CONCATENATE(&quot;R&quot;; [.A162])" office:value-type="string" office:string-value="R161">
            <text:p>R161</text:p>
          </table:table-cell>
          <table:table-cell table:style-name="ce3" table:formula="of:=CONCATENATE(&quot;Name&quot;; [.A162]; [.B162])" office:value-type="string" office:string-value="Name161R161">
            <text:p>Name161R161</text:p>
          </table:table-cell>
          <table:table-cell table:number-columns-repeated="3" table:style-name="ce4" office:value-type="float" office:value="5">
            <text:p>5</text:p>
          </table:table-cell>
          <table:table-cell table:number-columns-repeated="2" table:style-name="ce4" office:value-type="string">
            <text:p>NA</text:p>
          </table:table-cell>
          <table:table-cell table:style-name="ce4" table:formula="of:=SUM([.D162:.H162])" office:value-type="float" office:value="15">
            <text:p>1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62:.N162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NA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table:formula="of:=SUM([.P162:.T162])" office:value-type="float" office:value="11">
            <text:p>11</text:p>
          </table:table-cell>
          <table:table-cell table:style-name="ce13" office:value-type="float" office:value="2.5">
            <text:p>2.5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1">
            <text:p>1</text:p>
          </table:table-cell>
          <table:table-cell table:style-name="ce13" table:formula="of:=SUM([.V162:.AB162])" office:value-type="float" office:value="5">
            <text:p>5</text:p>
          </table:table-cell>
          <table:table-cell table:style-name="ce4" table:formula="of:=[.I162]+[.O162]+[.U162]+[.AC162]" office:value-type="float" office:value="31">
            <text:p>31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62]+1" office:value-type="float" office:value="162">
            <text:p>162</text:p>
          </table:table-cell>
          <table:table-cell table:style-name="ce3" table:formula="of:=CONCATENATE(&quot;R&quot;; [.A163])" office:value-type="string" office:string-value="R162">
            <text:p>R162</text:p>
          </table:table-cell>
          <table:table-cell table:style-name="ce3" table:formula="of:=CONCATENATE(&quot;Name&quot;; [.A163]; [.B163])" office:value-type="string" office:string-value="Name162R162">
            <text:p>Name162R162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A</text:p>
          </table:table-cell>
          <table:table-cell table:style-name="ce4" table:formula="of:=SUM([.D163:.H163])" office:value-type="float" office:value="17">
            <text:p>17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table:formula="of:=SUM([.J163:.N163])" office:value-type="float" office:value="5">
            <text:p>5</text:p>
          </table:table-cell>
          <table:table-cell table:style-name="ce10" office:value-type="string">
            <text:p>NA</text:p>
          </table:table-cell>
          <table:table-cell table:number-columns-repeated="2" table:style-name="ce10" office:value-type="float" office:value="4">
            <text:p>4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SUM([.P163:.T163])" office:value-type="float" office:value="18">
            <text:p>18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163:.AB163])" office:value-type="float" office:value="0">
            <text:p>0</text:p>
          </table:table-cell>
          <table:table-cell table:style-name="ce4" table:formula="of:=[.I163]+[.O163]+[.U163]+[.AC163]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63]+1" office:value-type="float" office:value="163">
            <text:p>163</text:p>
          </table:table-cell>
          <table:table-cell table:style-name="ce3" table:formula="of:=CONCATENATE(&quot;R&quot;; [.A164])" office:value-type="string" office:string-value="R163">
            <text:p>R163</text:p>
          </table:table-cell>
          <table:table-cell table:style-name="ce3" table:formula="of:=CONCATENATE(&quot;Name&quot;; [.A164]; [.B164])" office:value-type="string" office:string-value="Name163R163">
            <text:p>Name163R163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formula="of:=SUM([.D164:.H164])" office:value-type="float" office:value="15">
            <text:p>1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64:.N164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64:.T164])" office:value-type="float" office:value="5.5">
            <text:p>5.5</text:p>
          </table:table-cell>
          <table:table-cell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NA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0">
            <text:p>0</text:p>
          </table:table-cell>
          <table:table-cell table:style-name="ce13" table:formula="of:=SUM([.V164:.AB164])" office:value-type="float" office:value="3.5">
            <text:p>3.5</text:p>
          </table:table-cell>
          <table:table-cell table:style-name="ce4" table:formula="of:=[.I164]+[.O164]+[.U164]+[.AC164]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64]+1" office:value-type="float" office:value="164">
            <text:p>164</text:p>
          </table:table-cell>
          <table:table-cell table:style-name="ce3" table:formula="of:=CONCATENATE(&quot;R&quot;; [.A165])" office:value-type="string" office:string-value="R164">
            <text:p>R164</text:p>
          </table:table-cell>
          <table:table-cell table:style-name="ce3" table:formula="of:=CONCATENATE(&quot;Name&quot;; [.A165]; [.B165])" office:value-type="string" office:string-value="Name164R164">
            <text:p>Name164R164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table:formula="of:=SUM([.D165:.H165])" office:value-type="float" office:value="22">
            <text:p>22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7" table:formula="of:=SUM([.J165:.N165])" office:value-type="float" office:value="10">
            <text:p>10</text:p>
          </table:table-cell>
          <table:table-cell table:number-columns-repeated="5" table:style-name="ce10" office:value-type="string">
            <text:p>NA</text:p>
          </table:table-cell>
          <table:table-cell table:style-name="ce10" table:formula="of:=SUM([.P165:.T165])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number-columns-repeated="5" table:style-name="ce13" office:value-type="string">
            <text:p>NA</text:p>
          </table:table-cell>
          <table:table-cell table:style-name="ce13" table:formula="of:=SUM([.V165:.AB165])" office:value-type="float" office:value="0">
            <text:p>0</text:p>
          </table:table-cell>
          <table:table-cell table:style-name="ce4" table:formula="of:=[.I165]+[.O165]+[.U165]+[.AC165]" office:value-type="float" office:value="32">
            <text:p>32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65]+1" office:value-type="float" office:value="165">
            <text:p>165</text:p>
          </table:table-cell>
          <table:table-cell table:style-name="ce3" table:formula="of:=CONCATENATE(&quot;R&quot;; [.A166])" office:value-type="string" office:string-value="R165">
            <text:p>R165</text:p>
          </table:table-cell>
          <table:table-cell table:style-name="ce3" table:formula="of:=CONCATENATE(&quot;Name&quot;; [.A166]; [.B166])" office:value-type="string" office:string-value="Name165R165">
            <text:p>Name165R165</text:p>
          </table:table-cell>
          <table:table-cell table:number-columns-repeated="5" table:style-name="ce4" office:value-type="float" office:value="5">
            <text:p>5</text:p>
          </table:table-cell>
          <table:table-cell table:style-name="ce4" table:formula="of:=SUM([.D166:.H166])" office:value-type="float" office:value="25">
            <text:p>2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7" table:formula="of:=SUM([.J166:.N166])" office:value-type="float" office:value="12">
            <text:p>12</text:p>
          </table:table-cell>
          <table:table-cell table:number-columns-repeated="5" table:style-name="ce10" office:value-type="string">
            <text:p>NA</text:p>
          </table:table-cell>
          <table:table-cell table:style-name="ce10" table:formula="of:=SUM([.P166:.T166])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table:formula="of:=SUM([.V166:.AB166])" office:value-type="float" office:value="10.5">
            <text:p>10.5</text:p>
          </table:table-cell>
          <table:table-cell table:style-name="ce4" table:formula="of:=[.I166]+[.O166]+[.U166]+[.AC166]" office:value-type="float" office:value="47.5">
            <text:p>47.5</text:p>
          </table:table-cell>
          <table:table-cell table:style-name="ce16" office:value-type="float" office:value="1">
            <text:p>1</text:p>
          </table:table-cell>
          <table:table-cell table:number-columns-repeated="993"/>
        </table:table-row>
        <table:table-row table:style-name="ro2">
          <table:table-cell table:style-name="ce2" table:formula="of:=[.A166]+1" office:value-type="float" office:value="166">
            <text:p>166</text:p>
          </table:table-cell>
          <table:table-cell table:style-name="ce3" table:formula="of:=CONCATENATE(&quot;R&quot;; [.A167])" office:value-type="string" office:string-value="R166">
            <text:p>R166</text:p>
          </table:table-cell>
          <table:table-cell table:style-name="ce3" table:formula="of:=CONCATENATE(&quot;Name&quot;; [.A167]; [.B167])" office:value-type="string" office:string-value="Name166R166">
            <text:p>Name166R166</text:p>
          </table:table-cell>
          <table:table-cell table:number-columns-repeated="5" table:style-name="ce4" office:value-type="float" office:value="5">
            <text:p>5</text:p>
          </table:table-cell>
          <table:table-cell table:style-name="ce4" table:formula="of:=SUM([.D167:.H167])" office:value-type="float" office:value="25">
            <text:p>2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3">
            <text:p>3</text:p>
          </table:table-cell>
          <table:table-cell table:number-columns-repeated="3" table:style-name="ce7" office:value-type="string">
            <text:p>NA</text:p>
          </table:table-cell>
          <table:table-cell table:style-name="ce7" table:formula="of:=SUM([.J167:.N167])" office:value-type="float" office:value="8">
            <text:p>8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67:.T167])" office:value-type="float" office:value="18.5">
            <text:p>18.5</text:p>
          </table:table-cell>
          <table:table-cell table:number-columns-repeated="7" table:style-name="ce13" office:value-type="string">
            <text:p>NA</text:p>
          </table:table-cell>
          <table:table-cell table:style-name="ce13" table:formula="of:=SUM([.V167:.AB167])" office:value-type="float" office:value="0">
            <text:p>0</text:p>
          </table:table-cell>
          <table:table-cell table:style-name="ce4" table:formula="of:=[.I167]+[.O167]+[.U167]+[.AC167]" office:value-type="float" office:value="51.5">
            <text:p>51.5</text:p>
          </table:table-cell>
          <table:table-cell table:style-name="ce16" office:value-type="float" office:value="1">
            <text:p>1</text:p>
          </table:table-cell>
          <table:table-cell table:number-columns-repeated="993"/>
        </table:table-row>
        <table:table-row table:style-name="ro2">
          <table:table-cell table:style-name="ce2" table:formula="of:=[.A167]+1" office:value-type="float" office:value="167">
            <text:p>167</text:p>
          </table:table-cell>
          <table:table-cell table:style-name="ce3" table:formula="of:=CONCATENATE(&quot;R&quot;; [.A168])" office:value-type="string" office:string-value="R167">
            <text:p>R167</text:p>
          </table:table-cell>
          <table:table-cell table:style-name="ce3" table:formula="of:=CONCATENATE(&quot;Name&quot;; [.A168]; [.B168])" office:value-type="string" office:string-value="Name167R167">
            <text:p>Name167R167</text:p>
          </table:table-cell>
          <table:table-cell table:number-columns-repeated="3" table:style-name="ce4" office:value-type="float" office:value="5">
            <text:p>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SUM([.D168:.H168])" office:value-type="float" office:value="15">
            <text:p>15</text:p>
          </table:table-cell>
          <table:table-cell table:number-columns-repeated="5" table:style-name="ce7" office:value-type="float" office:value="0">
            <text:p>0</text:p>
          </table:table-cell>
          <table:table-cell table:style-name="ce7" table:formula="of:=SUM([.J168:.N168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table:formula="of:=SUM([.P168:.T168])" office:value-type="float" office:value="16">
            <text:p>1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table:formula="of:=SUM([.V168:.AB168])" office:value-type="float" office:value="7">
            <text:p>7</text:p>
          </table:table-cell>
          <table:table-cell table:style-name="ce4" table:formula="of:=[.I168]+[.O168]+[.U168]+[.AC168]" office:value-type="float" office:value="38">
            <text:p>38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68]+1" office:value-type="float" office:value="168">
            <text:p>168</text:p>
          </table:table-cell>
          <table:table-cell table:style-name="ce3" table:formula="of:=CONCATENATE(&quot;R&quot;; [.A169])" office:value-type="string" office:string-value="R168">
            <text:p>R168</text:p>
          </table:table-cell>
          <table:table-cell table:style-name="ce3" table:formula="of:=CONCATENATE(&quot;Name&quot;; [.A169]; [.B169])" office:value-type="string" office:string-value="Name168R168">
            <text:p>Name168R168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NA</text:p>
          </table:table-cell>
          <table:table-cell table:style-name="ce5" table:formula="of:=SUM([.D169:.H169])" office:value-type="float" office:value="10">
            <text:p>10</text:p>
          </table:table-cell>
          <table:table-cell table:number-columns-repeated="5" table:style-name="ce8" office:value-type="string">
            <text:p>NA</text:p>
          </table:table-cell>
          <table:table-cell table:style-name="ce8" table:formula="of:=SUM([.J169:.N169])" office:value-type="float" office:value="0">
            <text:p>0</text:p>
          </table:table-cell>
          <table:table-cell table:style-name="ce11" office:value-type="string">
            <text:p>NA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5">
            <text:p>5</text:p>
          </table:table-cell>
          <table:table-cell table:style-name="ce11" table:formula="of:=SUM([.P169:.T169])" office:value-type="float" office:value="18">
            <text:p>18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">
            <text:p>1</text:p>
          </table:table-cell>
          <table:table-cell table:style-name="ce14" table:formula="of:=SUM([.V169:.AB169])" office:value-type="float" office:value="8">
            <text:p>8</text:p>
          </table:table-cell>
          <table:table-cell table:style-name="ce5" table:formula="of:=[.I169]+[.O169]+[.U169]+[.AC169]" office:value-type="float" office:value="36">
            <text:p>36</text:p>
          </table:table-cell>
          <table:table-cell table:style-name="ce11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69]+1" office:value-type="float" office:value="169">
            <text:p>169</text:p>
          </table:table-cell>
          <table:table-cell table:style-name="ce3" table:formula="of:=CONCATENATE(&quot;R&quot;; [.A170])" office:value-type="string" office:string-value="R169">
            <text:p>R169</text:p>
          </table:table-cell>
          <table:table-cell table:style-name="ce3" table:formula="of:=CONCATENATE(&quot;Name&quot;; [.A170]; [.B170])" office:value-type="string" office:string-value="Name169R169">
            <text:p>Name169R16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string">
            <text:p>NA</text:p>
          </table:table-cell>
          <table:table-cell table:style-name="ce4" table:formula="of:=SUM([.D170:.H170])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table:formula="of:=SUM([.J170:.N170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table:formula="of:=SUM([.P170:.T170])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number-columns-repeated="4" table:style-name="ce13" office:value-type="string">
            <text:p>NA</text:p>
          </table:table-cell>
          <table:table-cell table:style-name="ce13" table:formula="of:=SUM([.V170:.AB170])" office:value-type="float" office:value="0">
            <text:p>0</text:p>
          </table:table-cell>
          <table:table-cell table:style-name="ce4" table:formula="of:=[.I170]+[.O170]+[.U170]+[.AC170]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70]+1" office:value-type="float" office:value="170">
            <text:p>170</text:p>
          </table:table-cell>
          <table:table-cell table:style-name="ce3" table:formula="of:=CONCATENATE(&quot;R&quot;; [.A171])" office:value-type="string" office:string-value="R170">
            <text:p>R170</text:p>
          </table:table-cell>
          <table:table-cell table:style-name="ce3" table:formula="of:=CONCATENATE(&quot;Name&quot;; [.A171]; [.B171])" office:value-type="string" office:string-value="Name170R170">
            <text:p>Name170R170</text:p>
          </table:table-cell>
          <table:table-cell table:number-columns-repeated="5" table:style-name="ce4" office:value-type="string">
            <text:p>NA</text:p>
          </table:table-cell>
          <table:table-cell table:style-name="ce4" table:formula="of:=SUM([.D171:.H171])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NA</text:p>
          </table:table-cell>
          <table:table-cell table:style-name="ce7" table:formula="of:=SUM([.J171:.N171]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SUM([.P171:.T171])" office:value-type="float" office:value="16">
            <text:p>1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string">
            <text:p>NA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table:formula="of:=SUM([.V171:.AB171])" office:value-type="float" office:value="12">
            <text:p>12</text:p>
          </table:table-cell>
          <table:table-cell table:style-name="ce4" table:formula="of:=[.I171]+[.O171]+[.U171]+[.AC171]" office:value-type="float" office:value="31">
            <text:p>31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71]+1" office:value-type="float" office:value="171">
            <text:p>171</text:p>
          </table:table-cell>
          <table:table-cell table:style-name="ce3" table:formula="of:=CONCATENATE(&quot;R&quot;; [.A172])" office:value-type="string" office:string-value="R171">
            <text:p>R171</text:p>
          </table:table-cell>
          <table:table-cell table:style-name="ce3" table:formula="of:=CONCATENATE(&quot;Name&quot;; [.A172]; [.B172])" office:value-type="string" office:string-value="Name171R171">
            <text:p>Name171R171</text:p>
          </table:table-cell>
          <table:table-cell table:number-columns-repeated="5" table:style-name="ce4" office:value-type="string">
            <text:p>NA</text:p>
          </table:table-cell>
          <table:table-cell table:style-name="ce4" table:formula="of:=SUM([.D172:.H172])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string">
            <text:p>NA</text:p>
          </table:table-cell>
          <table:table-cell table:style-name="ce7" table:formula="of:=SUM([.J172:.N172])" office:value-type="float" office:value="2">
            <text:p>2</text:p>
          </table:table-cell>
          <table:table-cell table:style-name="ce10" office:value-type="string">
            <text:p>NA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.5">
            <text:p>2.5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SUM([.P172:.T172])" office:value-type="float" office:value="16.5">
            <text:p>16.5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 table:formula="of:=SUM([.V172:.AB172])" office:value-type="float" office:value="13.5">
            <text:p>13.5</text:p>
          </table:table-cell>
          <table:table-cell table:style-name="ce4" table:formula="of:=[.I172]+[.O172]+[.U172]+[.AC172]" office:value-type="float" office:value="32">
            <text:p>32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72]+1" office:value-type="float" office:value="172">
            <text:p>172</text:p>
          </table:table-cell>
          <table:table-cell table:style-name="ce3" table:formula="of:=CONCATENATE(&quot;R&quot;; [.A173])" office:value-type="string" office:string-value="R172">
            <text:p>R172</text:p>
          </table:table-cell>
          <table:table-cell table:style-name="ce3" table:formula="of:=CONCATENATE(&quot;Name&quot;; [.A173]; [.B173])" office:value-type="string" office:string-value="Name172R172">
            <text:p>Name172R17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173:.H173])" office:value-type="float" office:value="5">
            <text:p>5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table:formula="of:=SUM([.J173:.N173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NA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table:formula="of:=SUM([.P173:.T173])" office:value-type="float" office:value="5">
            <text:p>5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NA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1">
            <text:p>1</text:p>
          </table:table-cell>
          <table:table-cell table:style-name="ce13" table:formula="of:=SUM([.V173:.AB173])" office:value-type="float" office:value="3.5">
            <text:p>3.5</text:p>
          </table:table-cell>
          <table:table-cell table:style-name="ce4" table:formula="of:=[.I173]+[.O173]+[.U173]+[.AC173]" office:value-type="float" office:value="13.5">
            <text:p>13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73]+1" office:value-type="float" office:value="173">
            <text:p>173</text:p>
          </table:table-cell>
          <table:table-cell table:style-name="ce3" table:formula="of:=CONCATENATE(&quot;R&quot;; [.A174])" office:value-type="string" office:string-value="R173">
            <text:p>R173</text:p>
          </table:table-cell>
          <table:table-cell table:style-name="ce3" table:formula="of:=CONCATENATE(&quot;Name&quot;; [.A174]; [.B174])" office:value-type="string" office:string-value="Name173R173">
            <text:p>Name173R173</text:p>
          </table:table-cell>
          <table:table-cell table:style-name="ce4" office:value-type="string">
            <text:p>NA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174:.H174])" office:value-type="float" office:value="5">
            <text:p>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74:.N174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74:.T174])" office:value-type="float" office:value="7.5">
            <text:p>7.5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2">
            <text:p>2</text:p>
          </table:table-cell>
          <table:table-cell table:style-name="ce13" table:formula="of:=SUM([.V174:.AB174])" office:value-type="float" office:value="2">
            <text:p>2</text:p>
          </table:table-cell>
          <table:table-cell table:style-name="ce4" table:formula="of:=[.I174]+[.O174]+[.U174]+[.AC174]" office:value-type="float" office:value="14.5">
            <text:p>14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74]+1" office:value-type="float" office:value="174">
            <text:p>174</text:p>
          </table:table-cell>
          <table:table-cell table:style-name="ce3" table:formula="of:=CONCATENATE(&quot;R&quot;; [.A175])" office:value-type="string" office:string-value="R174">
            <text:p>R174</text:p>
          </table:table-cell>
          <table:table-cell table:style-name="ce3" table:formula="of:=CONCATENATE(&quot;Name&quot;; [.A175]; [.B175])" office:value-type="string" office:string-value="Name174R174">
            <text:p>Name174R174</text:p>
          </table:table-cell>
          <table:table-cell table:number-columns-repeated="5" table:style-name="ce4" office:value-type="string">
            <text:p>NA</text:p>
          </table:table-cell>
          <table:table-cell table:style-name="ce4" table:formula="of:=SUM([.D175:.H175])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string">
            <text:p>NA</text:p>
          </table:table-cell>
          <table:table-cell table:style-name="ce7" table:formula="of:=SUM([.J175:.N175])" office:value-type="float" office:value="3">
            <text:p>3</text:p>
          </table:table-cell>
          <table:table-cell table:style-name="ce10" office:value-type="string">
            <text:p>NA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table:formula="of:=SUM([.P175:.T175])" office:value-type="float" office:value="11">
            <text:p>11</text:p>
          </table:table-cell>
          <table:table-cell table:style-name="ce13" office:value-type="string">
            <text:p>NA</text:p>
          </table:table-cell>
          <table:table-cell table:style-name="ce13" office:value-type="float" office:value="2.5">
            <text:p>2.5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table:formula="of:=SUM([.V175:.AB175])" office:value-type="float" office:value="3.5">
            <text:p>3.5</text:p>
          </table:table-cell>
          <table:table-cell table:style-name="ce4" table:formula="of:=[.I175]+[.O175]+[.U175]+[.AC175]" office:value-type="float" office:value="17.5">
            <text:p>17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75]+1" office:value-type="float" office:value="175">
            <text:p>175</text:p>
          </table:table-cell>
          <table:table-cell table:style-name="ce3" table:formula="of:=CONCATENATE(&quot;R&quot;; [.A176])" office:value-type="string" office:string-value="R175">
            <text:p>R175</text:p>
          </table:table-cell>
          <table:table-cell table:style-name="ce3" table:formula="of:=CONCATENATE(&quot;Name&quot;; [.A176]; [.B176])" office:value-type="string" office:string-value="Name175R175">
            <text:p>Name175R175</text:p>
          </table:table-cell>
          <table:table-cell table:number-columns-repeated="5" table:style-name="ce4" office:value-type="string">
            <text:p>NA</text:p>
          </table:table-cell>
          <table:table-cell table:style-name="ce4" table:formula="of:=SUM([.D176:.H176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table:formula="of:=SUM([.J176:.N176])" office:value-type="float" office:value="1">
            <text:p>1</text:p>
          </table:table-cell>
          <table:table-cell table:style-name="ce10" office:value-type="string">
            <text:p>NA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table:formula="of:=SUM([.P176:.T176])" office:value-type="float" office:value="7">
            <text:p>7</text:p>
          </table:table-cell>
          <table:table-cell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table:formula="of:=SUM([.V176:.AB176])" office:value-type="float" office:value="6">
            <text:p>6</text:p>
          </table:table-cell>
          <table:table-cell table:style-name="ce4" table:formula="of:=[.I176]+[.O176]+[.U176]+[.AC176]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76]+1" office:value-type="float" office:value="176">
            <text:p>176</text:p>
          </table:table-cell>
          <table:table-cell table:style-name="ce3" table:formula="of:=CONCATENATE(&quot;R&quot;; [.A177])" office:value-type="string" office:string-value="R176">
            <text:p>R176</text:p>
          </table:table-cell>
          <table:table-cell table:style-name="ce3" table:formula="of:=CONCATENATE(&quot;Name&quot;; [.A177]; [.B177])" office:value-type="string" office:string-value="Name176R176">
            <text:p>Name176R176</text:p>
          </table:table-cell>
          <table:table-cell table:number-columns-repeated="2" table:style-name="ce4" office:value-type="float" office:value="5">
            <text:p>5</text:p>
          </table:table-cell>
          <table:table-cell table:number-columns-repeated="2" table:style-name="ce4" office:value-type="string">
            <text:p>NA</text:p>
          </table:table-cell>
          <table:table-cell table:style-name="ce4" office:value-type="float" office:value="0">
            <text:p>0</text:p>
          </table:table-cell>
          <table:table-cell table:style-name="ce4" table:formula="of:=SUM([.D177:.H177])" office:value-type="float" office:value="10">
            <text:p>10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77:.N177])" office:value-type="float" office:value="0">
            <text:p>0</text:p>
          </table:table-cell>
          <table:table-cell table:number-columns-repeated="3"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table:formula="of:=SUM([.P177:.T177])" office:value-type="float" office:value="5">
            <text:p>5</text:p>
          </table:table-cell>
          <table:table-cell table:style-name="ce13" office:value-type="string">
            <text:p>NA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NA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A</text:p>
          </table:table-cell>
          <table:table-cell table:style-name="ce13" office:value-type="float" office:value="3.5">
            <text:p>3.5</text:p>
          </table:table-cell>
          <table:table-cell table:style-name="ce13" office:value-type="float" office:value="1">
            <text:p>1</text:p>
          </table:table-cell>
          <table:table-cell table:style-name="ce13" table:formula="of:=SUM([.V177:.AB177])" office:value-type="float" office:value="8.5">
            <text:p>8.5</text:p>
          </table:table-cell>
          <table:table-cell table:style-name="ce4" table:formula="of:=[.I177]+[.O177]+[.U177]+[.AC177]" office:value-type="float" office:value="23.5">
            <text:p>23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77]+1" office:value-type="float" office:value="177">
            <text:p>177</text:p>
          </table:table-cell>
          <table:table-cell table:style-name="ce3" table:formula="of:=CONCATENATE(&quot;R&quot;; [.A178])" office:value-type="string" office:string-value="R177">
            <text:p>R177</text:p>
          </table:table-cell>
          <table:table-cell table:style-name="ce3" table:formula="of:=CONCATENATE(&quot;Name&quot;; [.A178]; [.B178])" office:value-type="string" office:string-value="Name177R177">
            <text:p>Name177R17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178:.H178])" office:value-type="float" office:value="5">
            <text:p>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78:.N178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table:formula="of:=SUM([.P178:.T178])" office:value-type="float" office:value="11">
            <text:p>11</text:p>
          </table:table-cell>
          <table:table-cell table:number-columns-repeated="5" table:style-name="ce13" office:value-type="string">
            <text:p>NA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table:formula="of:=SUM([.V178:.AB178])" office:value-type="float" office:value="2">
            <text:p>2</text:p>
          </table:table-cell>
          <table:table-cell table:style-name="ce4" table:formula="of:=[.I178]+[.O178]+[.U178]+[.AC178]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78]+1" office:value-type="float" office:value="178">
            <text:p>178</text:p>
          </table:table-cell>
          <table:table-cell table:style-name="ce3" table:formula="of:=CONCATENATE(&quot;R&quot;; [.A179])" office:value-type="string" office:string-value="R178">
            <text:p>R178</text:p>
          </table:table-cell>
          <table:table-cell table:style-name="ce3" table:formula="of:=CONCATENATE(&quot;Name&quot;; [.A179]; [.B179])" office:value-type="string" office:string-value="Name178R178">
            <text:p>Name178R178</text:p>
          </table:table-cell>
          <table:table-cell table:number-columns-repeated="5" table:style-name="ce4" office:value-type="string">
            <text:p>NA</text:p>
          </table:table-cell>
          <table:table-cell table:style-name="ce4" table:formula="of:=SUM([.D179:.H179])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table:formula="of:=SUM([.J179:.N179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table:formula="of:=SUM([.P179:.T179])" office:value-type="float" office:value="0">
            <text:p>0</text:p>
          </table:table-cell>
          <table:table-cell table:number-columns-repeated="3"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1">
            <text:p>1</text:p>
          </table:table-cell>
          <table:table-cell table:style-name="ce13" table:formula="of:=SUM([.V179:.AB179])" office:value-type="float" office:value="2.5">
            <text:p>2.5</text:p>
          </table:table-cell>
          <table:table-cell table:style-name="ce4" table:formula="of:=[.I179]+[.O179]+[.U179]+[.AC179]" office:value-type="float" office:value="2.5">
            <text:p>2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79]+1" office:value-type="float" office:value="179">
            <text:p>179</text:p>
          </table:table-cell>
          <table:table-cell table:style-name="ce3" table:formula="of:=CONCATENATE(&quot;R&quot;; [.A180])" office:value-type="string" office:string-value="R179">
            <text:p>R179</text:p>
          </table:table-cell>
          <table:table-cell table:style-name="ce3" table:formula="of:=CONCATENATE(&quot;Name&quot;; [.A180]; [.B180])" office:value-type="string" office:string-value="Name179R179">
            <text:p>Name179R179</text:p>
          </table:table-cell>
          <table:table-cell table:number-columns-repeated="5" table:style-name="ce4" office:value-type="string">
            <text:p>NA</text:p>
          </table:table-cell>
          <table:table-cell table:style-name="ce4" table:formula="of:=SUM([.D180:.H180])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table:formula="of:=SUM([.J180:.N180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NA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80:.T180])" office:value-type="float" office:value="10.5">
            <text:p>10.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5">
            <text:p>5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table:formula="of:=SUM([.V180:.AB180])" office:value-type="float" office:value="7">
            <text:p>7</text:p>
          </table:table-cell>
          <table:table-cell table:style-name="ce4" table:formula="of:=[.I180]+[.O180]+[.U180]+[.AC180]" office:value-type="float" office:value="17.5">
            <text:p>17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80]+1" office:value-type="float" office:value="180">
            <text:p>180</text:p>
          </table:table-cell>
          <table:table-cell table:style-name="ce3" table:formula="of:=CONCATENATE(&quot;R&quot;; [.A181])" office:value-type="string" office:string-value="R180">
            <text:p>R180</text:p>
          </table:table-cell>
          <table:table-cell table:style-name="ce3" table:formula="of:=CONCATENATE(&quot;Name&quot;; [.A181]; [.B181])" office:value-type="string" office:string-value="Name180R180">
            <text:p>Name180R180</text:p>
          </table:table-cell>
          <table:table-cell table:number-columns-repeated="5" table:style-name="ce4" office:value-type="string">
            <text:p>NA</text:p>
          </table:table-cell>
          <table:table-cell table:style-name="ce4" table:formula="of:=SUM([.D181:.H181])" office:value-type="float" office:value="0">
            <text:p>0</text:p>
          </table:table-cell>
          <table:table-cell table:number-columns-repeated="5" table:style-name="ce7" office:value-type="float" office:value="0">
            <text:p>0</text:p>
          </table:table-cell>
          <table:table-cell table:style-name="ce7" table:formula="of:=SUM([.J181:.N181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81:.T181])" office:value-type="float" office:value="5.5">
            <text:p>5.5</text:p>
          </table:table-cell>
          <table:table-cell table:number-columns-repeated="2" table:style-name="ce13" office:value-type="string">
            <text:p>NA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0">
            <text:p>0</text:p>
          </table:table-cell>
          <table:table-cell table:style-name="ce13" table:formula="of:=SUM([.V181:.AB181])" office:value-type="float" office:value="1.5">
            <text:p>1.5</text:p>
          </table:table-cell>
          <table:table-cell table:style-name="ce4" table:formula="of:=[.I181]+[.O181]+[.U181]+[.AC181]" office:value-type="float" office:value="7">
            <text:p>7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81]+1" office:value-type="float" office:value="181">
            <text:p>181</text:p>
          </table:table-cell>
          <table:table-cell table:style-name="ce3" table:formula="of:=CONCATENATE(&quot;R&quot;; [.A182])" office:value-type="string" office:string-value="R181">
            <text:p>R181</text:p>
          </table:table-cell>
          <table:table-cell table:style-name="ce3" table:formula="of:=CONCATENATE(&quot;Name&quot;; [.A182]; [.B182])" office:value-type="string" office:string-value="Name181R181">
            <text:p>Name181R181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A</text:p>
          </table:table-cell>
          <table:table-cell table:style-name="ce4" table:formula="of:=SUM([.D182:.H182])" office:value-type="float" office:value="10">
            <text:p>10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number-columns-repeated="3" table:style-name="ce7" office:value-type="string">
            <text:p>NA</text:p>
          </table:table-cell>
          <table:table-cell table:style-name="ce7" table:formula="of:=SUM([.J182:.N182])" office:value-type="float" office:value="0">
            <text:p>0</text:p>
          </table:table-cell>
          <table:table-cell table:number-columns-repeated="5" table:style-name="ce10" office:value-type="string">
            <text:p>NA</text:p>
          </table:table-cell>
          <table:table-cell table:style-name="ce10" table:formula="of:=SUM([.P182:.T182])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table:formula="of:=SUM([.V182:.AB182])" office:value-type="float" office:value="5">
            <text:p>5</text:p>
          </table:table-cell>
          <table:table-cell table:style-name="ce4" table:formula="of:=[.I182]+[.O182]+[.U182]+[.AC182]" office:value-type="float" office:value="15">
            <text:p>1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82]+1" office:value-type="float" office:value="182">
            <text:p>182</text:p>
          </table:table-cell>
          <table:table-cell table:style-name="ce3" table:formula="of:=CONCATENATE(&quot;R&quot;; [.A183])" office:value-type="string" office:string-value="R182">
            <text:p>R182</text:p>
          </table:table-cell>
          <table:table-cell table:style-name="ce3" table:formula="of:=CONCATENATE(&quot;Name&quot;; [.A183]; [.B183])" office:value-type="string" office:string-value="Name182R182">
            <text:p>Name182R182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formula="of:=SUM([.D183:.H183])" office:value-type="float" office:value="15">
            <text:p>1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83:.N183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table:formula="of:=SUM([.P183:.T183])" office:value-type="float" office:value="12">
            <text:p>12</text:p>
          </table:table-cell>
          <table:table-cell table:number-columns-repeated="5" table:style-name="ce13" office:value-type="string">
            <text:p>NA</text:p>
          </table:table-cell>
          <table:table-cell table:style-name="ce13" office:value-type="float" office:value="3.5">
            <text:p>3.5</text:p>
          </table:table-cell>
          <table:table-cell table:style-name="ce13" office:value-type="float" office:value="2">
            <text:p>2</text:p>
          </table:table-cell>
          <table:table-cell table:style-name="ce13" table:formula="of:=SUM([.V183:.AB183])" office:value-type="float" office:value="5.5">
            <text:p>5.5</text:p>
          </table:table-cell>
          <table:table-cell table:style-name="ce4" table:formula="of:=[.I183]+[.O183]+[.U183]+[.AC183]" office:value-type="float" office:value="32.5">
            <text:p>32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83]+1" office:value-type="float" office:value="183">
            <text:p>183</text:p>
          </table:table-cell>
          <table:table-cell table:style-name="ce3" table:formula="of:=CONCATENATE(&quot;R&quot;; [.A184])" office:value-type="string" office:string-value="R183">
            <text:p>R183</text:p>
          </table:table-cell>
          <table:table-cell table:style-name="ce3" table:formula="of:=CONCATENATE(&quot;Name&quot;; [.A184]; [.B184])" office:value-type="string" office:string-value="Name183R183">
            <text:p>Name183R183</text:p>
          </table:table-cell>
          <table:table-cell table:number-columns-repeated="5" table:style-name="ce4" office:value-type="string">
            <text:p>NA</text:p>
          </table:table-cell>
          <table:table-cell table:style-name="ce4" table:formula="of:=SUM([.D184:.H184])" office:value-type="float" office:value="0">
            <text:p>0</text:p>
          </table:table-cell>
          <table:table-cell table:number-columns-repeated="5" table:style-name="ce7" office:value-type="float" office:value="0">
            <text:p>0</text:p>
          </table:table-cell>
          <table:table-cell table:style-name="ce7" table:formula="of:=SUM([.J184:.N184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84:.T184])" office:value-type="float" office:value="9.5">
            <text:p>9.5</text:p>
          </table:table-cell>
          <table:table-cell table:style-name="ce13" office:value-type="string">
            <text:p>NA</text:p>
          </table:table-cell>
          <table:table-cell table:style-name="ce13" office:value-type="float" office:value="2.5">
            <text:p>2.5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table:formula="of:=SUM([.V184:.AB184])" office:value-type="float" office:value="4.5">
            <text:p>4.5</text:p>
          </table:table-cell>
          <table:table-cell table:style-name="ce4" table:formula="of:=[.I184]+[.O184]+[.U184]+[.AC184]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84]+1" office:value-type="float" office:value="184">
            <text:p>184</text:p>
          </table:table-cell>
          <table:table-cell table:style-name="ce3" table:formula="of:=CONCATENATE(&quot;R&quot;; [.A185])" office:value-type="string" office:string-value="R184">
            <text:p>R184</text:p>
          </table:table-cell>
          <table:table-cell table:style-name="ce3" table:formula="of:=CONCATENATE(&quot;Name&quot;; [.A185]; [.B185])" office:value-type="string" office:string-value="Name184R184">
            <text:p>Name184R184</text:p>
          </table:table-cell>
          <table:table-cell table:number-columns-repeated="5" table:style-name="ce4" office:value-type="string">
            <text:p>NA</text:p>
          </table:table-cell>
          <table:table-cell table:style-name="ce4" table:formula="of:=SUM([.D185:.H185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table:formula="of:=SUM([.J185:.N185])" office:value-type="float" office:value="1">
            <text:p>1</text:p>
          </table:table-cell>
          <table:table-cell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table:formula="of:=SUM([.P185:.T185])" office:value-type="float" office:value="5">
            <text:p>5</text:p>
          </table:table-cell>
          <table:table-cell table:number-columns-repeated="2"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table:formula="of:=SUM([.V185:.AB185])" office:value-type="float" office:value="5">
            <text:p>5</text:p>
          </table:table-cell>
          <table:table-cell table:style-name="ce4" table:formula="of:=[.I185]+[.O185]+[.U185]+[.AC185]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85]+1" office:value-type="float" office:value="185">
            <text:p>185</text:p>
          </table:table-cell>
          <table:table-cell table:style-name="ce3" table:formula="of:=CONCATENATE(&quot;R&quot;; [.A186])" office:value-type="string" office:string-value="R185">
            <text:p>R185</text:p>
          </table:table-cell>
          <table:table-cell table:style-name="ce3" table:formula="of:=CONCATENATE(&quot;Name&quot;; [.A186]; [.B186])" office:value-type="string" office:string-value="Name185R185">
            <text:p>Name185R18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SUM([.D186:.H186])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table:formula="of:=SUM([.J186:.N186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5">
            <text:p>0.5</text:p>
          </table:table-cell>
          <table:table-cell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table:formula="of:=SUM([.P186:.T186])" office:value-type="float" office:value="3.5">
            <text:p>3.5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table:formula="of:=SUM([.V186:.AB186])" office:value-type="float" office:value="1">
            <text:p>1</text:p>
          </table:table-cell>
          <table:table-cell table:style-name="ce4" table:formula="of:=[.I186]+[.O186]+[.U186]+[.AC186]" office:value-type="float" office:value="12.5">
            <text:p>12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86]+1" office:value-type="float" office:value="186">
            <text:p>186</text:p>
          </table:table-cell>
          <table:table-cell table:style-name="ce3" table:formula="of:=CONCATENATE(&quot;R&quot;; [.A187])" office:value-type="string" office:string-value="R186">
            <text:p>R186</text:p>
          </table:table-cell>
          <table:table-cell table:style-name="ce3" table:formula="of:=CONCATENATE(&quot;Name&quot;; [.A187]; [.B187])" office:value-type="string" office:string-value="Name186R186">
            <text:p>Name186R186</text:p>
          </table:table-cell>
          <table:table-cell table:style-name="ce4" office:value-type="string">
            <text:p>NA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SUM([.D187:.H187])" office:value-type="float" office:value="5">
            <text:p>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87:.N187])" office:value-type="float" office:value="0">
            <text:p>0</text:p>
          </table:table-cell>
          <table:table-cell table:number-columns-repeated="5" table:style-name="ce10" office:value-type="string">
            <text:p>NA</text:p>
          </table:table-cell>
          <table:table-cell table:style-name="ce10" table:formula="of:=SUM([.P187:.T187])" office:value-type="float" office:value="0">
            <text:p>0</text:p>
          </table:table-cell>
          <table:table-cell table:number-columns-repeated="6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table:formula="of:=SUM([.V187:.AB187])" office:value-type="float" office:value="0">
            <text:p>0</text:p>
          </table:table-cell>
          <table:table-cell table:style-name="ce4" table:formula="of:=[.I187]+[.O187]+[.U187]+[.AC187]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87]+1" office:value-type="float" office:value="187">
            <text:p>187</text:p>
          </table:table-cell>
          <table:table-cell table:style-name="ce3" table:formula="of:=CONCATENATE(&quot;R&quot;; [.A188])" office:value-type="string" office:string-value="R187">
            <text:p>R187</text:p>
          </table:table-cell>
          <table:table-cell table:style-name="ce3" table:formula="of:=CONCATENATE(&quot;Name&quot;; [.A188]; [.B188])" office:value-type="string" office:string-value="Name187R187">
            <text:p>Name187R187</text:p>
          </table:table-cell>
          <table:table-cell table:number-columns-repeated="5" table:style-name="ce4" office:value-type="string">
            <text:p>NA</text:p>
          </table:table-cell>
          <table:table-cell table:style-name="ce4" table:formula="of:=SUM([.D188:.H188])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table:formula="of:=SUM([.J188:.N188])" office:value-type="float" office:value="7">
            <text:p>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A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88:.T188])" office:value-type="float" office:value="11.5">
            <text:p>11.5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table:formula="of:=SUM([.V188:.AB188])" office:value-type="float" office:value="4">
            <text:p>4</text:p>
          </table:table-cell>
          <table:table-cell table:style-name="ce4" table:formula="of:=[.I188]+[.O188]+[.U188]+[.AC188]" office:value-type="float" office:value="22.5">
            <text:p>22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88]+1" office:value-type="float" office:value="188">
            <text:p>188</text:p>
          </table:table-cell>
          <table:table-cell table:style-name="ce3" table:formula="of:=CONCATENATE(&quot;R&quot;; [.A189])" office:value-type="string" office:string-value="R188">
            <text:p>R188</text:p>
          </table:table-cell>
          <table:table-cell table:style-name="ce3" table:formula="of:=CONCATENATE(&quot;Name&quot;; [.A189]; [.B189])" office:value-type="string" office:string-value="Name188R188">
            <text:p>Name188R188</text:p>
          </table:table-cell>
          <table:table-cell table:number-columns-repeated="2" table:style-name="ce4" office:value-type="float" office:value="5">
            <text:p>5</text:p>
          </table:table-cell>
          <table:table-cell table:number-columns-repeated="3" table:style-name="ce4" office:value-type="string">
            <text:p>NA</text:p>
          </table:table-cell>
          <table:table-cell table:style-name="ce4" table:formula="of:=SUM([.D189:.H189])" office:value-type="float" office:value="10">
            <text:p>10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89:.N189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table:formula="of:=SUM([.P189:.T189])" office:value-type="float" office:value="0">
            <text:p>0</text:p>
          </table:table-cell>
          <table:table-cell table:number-columns-repeated="5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table:formula="of:=SUM([.V189:.AB189])" office:value-type="float" office:value="0">
            <text:p>0</text:p>
          </table:table-cell>
          <table:table-cell table:style-name="ce4" table:formula="of:=[.I189]+[.O189]+[.U189]+[.AC189]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89]+1" office:value-type="float" office:value="189">
            <text:p>189</text:p>
          </table:table-cell>
          <table:table-cell table:style-name="ce3" table:formula="of:=CONCATENATE(&quot;R&quot;; [.A190])" office:value-type="string" office:string-value="R189">
            <text:p>R189</text:p>
          </table:table-cell>
          <table:table-cell table:style-name="ce3" table:formula="of:=CONCATENATE(&quot;Name&quot;; [.A190]; [.B190])" office:value-type="string" office:string-value="Name189R189">
            <text:p>Name189R189</text:p>
          </table:table-cell>
          <table:table-cell table:number-columns-repeated="2" table:style-name="ce4" office:value-type="float" office:value="5">
            <text:p>5</text:p>
          </table:table-cell>
          <table:table-cell table:number-columns-repeated="3" table:style-name="ce4" office:value-type="string">
            <text:p>NA</text:p>
          </table:table-cell>
          <table:table-cell table:style-name="ce4" table:formula="of:=SUM([.D190:.H190])" office:value-type="float" office:value="10">
            <text:p>10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90:.N190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A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table:formula="of:=SUM([.P190:.T190])" office:value-type="float" office:value="11">
            <text:p>1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string">
            <text:p>NA</text:p>
          </table:table-cell>
          <table:table-cell table:style-name="ce13" office:value-type="float" office:value="1.5">
            <text:p>1.5</text:p>
          </table:table-cell>
          <table:table-cell table:style-name="ce13" office:value-type="string">
            <text:p>NA</text:p>
          </table:table-cell>
          <table:table-cell table:style-name="ce13" table:formula="of:=SUM([.V190:.AB190])" office:value-type="float" office:value="2.5">
            <text:p>2.5</text:p>
          </table:table-cell>
          <table:table-cell table:style-name="ce4" table:formula="of:=[.I190]+[.O190]+[.U190]+[.AC190]" office:value-type="float" office:value="23.5">
            <text:p>23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90]+1" office:value-type="float" office:value="190">
            <text:p>190</text:p>
          </table:table-cell>
          <table:table-cell table:style-name="ce3" table:formula="of:=CONCATENATE(&quot;R&quot;; [.A191])" office:value-type="string" office:string-value="R190">
            <text:p>R190</text:p>
          </table:table-cell>
          <table:table-cell table:style-name="ce3" table:formula="of:=CONCATENATE(&quot;Name&quot;; [.A191]; [.B191])" office:value-type="string" office:string-value="Name190R190">
            <text:p>Name190R190</text:p>
          </table:table-cell>
          <table:table-cell table:number-columns-repeated="5" table:style-name="ce4" office:value-type="string">
            <text:p>NA</text:p>
          </table:table-cell>
          <table:table-cell table:style-name="ce4" table:formula="of:=SUM([.D191:.H191])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table:formula="of:=SUM([.J191:.N191])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NA</text:p>
          </table:table-cell>
          <table:table-cell table:style-name="ce10" office:value-type="float" office:value="5">
            <text:p>5</text:p>
          </table:table-cell>
          <table:table-cell table:style-name="ce10" table:formula="of:=SUM([.P191:.T191])" office:value-type="float" office:value="16">
            <text:p>16</text:p>
          </table:table-cell>
          <table:table-cell table:number-columns-repeated="6" table:style-name="ce13" office:value-type="string">
            <text:p>NA</text:p>
          </table:table-cell>
          <table:table-cell table:style-name="ce13" office:value-type="float" office:value="2">
            <text:p>2</text:p>
          </table:table-cell>
          <table:table-cell table:style-name="ce13" table:formula="of:=SUM([.V191:.AB191])" office:value-type="float" office:value="2">
            <text:p>2</text:p>
          </table:table-cell>
          <table:table-cell table:style-name="ce4" table:formula="of:=[.I191]+[.O191]+[.U191]+[.AC191]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91]+1" office:value-type="float" office:value="191">
            <text:p>191</text:p>
          </table:table-cell>
          <table:table-cell table:style-name="ce3" table:formula="of:=CONCATENATE(&quot;R&quot;; [.A192])" office:value-type="string" office:string-value="R191">
            <text:p>R191</text:p>
          </table:table-cell>
          <table:table-cell table:style-name="ce3" table:formula="of:=CONCATENATE(&quot;Name&quot;; [.A192]; [.B192])" office:value-type="string" office:string-value="Name191R191">
            <text:p>Name191R191</text:p>
          </table:table-cell>
          <table:table-cell table:number-columns-repeated="5" table:style-name="ce4" office:value-type="string">
            <text:p>NA</text:p>
          </table:table-cell>
          <table:table-cell table:style-name="ce4" table:formula="of:=SUM([.D192:.H192])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number-columns-repeated="4" table:style-name="ce7" office:value-type="string">
            <text:p>NA</text:p>
          </table:table-cell>
          <table:table-cell table:style-name="ce7" table:formula="of:=SUM([.J192:.N192])" office:value-type="float" office:value="3">
            <text:p>3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SUM([.P192:.T192])" office:value-type="float" office:value="24">
            <text:p>24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.5">
            <text:p>2.5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table:formula="of:=SUM([.V192:.AB192])" office:value-type="float" office:value="11.5">
            <text:p>11.5</text:p>
          </table:table-cell>
          <table:table-cell table:style-name="ce4" table:formula="of:=[.I192]+[.O192]+[.U192]+[.AC192]" office:value-type="float" office:value="38.5">
            <text:p>38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92]+1" office:value-type="float" office:value="192">
            <text:p>192</text:p>
          </table:table-cell>
          <table:table-cell table:style-name="ce3" table:formula="of:=CONCATENATE(&quot;R&quot;; [.A193])" office:value-type="string" office:string-value="R192">
            <text:p>R192</text:p>
          </table:table-cell>
          <table:table-cell table:style-name="ce3" table:formula="of:=CONCATENATE(&quot;Name&quot;; [.A193]; [.B193])" office:value-type="string" office:string-value="Name192R192">
            <text:p>Name192R19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table:formula="of:=SUM([.D193:.H193])" office:value-type="float" office:value="10">
            <text:p>10</text:p>
          </table:table-cell>
          <table:table-cell table:style-name="ce7" office:value-type="string">
            <text:p>NA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table:formula="of:=SUM([.J193:.N193])" office:value-type="float" office:value="0">
            <text:p>0</text:p>
          </table:table-cell>
          <table:table-cell table:number-columns-repeated="4"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table:formula="of:=SUM([.P193:.T193]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0">
            <text:p>0</text:p>
          </table:table-cell>
          <table:table-cell table:style-name="ce13" table:formula="of:=SUM([.V193:.AB193])" office:value-type="float" office:value="6.5">
            <text:p>6.5</text:p>
          </table:table-cell>
          <table:table-cell table:style-name="ce4" table:formula="of:=[.I193]+[.O193]+[.U193]+[.AC193]" office:value-type="float" office:value="16.5">
            <text:p>16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93]+1" office:value-type="float" office:value="193">
            <text:p>193</text:p>
          </table:table-cell>
          <table:table-cell table:style-name="ce3" table:formula="of:=CONCATENATE(&quot;R&quot;; [.A194])" office:value-type="string" office:string-value="R193">
            <text:p>R193</text:p>
          </table:table-cell>
          <table:table-cell table:style-name="ce3" table:formula="of:=CONCATENATE(&quot;Name&quot;; [.A194]; [.B194])" office:value-type="string" office:string-value="Name193R193">
            <text:p>Name193R19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number-columns-repeated="3" table:style-name="ce4" office:value-type="string">
            <text:p>NA</text:p>
          </table:table-cell>
          <table:table-cell table:style-name="ce4" table:formula="of:=SUM([.D194:.H194])" office:value-type="float" office:value="5">
            <text:p>5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94:.N194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table:formula="of:=SUM([.P194:.T194])" office:value-type="float" office:value="8">
            <text:p>8</text:p>
          </table:table-cell>
          <table:table-cell table:number-columns-repeated="5" table:style-name="ce13" office:value-type="string">
            <text:p>NA</text:p>
          </table:table-cell>
          <table:table-cell table:style-name="ce13" office:value-type="float" office:value="1.5">
            <text:p>1.5</text:p>
          </table:table-cell>
          <table:table-cell table:style-name="ce13" office:value-type="float" office:value="0">
            <text:p>0</text:p>
          </table:table-cell>
          <table:table-cell table:style-name="ce13" table:formula="of:=SUM([.V194:.AB194])" office:value-type="float" office:value="1.5">
            <text:p>1.5</text:p>
          </table:table-cell>
          <table:table-cell table:style-name="ce4" table:formula="of:=[.I194]+[.O194]+[.U194]+[.AC194]" office:value-type="float" office:value="14.5">
            <text:p>14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94]+1" office:value-type="float" office:value="194">
            <text:p>194</text:p>
          </table:table-cell>
          <table:table-cell table:style-name="ce3" table:formula="of:=CONCATENATE(&quot;R&quot;; [.A195])" office:value-type="string" office:string-value="R194">
            <text:p>R194</text:p>
          </table:table-cell>
          <table:table-cell table:style-name="ce3" table:formula="of:=CONCATENATE(&quot;Name&quot;; [.A195]; [.B195])" office:value-type="string" office:string-value="Name194R194">
            <text:p>Name194R19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A</text:p>
          </table:table-cell>
          <table:table-cell table:style-name="ce4" table:formula="of:=SUM([.D195:.H195])" office:value-type="float" office:value="11">
            <text:p>11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95:.N195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table:formula="of:=SUM([.P195:.T195])" office:value-type="float" office:value="13">
            <text:p>13</text:p>
          </table:table-cell>
          <table:table-cell table:number-columns-repeated="5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table:formula="of:=SUM([.V195:.AB195])" office:value-type="float" office:value="1">
            <text:p>1</text:p>
          </table:table-cell>
          <table:table-cell table:style-name="ce4" table:formula="of:=[.I195]+[.O195]+[.U195]+[.AC195]" office:value-type="float" office:value="25">
            <text:p>2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95]+1" office:value-type="float" office:value="195">
            <text:p>195</text:p>
          </table:table-cell>
          <table:table-cell table:style-name="ce3" table:formula="of:=CONCATENATE(&quot;R&quot;; [.A196])" office:value-type="string" office:string-value="R195">
            <text:p>R195</text:p>
          </table:table-cell>
          <table:table-cell table:style-name="ce3" table:formula="of:=CONCATENATE(&quot;Name&quot;; [.A196]; [.B196])" office:value-type="string" office:string-value="Name195R195">
            <text:p>Name195R195</text:p>
          </table:table-cell>
          <table:table-cell table:number-columns-repeated="2" table:style-name="ce4" office:value-type="float" office:value="5">
            <text:p>5</text:p>
          </table:table-cell>
          <table:table-cell table:number-columns-repeated="3" table:style-name="ce4" office:value-type="string">
            <text:p>NA</text:p>
          </table:table-cell>
          <table:table-cell table:style-name="ce4" table:formula="of:=SUM([.D196:.H196])" office:value-type="float" office:value="10">
            <text:p>10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96:.N196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96:.T196])" office:value-type="float" office:value="11.5">
            <text:p>11.5</text:p>
          </table:table-cell>
          <table:table-cell table:number-columns-repeated="4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table:formula="of:=SUM([.V196:.AB196])" office:value-type="float" office:value="6">
            <text:p>6</text:p>
          </table:table-cell>
          <table:table-cell table:style-name="ce4" table:formula="of:=[.I196]+[.O196]+[.U196]+[.AC196]" office:value-type="float" office:value="27.5">
            <text:p>27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96]+1" office:value-type="float" office:value="196">
            <text:p>196</text:p>
          </table:table-cell>
          <table:table-cell table:style-name="ce3" table:formula="of:=CONCATENATE(&quot;R&quot;; [.A197])" office:value-type="string" office:string-value="R196">
            <text:p>R196</text:p>
          </table:table-cell>
          <table:table-cell table:style-name="ce3" table:formula="of:=CONCATENATE(&quot;Name&quot;; [.A197]; [.B197])" office:value-type="string" office:string-value="Name196R196">
            <text:p>Name196R196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string">
            <text:p>NA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SUM([.D197:.H197])" office:value-type="float" office:value="10">
            <text:p>10</text:p>
          </table:table-cell>
          <table:table-cell table:number-columns-repeated="5" table:style-name="ce7" office:value-type="string">
            <text:p>NA</text:p>
          </table:table-cell>
          <table:table-cell table:style-name="ce7" table:formula="of:=SUM([.J197:.N197])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SUM([.P197:.T197])" office:value-type="float" office:value="15">
            <text:p>15</text:p>
          </table:table-cell>
          <table:table-cell table:number-columns-repeated="5"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SUM([.V197:.AB197])" office:value-type="float" office:value="0">
            <text:p>0</text:p>
          </table:table-cell>
          <table:table-cell table:style-name="ce4" table:formula="of:=[.I197]+[.O197]+[.U197]+[.AC197]" office:value-type="float" office:value="25">
            <text:p>2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97]+1" office:value-type="float" office:value="197">
            <text:p>197</text:p>
          </table:table-cell>
          <table:table-cell table:style-name="ce3" table:formula="of:=CONCATENATE(&quot;R&quot;; [.A198])" office:value-type="string" office:string-value="R197">
            <text:p>R197</text:p>
          </table:table-cell>
          <table:table-cell table:style-name="ce3" table:formula="of:=CONCATENATE(&quot;Name&quot;; [.A198]; [.B198])" office:value-type="string" office:string-value="Name197R197">
            <text:p>Name197R197</text:p>
          </table:table-cell>
          <table:table-cell table:number-columns-repeated="5" table:style-name="ce4" office:value-type="string">
            <text:p>NA</text:p>
          </table:table-cell>
          <table:table-cell table:style-name="ce4" table:formula="of:=SUM([.D198:.H198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table:formula="of:=SUM([.J198:.N198])" office:value-type="float" office:value="3">
            <text:p>3</text:p>
          </table:table-cell>
          <table:table-cell table:style-name="ce10" office:value-type="string">
            <text:p>NA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.5">
            <text:p>2.5</text:p>
          </table:table-cell>
          <table:table-cell table:style-name="ce10" table:formula="of:=SUM([.P198:.T198])" office:value-type="float" office:value="13.5">
            <text:p>13.5</text:p>
          </table:table-cell>
          <table:table-cell table:number-columns-repeated="5" table:style-name="ce13" office:value-type="string">
            <text:p>NA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table:formula="of:=SUM([.V198:.AB198])" office:value-type="float" office:value="2">
            <text:p>2</text:p>
          </table:table-cell>
          <table:table-cell table:style-name="ce4" table:formula="of:=[.I198]+[.O198]+[.U198]+[.AC198]" office:value-type="float" office:value="18.5">
            <text:p>18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98]+1" office:value-type="float" office:value="198">
            <text:p>198</text:p>
          </table:table-cell>
          <table:table-cell table:style-name="ce3" table:formula="of:=CONCATENATE(&quot;R&quot;; [.A199])" office:value-type="string" office:string-value="R198">
            <text:p>R198</text:p>
          </table:table-cell>
          <table:table-cell table:style-name="ce3" table:formula="of:=CONCATENATE(&quot;Name&quot;; [.A199]; [.B199])" office:value-type="string" office:string-value="Name198R198">
            <text:p>Name198R198</text:p>
          </table:table-cell>
          <table:table-cell table:number-columns-repeated="5" table:style-name="ce4" office:value-type="string">
            <text:p>NA</text:p>
          </table:table-cell>
          <table:table-cell table:style-name="ce4" table:formula="of:=SUM([.D199:.H199])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table:formula="of:=SUM([.J199:.N199])" office:value-type="float" office:value="5">
            <text:p>5</text:p>
          </table:table-cell>
          <table:table-cell table:number-columns-repeated="3" table:style-name="ce10" office:value-type="string">
            <text:p>NA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SUM([.P199:.T199])" office:value-type="float" office:value="0">
            <text:p>0</text:p>
          </table:table-cell>
          <table:table-cell table:number-columns-repeated="6" table:style-name="ce13" office:value-type="string">
            <text:p>NA</text:p>
          </table:table-cell>
          <table:table-cell table:style-name="ce13" office:value-type="float" office:value="1">
            <text:p>1</text:p>
          </table:table-cell>
          <table:table-cell table:style-name="ce13" table:formula="of:=SUM([.V199:.AB199])" office:value-type="float" office:value="1">
            <text:p>1</text:p>
          </table:table-cell>
          <table:table-cell table:style-name="ce4" table:formula="of:=[.I199]+[.O199]+[.U199]+[.AC199]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199]+1" office:value-type="float" office:value="199">
            <text:p>199</text:p>
          </table:table-cell>
          <table:table-cell table:style-name="ce3" table:formula="of:=CONCATENATE(&quot;R&quot;; [.A200])" office:value-type="string" office:string-value="R199">
            <text:p>R199</text:p>
          </table:table-cell>
          <table:table-cell table:style-name="ce3" table:formula="of:=CONCATENATE(&quot;Name&quot;; [.A200]; [.B200])" office:value-type="string" office:string-value="Name199R199">
            <text:p>Name199R199</text:p>
          </table:table-cell>
          <table:table-cell table:number-columns-repeated="5" table:style-name="ce4" office:value-type="string">
            <text:p>NA</text:p>
          </table:table-cell>
          <table:table-cell table:style-name="ce4" table:formula="of:=SUM([.D200:.H200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NA</text:p>
          </table:table-cell>
          <table:table-cell table:style-name="ce7" table:formula="of:=SUM([.J200:.N200])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table:formula="of:=SUM([.P200:.T200])" office:value-type="float" office:value="17">
            <text:p>1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table:formula="of:=SUM([.V200:.AB200])" office:value-type="float" office:value="6">
            <text:p>6</text:p>
          </table:table-cell>
          <table:table-cell table:style-name="ce4" table:formula="of:=[.I200]+[.O200]+[.U200]+[.AC200]" office:value-type="float" office:value="28">
            <text:p>28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200]+1" office:value-type="float" office:value="200">
            <text:p>200</text:p>
          </table:table-cell>
          <table:table-cell table:style-name="ce3" table:formula="of:=CONCATENATE(&quot;R&quot;; [.A201])" office:value-type="string" office:string-value="R200">
            <text:p>R200</text:p>
          </table:table-cell>
          <table:table-cell table:style-name="ce3" table:formula="of:=CONCATENATE(&quot;Name&quot;; [.A201]; [.B201])" office:value-type="string" office:string-value="Name200R200">
            <text:p>Name200R200</text:p>
          </table:table-cell>
          <table:table-cell table:number-columns-repeated="5" table:style-name="ce4" office:value-type="string">
            <text:p>NA</text:p>
          </table:table-cell>
          <table:table-cell table:style-name="ce4" table:formula="of:=SUM([.D201:.H201])" office:value-type="float" office:value="0">
            <text:p>0</text:p>
          </table:table-cell>
          <table:table-cell table:number-columns-repeated="5" table:style-name="ce7" office:value-type="float" office:value="0">
            <text:p>0</text:p>
          </table:table-cell>
          <table:table-cell table:style-name="ce7" table:formula="of:=SUM([.J201:.N201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NA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.5">
            <text:p>2.5</text:p>
          </table:table-cell>
          <table:table-cell table:style-name="ce10" table:formula="of:=SUM([.P201:.T201])" office:value-type="float" office:value="4.5">
            <text:p>4.5</text:p>
          </table:table-cell>
          <table:table-cell table:style-name="ce13" office:value-type="string">
            <text:p>NA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table:formula="of:=SUM([.V201:.AB201])" office:value-type="float" office:value="2">
            <text:p>2</text:p>
          </table:table-cell>
          <table:table-cell table:style-name="ce4" table:formula="of:=[.I201]+[.O201]+[.U201]+[.AC201]" office:value-type="float" office:value="6.5">
            <text:p>6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201]+1" office:value-type="float" office:value="201">
            <text:p>201</text:p>
          </table:table-cell>
          <table:table-cell table:style-name="ce3" table:formula="of:=CONCATENATE(&quot;R&quot;; [.A202])" office:value-type="string" office:string-value="R201">
            <text:p>R201</text:p>
          </table:table-cell>
          <table:table-cell table:style-name="ce3" table:formula="of:=CONCATENATE(&quot;Name&quot;; [.A202]; [.B202])" office:value-type="string" office:string-value="Name201R201">
            <text:p>Name201R201</text:p>
          </table:table-cell>
          <table:table-cell table:number-columns-repeated="5" table:style-name="ce4" office:value-type="string">
            <text:p>NA</text:p>
          </table:table-cell>
          <table:table-cell table:style-name="ce4" table:formula="of:=SUM([.D202:.H202])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style-name="ce7" table:formula="of:=SUM([.J202:.N202])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.5">
            <text:p>2.5</text:p>
          </table:table-cell>
          <table:table-cell table:style-name="ce10" table:formula="of:=SUM([.P202:.T202])" office:value-type="float" office:value="13.5">
            <text:p>13.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4.5">
            <text:p>4.5</text:p>
          </table:table-cell>
          <table:table-cell table:style-name="ce13" office:value-type="float" office:value="0">
            <text:p>0</text:p>
          </table:table-cell>
          <table:table-cell table:style-name="ce13" table:formula="of:=SUM([.V202:.AB202])" office:value-type="float" office:value="4.5">
            <text:p>4.5</text:p>
          </table:table-cell>
          <table:table-cell table:style-name="ce4" table:formula="of:=[.I202]+[.O202]+[.U202]+[.AC202]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style-name="ce2" table:formula="of:=[.A202]+1" office:value-type="float" office:value="202">
            <text:p>202</text:p>
          </table:table-cell>
          <table:table-cell table:style-name="ce3" table:formula="of:=CONCATENATE(&quot;R&quot;; [.A203])" office:value-type="string" office:string-value="R202">
            <text:p>R202</text:p>
          </table:table-cell>
          <table:table-cell table:style-name="ce3" table:formula="of:=CONCATENATE(&quot;Name&quot;; [.A203]; [.B203])" office:value-type="string" office:string-value="Name202R202">
            <text:p>Name202R202</text:p>
          </table:table-cell>
          <table:table-cell table:number-columns-repeated="5" table:style-name="ce4" office:value-type="string">
            <text:p>NA</text:p>
          </table:table-cell>
          <table:table-cell table:style-name="ce4" table:formula="of:=SUM([.D203:.H203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A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string">
            <text:p>NA</text:p>
          </table:table-cell>
          <table:table-cell table:style-name="ce7" table:formula="of:=SUM([.J203:.N203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NA</text:p>
          </table:table-cell>
          <table:table-cell table:style-name="ce10" office:value-type="float" office:value="2.5">
            <text:p>2.5</text:p>
          </table:table-cell>
          <table:table-cell table:style-name="ce10" table:formula="of:=SUM([.P203:.T203])" office:value-type="float" office:value="3.5">
            <text:p>3.5</text:p>
          </table:table-cell>
          <table:table-cell table:number-columns-repeated="5" table:style-name="ce13" office:value-type="string">
            <text:p>NA</text:p>
          </table:table-cell>
          <table:table-cell table:style-name="ce13" office:value-type="float" office:value="3.5">
            <text:p>3.5</text:p>
          </table:table-cell>
          <table:table-cell table:style-name="ce13" office:value-type="float" office:value="1">
            <text:p>1</text:p>
          </table:table-cell>
          <table:table-cell table:style-name="ce13" table:formula="of:=SUM([.V203:.AB203])" office:value-type="float" office:value="4.5">
            <text:p>4.5</text:p>
          </table:table-cell>
          <table:table-cell table:style-name="ce4" table:formula="of:=[.I203]+[.O203]+[.U203]+[.AC203]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3">
          <table:table-cell table:style-name="ce2" table:formula="of:=[.A203]+1" office:value-type="float" office:value="203">
            <text:p>203</text:p>
          </table:table-cell>
          <table:table-cell table:style-name="ce3" table:formula="of:=CONCATENATE(&quot;R&quot;; [.A204])" office:value-type="string" office:string-value="R203">
            <text:p>R203</text:p>
          </table:table-cell>
          <table:table-cell table:style-name="ce3" table:formula="of:=CONCATENATE(&quot;Name&quot;; [.A204]; [.B204])" office:value-type="string" office:string-value="Name203R203">
            <text:p>Name203R203</text:p>
          </table:table-cell>
          <table:table-cell table:number-columns-repeated="5" table:style-name="ce4" office:value-type="string">
            <text:p>NA</text:p>
          </table:table-cell>
          <table:table-cell table:style-name="ce4" table:formula="of:=SUM([.D204:.H204])" office:value-type="float" office:value="0">
            <text:p>0</text:p>
          </table:table-cell>
          <table:table-cell table:number-columns-repeated="5" table:style-name="ce7" office:value-type="float" office:value="0">
            <text:p>0</text:p>
          </table:table-cell>
          <table:table-cell table:style-name="ce7" table:formula="of:=SUM([.J204:.N204])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.5">
            <text:p>3.5</text:p>
          </table:table-cell>
          <table:table-cell table:style-name="ce10" office:value-type="float" office:value="0">
            <text:p>0</text:p>
          </table:table-cell>
          <table:table-cell table:style-name="ce10" table:formula="of:=SUM([.P204:.T204])" office:value-type="float" office:value="8.5">
            <text:p>8.5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string">
            <text:p>N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table:formula="of:=SUM([.V204:.AB204])" office:value-type="float" office:value="5">
            <text:p>5</text:p>
          </table:table-cell>
          <table:table-cell table:style-name="ce4" table:formula="of:=[.I204]+[.O204]+[.U204]+[.AC204]" office:value-type="float" office:value="13.5">
            <text:p>13.5</text:p>
          </table:table-cell>
          <table:table-cell table:style-name="ce10" office:value-type="float" office:value="2">
            <text:p>2</text:p>
          </table:table-cell>
          <table:table-cell table:number-columns-repeated="993"/>
        </table:table-row>
        <table:table-row table:style-name="ro1" table:number-rows-repeated="9">
          <table:table-cell table:number-columns-repeated="3"/>
          <table:table-cell table:style-name="ce6" table:number-columns-repeated="6"/>
          <table:table-cell table:style-name="ce9" table:number-columns-repeated="6"/>
          <table:table-cell table:style-name="ce12" table:number-columns-repeated="6"/>
          <table:table-cell table:style-name="ce15" table:number-columns-repeated="8"/>
          <table:table-cell table:style-name="ce6"/>
          <table:table-cell table:style-name="ce17"/>
          <table:table-cell table:number-columns-repeated="993"/>
        </table:table-row>
        <table:table-row table:style-name="ro1" table:number-rows-repeated="16">
          <table:table-cell table:number-columns-repeated="3"/>
          <table:table-cell table:style-name="ce6" table:number-columns-repeated="6"/>
          <table:table-cell table:style-name="ce9" table:number-columns-repeated="6"/>
          <table:table-cell table:style-name="ce12" table:number-columns-repeated="6"/>
          <table:table-cell table:style-name="ce15" table:number-columns-repeated="8"/>
          <table:table-cell table:style-name="ce6"/>
          <table:table-cell table:number-columns-repeated="994"/>
        </table:table-row>
        <table:table-row table:style-name="ro1" table:number-rows-repeated="10483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2:Sheet1.AE204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.457cm" fo:margin-bottom="0.838cm" fo:margin-left="1.194cm" fo:margin-right="0.813cm" style:first-page-number="continue" style:scale-to="100%" style:writing-mode="lr-tb"/>
      <style:header-style>
        <style:header-footer-properties fo:min-height="0.751cm" fo:margin-left="0.706cm" fo:margin-right="1.087cm" fo:margin-bottom="0cm"/>
      </style:header-style>
      <style:footer-style>
        <style:header-footer-properties fo:min-height="0.751cm" fo:margin-left="0.706cm" fo:margin-right="1.087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9">29/10/2011</text:date>, <text:time>16:3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omcy</meta:initial-creator>
    <meta:creation-date>2011-05-30T11:50:54</meta:creation-date>
    <dc:creator>Bhaskaran Raman</dc:creator>
    <dc:date>2011-10-29T16:32:10</dc:date>
    <meta:print-date>2011-06-27T13:55:14</meta:print-date>
    <meta:editing-cycles>4</meta:editing-cycles>
    <meta:editing-duration>PT6M30S</meta:editing-duration>
    <meta:document-statistic meta:table-count="3" meta:cell-count="6324" meta:object-count="0"/>
    <meta:generator>LibreOffice/3.3$Linux LibreOffice_project/330m19$Build-401</meta:generator>
  </office:meta>
</office:document-meta>
</file>